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Helvetica, Arial, sans-serif'" style:font-family-asian="'Helvetica, Arial, sans-serif'" style:font-family-complex="'Helvetica, Arial, sans-serif'" fo:background-color="transparent" fo:color="#000000"/>
    </style:style>
    <style:style style:name="T2" style:family="text">
      <style:text-properties fo:font-size="14.00pt" fo:font-weight="normal" fo:font-family="'Helvetica, Arial, sans-serif'" style:font-family-asian="'Helvetica, Arial, sans-serif'" style:font-family-complex="'Helvetica, Arial, sans-serif'" fo:background-color="transparent" fo:color="#000000" fo:font-style="italic"/>
    </style:style>
    <style:style style:name="T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 style:family="text">
      <style:text-properties fo:font-size="14.00pt" fo:font-weight="bold" fo:font-family="'Helvetica, Arial, sans-serif'" style:font-family-asian="'Helvetica, Arial, sans-serif'" style:font-family-complex="'Helvetica, Arial, sans-serif'" fo:background-color="transparent" fo:color="#000000"/>
    </style:style>
    <style:style style:name="T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 style:family="text">
      <style:text-properties fo:font-size="14.00pt" fo:font-weight="bold" fo:font-family="'Helvetica, Arial, sans-serif'" style:font-family-asian="'Helvetica, Arial, sans-serif'" style:font-family-complex="'Helvetica, Arial, sans-serif'" fo:background-color="transparent" fo:color="#000000"/>
    </style:style>
    <style:style style:name="T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8" style:family="text">
      <style:text-properties fo:font-size="18.00pt" fo:font-weight="bold" fo:font-family="'Helvetica, Arial, sans-serif'" style:font-family-asian="'Helvetica, Arial, sans-serif'" style:font-family-complex="'Helvetica, Arial, sans-serif'" fo:background-color="transparent" fo:color="#000000"/>
    </style:style>
    <style:style style:name="T9"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10"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13"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16"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19"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20" style:family="text">
      <style:text-properties fo:font-size="14.00pt" fo:font-weight="bold"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21" style:family="text">
      <style:text-properties fo:font-size="14.00pt" fo:font-weight="bold"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22"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23"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24"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25"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28"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31"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34"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37"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40"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43"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46"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49"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52"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55"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58"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61"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64"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67"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text:display="none"/>
    </style:style>
    <style:style style:name="T70" style:family="text">
      <style:text-properties fo:font-size="14.00pt" fo:font-weight="normal" style:text-underline-mode="continuous" style:text-underline-type="single" style:text-underline-style="solid" style:text-underline-width="normal" fo:font-family="'Helvetica, Arial, sans-serif'" style:font-family-asian="'Helvetica, Arial, sans-serif'" style:font-family-complex="'Helvetica, Arial, sans-serif'"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8.00pt" fo:font-weight="bold" fo:font-family="'Helvetica, Arial, sans-serif'" style:font-family-asian="'Helvetica, Arial, sans-serif'" style:font-family-complex="'Helvetica, Arial, sans-serif'" fo:background-color="transparent" fo:color="#000000"/>
    </style:style>
    <style:style style:name="T7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74" style:family="text">
      <style:text-properties fo:font-size="14.00pt" fo:font-weight="bold" fo:font-family="'Helvetica, Arial, sans-serif'" style:font-family-asian="'Helvetica, Arial, sans-serif'" style:font-family-complex="'Helvetica, Arial, sans-serif'" fo:background-color="transparent" fo:color="#000000"/>
    </style:style>
    <style:style style:name="T7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76" style:family="text">
      <style:text-properties fo:font-size="14.00pt" fo:font-weight="bold" fo:font-family="'Helvetica, Arial, sans-serif'" style:font-family-asian="'Helvetica, Arial, sans-serif'" style:font-family-complex="'Helvetica, Arial, sans-serif'" fo:background-color="transparent" fo:color="#000000"/>
    </style:style>
    <style:style style:name="T7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78" style:family="text">
      <style:text-properties fo:font-size="10.00pt" fo:font-weight="normal" fo:font-family="'DejaVu Sans Mono'" style:font-family-asian="'DejaVu Sans Mono'" style:font-family-complex="'DejaVu Sans Mono'" fo:background-color="#e0e0e0" fo:color="#000000"/>
    </style:style>
    <style:style style:name="T79" style:family="text">
      <style:text-properties fo:font-size="10.00pt" fo:font-weight="bold" fo:font-family="'DejaVu Sans Mono'" style:font-family-asian="'DejaVu Sans Mono'" style:font-family-complex="'DejaVu Sans Mono'" fo:background-color="#e0e0e0"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DejaVu Sans Mono'" style:font-family-asian="'DejaVu Sans Mono'" style:font-family-complex="'DejaVu Sans Mono'" fo:background-color="#e0e0e0" fo:color="#000000"/>
    </style:style>
    <style:style style:name="T82" style:family="text">
      <style:text-properties fo:font-size="10.00pt" fo:font-weight="bold" fo:font-family="'DejaVu Sans Mono'" style:font-family-asian="'DejaVu Sans Mono'" style:font-family-complex="'DejaVu Sans Mono'" fo:background-color="#e0e0e0"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85" style:family="text">
      <style:text-properties fo:font-size="18.00pt" fo:font-weight="bold" fo:font-family="'Helvetica, Arial, sans-serif'" style:font-family-asian="'Helvetica, Arial, sans-serif'" style:font-family-complex="'Helvetica, Arial, sans-serif'" fo:background-color="transparent" fo:color="#000000"/>
    </style:style>
    <style:style style:name="T8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8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8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9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9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93" style:family="text">
      <style:text-properties fo:font-size="18.00pt" fo:font-weight="bold" fo:font-family="'Helvetica, Arial, sans-serif'" style:font-family-asian="'Helvetica, Arial, sans-serif'" style:font-family-complex="'Helvetica, Arial, sans-serif'" fo:background-color="transparent" fo:color="#000000"/>
    </style:style>
    <style:style style:name="T9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9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9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9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0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0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0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0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0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09" style:family="text">
      <style:text-properties fo:font-size="18.00pt" fo:font-weight="bold" fo:font-family="'Helvetica, Arial, sans-serif'" style:font-family-asian="'Helvetica, Arial, sans-serif'" style:font-family-complex="'Helvetica, Arial, sans-serif'" fo:background-color="transparent" fo:color="#000000"/>
    </style:style>
    <style:style style:name="T11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11" style:family="text">
      <style:text-properties fo:font-size="14.00pt" fo:font-weight="bold" fo:font-family="'Helvetica, Arial, sans-serif'" style:font-family-asian="'Helvetica, Arial, sans-serif'" style:font-family-complex="'Helvetica, Arial, sans-serif'" fo:background-color="transparent" fo:color="#000000"/>
    </style:style>
    <style:style style:name="T11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13" style:family="text">
      <style:text-properties fo:font-size="14.00pt" fo:font-weight="bold" fo:font-family="'Helvetica, Arial, sans-serif'" style:font-family-asian="'Helvetica, Arial, sans-serif'" style:font-family-complex="'Helvetica, Arial, sans-serif'" fo:background-color="transparent" fo:color="#000000"/>
    </style:style>
    <style:style style:name="T11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15" style:family="text">
      <style:text-properties fo:font-size="14.00pt" fo:font-weight="bold" fo:font-family="'Helvetica, Arial, sans-serif'" style:font-family-asian="'Helvetica, Arial, sans-serif'" style:font-family-complex="'Helvetica, Arial, sans-serif'" fo:background-color="transparent" fo:color="#000000"/>
    </style:style>
    <style:style style:name="T11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17" style:family="text">
      <style:text-properties fo:font-size="14.00pt" fo:font-weight="bold" fo:font-family="'Helvetica, Arial, sans-serif'" style:font-family-asian="'Helvetica, Arial, sans-serif'" style:font-family-complex="'Helvetica, Arial, sans-serif'" fo:background-color="transparent" fo:color="#000000"/>
    </style:style>
    <style:style style:name="T11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19" style:family="text">
      <style:text-properties fo:font-size="14.00pt" fo:font-weight="bold" fo:font-family="'Helvetica, Arial, sans-serif'" style:font-family-asian="'Helvetica, Arial, sans-serif'" style:font-family-complex="'Helvetica, Arial, sans-serif'" fo:background-color="transparent" fo:color="#000000"/>
    </style:style>
    <style:style style:name="T12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21" style:family="text">
      <style:text-properties fo:font-size="10.00pt" fo:font-weight="normal" fo:font-family="'DejaVu Sans Mono'" style:font-family-asian="'DejaVu Sans Mono'" style:font-family-complex="'DejaVu Sans Mono'" fo:background-color="#e0e0e0" fo:color="#000000"/>
    </style:style>
    <style:style style:name="T122" style:family="text">
      <style:text-properties fo:font-size="10.00pt" fo:font-weight="bold" fo:font-family="'DejaVu Sans Mono'" style:font-family-asian="'DejaVu Sans Mono'" style:font-family-complex="'DejaVu Sans Mono'" fo:background-color="#e0e0e0" fo:color="#000000"/>
    </style:style>
    <style:style style:name="T123" style:family="text">
      <style:text-properties fo:font-size="10.00pt" fo:font-weight="normal" fo:font-family="'DejaVu Sans Mono'" style:font-family-asian="'DejaVu Sans Mono'" style:font-family-complex="'DejaVu Sans Mono'" fo:background-color="#e0e0e0" fo:color="#000000"/>
    </style:style>
    <style:style style:name="T124" style:family="text">
      <style:text-properties fo:font-size="10.00pt" fo:font-weight="normal" style:text-underline-mode="continuous" style:text-underline-type="single" style:text-underline-style="solid" style:text-underline-width="normal" fo:font-family="'DejaVu Sans Mono'" style:font-family-asian="'DejaVu Sans Mono'" style:font-family-complex="'DejaVu Sans Mono'" fo:background-color="#e0e0e0" fo:color="#000000"/>
    </style:style>
    <style:style style:name="T125" style:family="text">
      <style:text-properties fo:font-size="10.00pt" fo:font-weight="normal" fo:font-family="'DejaVu Sans Mono'" style:font-family-asian="'DejaVu Sans Mono'" style:font-family-complex="'DejaVu Sans Mono'" fo:background-color="#e0e0e0" fo:color="#000000"/>
    </style:style>
    <style:style style:name="T126" style:family="text">
      <style:text-properties fo:font-size="10.00pt" fo:font-weight="bold" fo:font-family="'DejaVu Sans Mono'" style:font-family-asian="'DejaVu Sans Mono'" style:font-family-complex="'DejaVu Sans Mono'" fo:background-color="#e0e0e0" fo:color="#000000"/>
    </style:style>
    <style:style style:name="T127" style:family="text">
      <style:text-properties fo:font-size="10.00pt" fo:font-weight="normal" fo:font-family="'DejaVu Sans Mono'" style:font-family-asian="'DejaVu Sans Mono'" style:font-family-complex="'DejaVu Sans Mono'" fo:background-color="#e0e0e0"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normal" fo:font-family="'DejaVu Sans Mono'" style:font-family-asian="'DejaVu Sans Mono'" style:font-family-complex="'DejaVu Sans Mono'" fo:background-color="#e0e0e0" fo:color="#000000"/>
    </style:style>
    <style:style style:name="T13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31" style:family="text">
      <style:text-properties fo:font-size="14.00pt" fo:font-weight="bold" fo:font-family="'Helvetica, Arial, sans-serif'" style:font-family-asian="'Helvetica, Arial, sans-serif'" style:font-family-complex="'Helvetica, Arial, sans-serif'" fo:background-color="transparent" fo:color="#000000"/>
    </style:style>
    <style:style style:name="T13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33" style:family="text">
      <style:text-properties fo:font-size="14.00pt" fo:font-weight="bold" fo:font-family="'Helvetica, Arial, sans-serif'" style:font-family-asian="'Helvetica, Arial, sans-serif'" style:font-family-complex="'Helvetica, Arial, sans-serif'" fo:background-color="transparent" fo:color="#000000"/>
    </style:style>
    <style:style style:name="T13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35" style:family="text">
      <style:text-properties fo:font-size="14.00pt" fo:font-weight="bold" fo:font-family="'Helvetica, Arial, sans-serif'" style:font-family-asian="'Helvetica, Arial, sans-serif'" style:font-family-complex="'Helvetica, Arial, sans-serif'" fo:background-color="transparent" fo:color="#000000"/>
    </style:style>
    <style:style style:name="T13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37" style:family="text">
      <style:text-properties fo:font-size="14.00pt" fo:font-weight="bold" fo:font-family="'Helvetica, Arial, sans-serif'" style:font-family-asian="'Helvetica, Arial, sans-serif'" style:font-family-complex="'Helvetica, Arial, sans-serif'" fo:background-color="transparent" fo:color="#000000"/>
    </style:style>
    <style:style style:name="T13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39" style:family="text">
      <style:text-properties fo:font-size="14.00pt" fo:font-weight="bold" fo:font-family="'Helvetica, Arial, sans-serif'" style:font-family-asian="'Helvetica, Arial, sans-serif'" style:font-family-complex="'Helvetica, Arial, sans-serif'" fo:background-color="transparent" fo:color="#000000"/>
    </style:style>
    <style:style style:name="T14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41" style:family="text">
      <style:text-properties fo:font-size="14.00pt" fo:font-weight="bold" fo:font-family="'Helvetica, Arial, sans-serif'" style:font-family-asian="'Helvetica, Arial, sans-serif'" style:font-family-complex="'Helvetica, Arial, sans-serif'" fo:background-color="transparent" fo:color="#000000"/>
    </style:style>
    <style:style style:name="T14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43" style:family="text">
      <style:text-properties fo:font-size="14.00pt" fo:font-weight="bold" fo:font-family="'Helvetica, Arial, sans-serif'" style:font-family-asian="'Helvetica, Arial, sans-serif'" style:font-family-complex="'Helvetica, Arial, sans-serif'" fo:background-color="transparent" fo:color="#000000"/>
    </style:style>
    <style:style style:name="T14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47" style:family="text">
      <style:text-properties fo:font-size="14.00pt" fo:font-weight="bold" fo:font-family="'Helvetica, Arial, sans-serif'" style:font-family-asian="'Helvetica, Arial, sans-serif'" style:font-family-complex="'Helvetica, Arial, sans-serif'" fo:background-color="transparent" fo:color="#000000"/>
    </style:style>
    <style:style style:name="T14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49" style:family="text">
      <style:text-properties fo:font-size="14.00pt" fo:font-weight="bold" fo:font-family="'Helvetica, Arial, sans-serif'" style:font-family-asian="'Helvetica, Arial, sans-serif'" style:font-family-complex="'Helvetica, Arial, sans-serif'" fo:background-color="transparent" fo:color="#000000"/>
    </style:style>
    <style:style style:name="T15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51" style:family="text">
      <style:text-properties fo:font-size="14.00pt" fo:font-weight="bold" fo:font-family="'Helvetica, Arial, sans-serif'" style:font-family-asian="'Helvetica, Arial, sans-serif'" style:font-family-complex="'Helvetica, Arial, sans-serif'" fo:background-color="transparent" fo:color="#000000"/>
    </style:style>
    <style:style style:name="T15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5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5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5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56" style:family="text">
      <style:text-properties fo:font-size="14.00pt" fo:font-weight="bold" fo:font-family="'Helvetica, Arial, sans-serif'" style:font-family-asian="'Helvetica, Arial, sans-serif'" style:font-family-complex="'Helvetica, Arial, sans-serif'" fo:background-color="transparent" fo:color="#000000"/>
    </style:style>
    <style:style style:name="T15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58" style:family="text">
      <style:text-properties fo:font-size="14.00pt" fo:font-weight="bold" fo:font-family="'Helvetica, Arial, sans-serif'" style:font-family-asian="'Helvetica, Arial, sans-serif'" style:font-family-complex="'Helvetica, Arial, sans-serif'" fo:background-color="transparent" fo:color="#000000"/>
    </style:style>
    <style:style style:name="T15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60" style:family="text">
      <style:text-properties fo:font-size="14.00pt" fo:font-weight="bold" fo:font-family="'Helvetica, Arial, sans-serif'" style:font-family-asian="'Helvetica, Arial, sans-serif'" style:font-family-complex="'Helvetica, Arial, sans-serif'" fo:background-color="transparent" fo:color="#000000"/>
    </style:style>
    <style:style style:name="T16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62" style:family="text">
      <style:text-properties fo:font-size="14.00pt" fo:font-weight="bold" fo:font-family="'Helvetica, Arial, sans-serif'" style:font-family-asian="'Helvetica, Arial, sans-serif'" style:font-family-complex="'Helvetica, Arial, sans-serif'" fo:background-color="transparent" fo:color="#000000"/>
    </style:style>
    <style:style style:name="T16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64" style:family="text">
      <style:text-properties fo:font-size="14.00pt" fo:font-weight="bold" fo:font-family="'Helvetica, Arial, sans-serif'" style:font-family-asian="'Helvetica, Arial, sans-serif'" style:font-family-complex="'Helvetica, Arial, sans-serif'" fo:background-color="transparent" fo:color="#000000"/>
    </style:style>
    <style:style style:name="T16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66" style:family="text">
      <style:text-properties fo:font-size="10.00pt" fo:font-weight="normal" fo:font-family="'DejaVu Sans Mono'" style:font-family-asian="'DejaVu Sans Mono'" style:font-family-complex="'DejaVu Sans Mono'" fo:background-color="#e0e0e0" fo:color="#000000"/>
    </style:style>
    <style:style style:name="T167" style:family="text">
      <style:text-properties fo:font-size="10.00pt" fo:font-weight="bold" fo:font-family="'DejaVu Sans Mono'" style:font-family-asian="'DejaVu Sans Mono'" style:font-family-complex="'DejaVu Sans Mono'" fo:background-color="#e0e0e0" fo:color="#000000"/>
    </style:style>
    <style:style style:name="T168" style:family="text">
      <style:text-properties fo:font-size="10.00pt" fo:font-weight="normal" fo:font-family="'DejaVu Sans Mono'" style:font-family-asian="'DejaVu Sans Mono'" style:font-family-complex="'DejaVu Sans Mono'" fo:background-color="#e0e0e0" fo:color="#000000"/>
    </style:style>
    <style:style style:name="T169" style:family="text">
      <style:text-properties fo:font-size="10.00pt" fo:font-weight="normal" style:text-underline-mode="continuous" style:text-underline-type="single" style:text-underline-style="solid" style:text-underline-width="normal" fo:font-family="'DejaVu Sans Mono'" style:font-family-asian="'DejaVu Sans Mono'" style:font-family-complex="'DejaVu Sans Mono'" fo:background-color="#e0e0e0" fo:color="#000000"/>
    </style:style>
    <style:style style:name="T170" style:family="text">
      <style:text-properties fo:font-size="10.00pt" fo:font-weight="normal" fo:font-family="'DejaVu Sans Mono'" style:font-family-asian="'DejaVu Sans Mono'" style:font-family-complex="'DejaVu Sans Mono'" fo:background-color="#e0e0e0" fo:color="#000000"/>
    </style:style>
    <style:style style:name="T171" style:family="text">
      <style:text-properties fo:font-size="10.00pt" fo:font-weight="bold" fo:font-family="'DejaVu Sans Mono'" style:font-family-asian="'DejaVu Sans Mono'" style:font-family-complex="'DejaVu Sans Mono'" fo:background-color="#e0e0e0" fo:color="#000000"/>
    </style:style>
    <style:style style:name="T172" style:family="text">
      <style:text-properties fo:font-size="10.00pt" fo:font-weight="normal" fo:font-family="'DejaVu Sans Mono'" style:font-family-asian="'DejaVu Sans Mono'" style:font-family-complex="'DejaVu Sans Mono'" fo:background-color="#e0e0e0" fo:color="#000000"/>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0.00pt" fo:font-weight="normal" fo:font-family="'DejaVu Sans Mono'" style:font-family-asian="'DejaVu Sans Mono'" style:font-family-complex="'DejaVu Sans Mono'" fo:background-color="#e0e0e0" fo:color="#000000"/>
    </style:style>
    <style:style style:name="T17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76" style:family="text">
      <style:text-properties fo:font-size="18.00pt" fo:font-weight="bold" fo:font-family="'Helvetica, Arial, sans-serif'" style:font-family-asian="'Helvetica, Arial, sans-serif'" style:font-family-complex="'Helvetica, Arial, sans-serif'" fo:background-color="transparent" fo:color="#000000"/>
    </style:style>
    <style:style style:name="T17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78" style:family="text">
      <style:text-properties fo:font-size="14.00pt" fo:font-weight="bold" fo:font-family="'Helvetica, Arial, sans-serif'" style:font-family-asian="'Helvetica, Arial, sans-serif'" style:font-family-complex="'Helvetica, Arial, sans-serif'" fo:background-color="transparent" fo:color="#000000"/>
    </style:style>
    <style:style style:name="T17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80" style:family="text">
      <style:text-properties fo:font-size="14.00pt" fo:font-weight="bold" fo:font-family="'Helvetica, Arial, sans-serif'" style:font-family-asian="'Helvetica, Arial, sans-serif'" style:font-family-complex="'Helvetica, Arial, sans-serif'" fo:background-color="transparent" fo:color="#000000"/>
    </style:style>
    <style:style style:name="T18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82" style:family="text">
      <style:text-properties fo:font-size="14.00pt" fo:font-weight="bold" fo:font-family="'Helvetica, Arial, sans-serif'" style:font-family-asian="'Helvetica, Arial, sans-serif'" style:font-family-complex="'Helvetica, Arial, sans-serif'" fo:background-color="transparent" fo:color="#000000"/>
    </style:style>
    <style:style style:name="T18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84" style:family="text">
      <style:text-properties fo:font-size="14.00pt" fo:font-weight="bold" fo:font-family="'Helvetica, Arial, sans-serif'" style:font-family-asian="'Helvetica, Arial, sans-serif'" style:font-family-complex="'Helvetica, Arial, sans-serif'" fo:background-color="transparent" fo:color="#000000"/>
    </style:style>
    <style:style style:name="T18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bold" fo:font-family="'Liberation Serif'" style:font-family-asian="'Liberation Serif'" style:font-family-complex="'Liberation Serif'"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2.00pt" fo:font-weight="bold" fo:font-family="'DejaVu Sans Mono'" style:font-family-asian="'DejaVu Sans Mono'" style:font-family-complex="'DejaVu Sans Mono'" fo:background-color="transparent" style:use-window-font-color="true"/>
    </style:style>
    <style:style style:name="T191" style:family="text">
      <style:text-properties fo:font-size="12.00pt" fo:font-weight="normal" fo:font-family="'Liberation Serif'" style:font-family-asian="'Liberation Serif'" style:font-family-complex="'Liberation Serif'"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bold" fo:font-family="'Liberation Serif'" style:font-family-asian="'Liberation Serif'" style:font-family-complex="'Liberation Serif'"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bold" fo:font-family="'Liberation Serif'" style:font-family-asian="'Liberation Serif'" style:font-family-complex="'Liberation Serif'"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Liberation Serif'" style:font-family-asian="'Liberation Serif'" style:font-family-complex="'Liberation Serif'" fo:background-color="transparent" style:use-window-font-color="true"/>
    </style:style>
    <style:style style:name="T200" style:family="text">
      <style:text-properties fo:font-size="12.00pt" fo:font-weight="normal" fo:font-family="'DejaVu Sans Mono'" style:font-family-asian="'DejaVu Sans Mono'" style:font-family-complex="'DejaVu Sans Mono'"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03" style:family="text">
      <style:text-properties fo:font-size="14.00pt" fo:font-weight="bold" fo:font-family="'Helvetica, Arial, sans-serif'" style:font-family-asian="'Helvetica, Arial, sans-serif'" style:font-family-complex="'Helvetica, Arial, sans-serif'" fo:background-color="transparent" fo:color="#000000"/>
    </style:style>
    <style:style style:name="T20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05" style:family="text">
      <style:text-properties fo:font-size="10.00pt" fo:font-weight="normal" fo:font-family="'DejaVu Sans Mono'" style:font-family-asian="'DejaVu Sans Mono'" style:font-family-complex="'DejaVu Sans Mono'" fo:background-color="#e0e0e0" fo:color="#000000"/>
    </style:style>
    <style:style style:name="T206" style:family="text">
      <style:text-properties fo:font-size="10.00pt" fo:font-weight="bold" fo:font-family="'DejaVu Sans Mono'" style:font-family-asian="'DejaVu Sans Mono'" style:font-family-complex="'DejaVu Sans Mono'" fo:background-color="#e0e0e0" fo:color="#000000"/>
    </style:style>
    <style:style style:name="T207" style:family="text">
      <style:text-properties fo:font-size="10.00pt" fo:font-weight="normal" fo:font-family="'DejaVu Sans Mono'" style:font-family-asian="'DejaVu Sans Mono'" style:font-family-complex="'DejaVu Sans Mono'" fo:background-color="#e0e0e0" fo:color="#000000"/>
    </style:style>
    <style:style style:name="T208" style:family="text">
      <style:text-properties fo:font-size="10.00pt" fo:font-weight="normal" style:text-underline-mode="continuous" style:text-underline-type="single" style:text-underline-style="solid" style:text-underline-width="normal" fo:font-family="'DejaVu Sans Mono'" style:font-family-asian="'DejaVu Sans Mono'" style:font-family-complex="'DejaVu Sans Mono'" fo:background-color="#e0e0e0" fo:color="#000000"/>
    </style:style>
    <style:style style:name="T209" style:family="text">
      <style:text-properties fo:font-size="10.00pt" fo:font-weight="normal" fo:font-family="'DejaVu Sans Mono'" style:font-family-asian="'DejaVu Sans Mono'" style:font-family-complex="'DejaVu Sans Mono'" fo:background-color="#e0e0e0" fo:color="#000000"/>
    </style:style>
    <style:style style:name="T210" style:family="text">
      <style:text-properties fo:font-size="10.00pt" fo:font-weight="bold" fo:font-family="'DejaVu Sans Mono'" style:font-family-asian="'DejaVu Sans Mono'" style:font-family-complex="'DejaVu Sans Mono'" fo:background-color="#e0e0e0" fo:color="#000000"/>
    </style:style>
    <style:style style:name="T211" style:family="text">
      <style:text-properties fo:font-size="10.00pt" fo:font-weight="normal" fo:font-family="'DejaVu Sans Mono'" style:font-family-asian="'DejaVu Sans Mono'" style:font-family-complex="'DejaVu Sans Mono'" fo:background-color="#e0e0e0" fo:color="#000000"/>
    </style:style>
    <style:style style:name="T212" style:family="text">
      <style:text-properties fo:font-size="10.00pt" fo:font-weight="bold" fo:font-family="'DejaVu Sans Mono'" style:font-family-asian="'DejaVu Sans Mono'" style:font-family-complex="'DejaVu Sans Mono'" fo:background-color="#e0e0e0" fo:color="#000000"/>
    </style:style>
    <style:style style:name="T213" style:family="text">
      <style:text-properties fo:font-size="10.00pt" fo:font-weight="normal" fo:font-family="'DejaVu Sans Mono'" style:font-family-asian="'DejaVu Sans Mono'" style:font-family-complex="'DejaVu Sans Mono'" fo:background-color="#e0e0e0" fo:color="#000000"/>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0.00pt" fo:font-weight="normal" fo:font-family="'DejaVu Sans Mono'" style:font-family-asian="'DejaVu Sans Mono'" style:font-family-complex="'DejaVu Sans Mono'" fo:background-color="#e0e0e0" fo:color="#000000"/>
    </style:style>
    <style:style style:name="T21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17" style:family="text">
      <style:text-properties fo:font-size="14.00pt" fo:font-weight="bold" fo:font-family="'Helvetica, Arial, sans-serif'" style:font-family-asian="'Helvetica, Arial, sans-serif'" style:font-family-complex="'Helvetica, Arial, sans-serif'" fo:background-color="transparent" fo:color="#000000"/>
    </style:style>
    <style:style style:name="T21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19" style:family="text">
      <style:text-properties fo:font-size="14.00pt" fo:font-weight="bold" fo:font-family="'Helvetica, Arial, sans-serif'" style:font-family-asian="'Helvetica, Arial, sans-serif'" style:font-family-complex="'Helvetica, Arial, sans-serif'" fo:background-color="transparent" fo:color="#000000"/>
    </style:style>
    <style:style style:name="T22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21" style:family="text">
      <style:text-properties fo:font-size="14.00pt" fo:font-weight="bold" fo:font-family="'Helvetica, Arial, sans-serif'" style:font-family-asian="'Helvetica, Arial, sans-serif'" style:font-family-complex="'Helvetica, Arial, sans-serif'" fo:background-color="transparent" fo:color="#000000"/>
    </style:style>
    <style:style style:name="T22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23" style:family="text">
      <style:text-properties fo:font-size="14.00pt" fo:font-weight="bold" fo:font-family="'Helvetica, Arial, sans-serif'" style:font-family-asian="'Helvetica, Arial, sans-serif'" style:font-family-complex="'Helvetica, Arial, sans-serif'" fo:background-color="transparent" fo:color="#000000"/>
    </style:style>
    <style:style style:name="T22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25" style:family="text">
      <style:text-properties fo:font-size="14.00pt" fo:font-weight="bold" fo:font-family="'Helvetica, Arial, sans-serif'" style:font-family-asian="'Helvetica, Arial, sans-serif'" style:font-family-complex="'Helvetica, Arial, sans-serif'" fo:background-color="transparent" fo:color="#000000"/>
    </style:style>
    <style:style style:name="T22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27" style:family="text">
      <style:text-properties fo:font-size="10.00pt" fo:font-weight="normal" fo:font-family="'DejaVu Sans Mono'" style:font-family-asian="'DejaVu Sans Mono'" style:font-family-complex="'DejaVu Sans Mono'" fo:background-color="#e0e0e0" fo:color="#000000"/>
    </style:style>
    <style:style style:name="T228" style:family="text">
      <style:text-properties fo:font-size="10.00pt" fo:font-weight="bold" fo:font-family="'DejaVu Sans Mono'" style:font-family-asian="'DejaVu Sans Mono'" style:font-family-complex="'DejaVu Sans Mono'" fo:background-color="#e0e0e0" fo:color="#000000"/>
    </style:style>
    <style:style style:name="T229" style:family="text">
      <style:text-properties fo:font-size="10.00pt" fo:font-weight="normal" fo:font-family="'DejaVu Sans Mono'" style:font-family-asian="'DejaVu Sans Mono'" style:font-family-complex="'DejaVu Sans Mono'" fo:background-color="#e0e0e0" fo:color="#000000"/>
    </style:style>
    <style:style style:name="T230" style:family="text">
      <style:text-properties fo:font-size="10.00pt" fo:font-weight="bold" fo:font-family="'DejaVu Sans Mono'" style:font-family-asian="'DejaVu Sans Mono'" style:font-family-complex="'DejaVu Sans Mono'" fo:background-color="#e0e0e0" fo:color="#000000"/>
    </style:style>
    <style:style style:name="T231" style:family="text">
      <style:text-properties fo:font-size="10.00pt" fo:font-weight="normal" fo:font-family="'DejaVu Sans Mono'" style:font-family-asian="'DejaVu Sans Mono'" style:font-family-complex="'DejaVu Sans Mono'" fo:background-color="#e0e0e0" fo:color="#000000"/>
    </style:style>
    <style:style style:name="T23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33" style:family="text">
      <style:text-properties fo:font-size="14.00pt" fo:font-weight="bold" fo:font-family="'Helvetica, Arial, sans-serif'" style:font-family-asian="'Helvetica, Arial, sans-serif'" style:font-family-complex="'Helvetica, Arial, sans-serif'" fo:background-color="transparent" fo:color="#000000"/>
    </style:style>
    <style:style style:name="T23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35" style:family="text">
      <style:text-properties fo:font-size="14.00pt" fo:font-weight="bold" fo:font-family="'Helvetica, Arial, sans-serif'" style:font-family-asian="'Helvetica, Arial, sans-serif'" style:font-family-complex="'Helvetica, Arial, sans-serif'" fo:background-color="transparent" fo:color="#000000"/>
    </style:style>
    <style:style style:name="T23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37" style:family="text">
      <style:text-properties fo:font-size="14.00pt" fo:font-weight="bold" fo:font-family="'Helvetica, Arial, sans-serif'" style:font-family-asian="'Helvetica, Arial, sans-serif'" style:font-family-complex="'Helvetica, Arial, sans-serif'" fo:background-color="transparent" fo:color="#000000"/>
    </style:style>
    <style:style style:name="T23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39" style:family="text">
      <style:text-properties fo:font-size="14.00pt" fo:font-weight="bold" fo:font-family="'Helvetica, Arial, sans-serif'" style:font-family-asian="'Helvetica, Arial, sans-serif'" style:font-family-complex="'Helvetica, Arial, sans-serif'" fo:background-color="transparent" fo:color="#000000"/>
    </style:style>
    <style:style style:name="T24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41" style:family="text">
      <style:text-properties fo:font-size="10.00pt" fo:font-weight="normal" fo:font-family="'DejaVu Sans Mono'" style:font-family-asian="'DejaVu Sans Mono'" style:font-family-complex="'DejaVu Sans Mono'" fo:background-color="#e0e0e0" fo:color="#000000"/>
    </style:style>
    <style:style style:name="T242" style:family="text">
      <style:text-properties fo:font-size="10.00pt" fo:font-weight="bold" fo:font-family="'DejaVu Sans Mono'" style:font-family-asian="'DejaVu Sans Mono'" style:font-family-complex="'DejaVu Sans Mono'" fo:background-color="#e0e0e0" fo:color="#000000"/>
    </style:style>
    <style:style style:name="T243" style:family="text">
      <style:text-properties fo:font-size="10.00pt" fo:font-weight="normal" fo:font-family="'DejaVu Sans Mono'" style:font-family-asian="'DejaVu Sans Mono'" style:font-family-complex="'DejaVu Sans Mono'" fo:background-color="#e0e0e0" fo:color="#000000"/>
    </style:style>
    <style:style style:name="T244" style:family="text">
      <style:text-properties fo:font-size="10.00pt" fo:font-weight="bold" fo:font-family="'DejaVu Sans Mono'" style:font-family-asian="'DejaVu Sans Mono'" style:font-family-complex="'DejaVu Sans Mono'" fo:background-color="#e0e0e0" fo:color="#000000"/>
    </style:style>
    <style:style style:name="T245" style:family="text">
      <style:text-properties fo:font-size="10.00pt" fo:font-weight="normal" fo:font-family="'DejaVu Sans Mono'" style:font-family-asian="'DejaVu Sans Mono'" style:font-family-complex="'DejaVu Sans Mono'" fo:background-color="#e0e0e0" fo:color="#000000"/>
    </style:style>
    <style:style style:name="T246" style:family="text">
      <style:text-properties fo:font-size="10.00pt" fo:font-weight="bold" fo:font-family="'DejaVu Sans Mono'" style:font-family-asian="'DejaVu Sans Mono'" style:font-family-complex="'DejaVu Sans Mono'" fo:background-color="#e0e0e0" fo:color="#000000"/>
    </style:style>
    <style:style style:name="T247" style:family="text">
      <style:text-properties fo:font-size="10.00pt" fo:font-weight="normal" fo:font-family="'DejaVu Sans Mono'" style:font-family-asian="'DejaVu Sans Mono'" style:font-family-complex="'DejaVu Sans Mono'" fo:background-color="#e0e0e0" fo:color="#000000"/>
    </style:style>
    <style:style style:name="T248" style:family="text">
      <style:text-properties fo:font-size="10.00pt" fo:font-weight="bold" fo:font-family="'DejaVu Sans Mono'" style:font-family-asian="'DejaVu Sans Mono'" style:font-family-complex="'DejaVu Sans Mono'" fo:background-color="#e0e0e0" fo:color="#000000"/>
    </style:style>
    <style:style style:name="T249" style:family="text">
      <style:text-properties fo:font-size="10.00pt" fo:font-weight="normal" fo:font-family="'DejaVu Sans Mono'" style:font-family-asian="'DejaVu Sans Mono'" style:font-family-complex="'DejaVu Sans Mono'" fo:background-color="#e0e0e0" fo:color="#000000"/>
    </style:style>
    <style:style style:name="T250" style:family="text">
      <style:text-properties fo:font-size="10.00pt" fo:font-weight="bold" fo:font-family="'DejaVu Sans Mono'" style:font-family-asian="'DejaVu Sans Mono'" style:font-family-complex="'DejaVu Sans Mono'" fo:background-color="#e0e0e0" fo:color="#000000"/>
    </style:style>
    <style:style style:name="T251" style:family="text">
      <style:text-properties fo:font-size="10.00pt" fo:font-weight="normal" fo:font-family="'DejaVu Sans Mono'" style:font-family-asian="'DejaVu Sans Mono'" style:font-family-complex="'DejaVu Sans Mono'" fo:background-color="#e0e0e0" fo:color="#000000"/>
    </style:style>
    <style:style style:name="T252" style:family="text">
      <style:text-properties fo:font-size="18.00pt" fo:font-weight="bold" fo:font-family="'Helvetica, Arial, sans-serif'" style:font-family-asian="'Helvetica, Arial, sans-serif'" style:font-family-complex="'Helvetica, Arial, sans-serif'" fo:background-color="transparent" fo:color="#000000"/>
    </style:style>
    <style:style style:name="T25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54" style:family="text">
      <style:text-properties fo:font-size="14.00pt" fo:font-weight="bold" fo:font-family="'Helvetica, Arial, sans-serif'" style:font-family-asian="'Helvetica, Arial, sans-serif'" style:font-family-complex="'Helvetica, Arial, sans-serif'" fo:background-color="transparent" fo:color="#000000"/>
    </style:style>
    <style:style style:name="T25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56" style:family="text">
      <style:text-properties fo:font-size="14.00pt" fo:font-weight="bold" fo:font-family="'Helvetica, Arial, sans-serif'" style:font-family-asian="'Helvetica, Arial, sans-serif'" style:font-family-complex="'Helvetica, Arial, sans-serif'" fo:background-color="transparent" fo:color="#000000"/>
    </style:style>
    <style:style style:name="T25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58" style:family="text">
      <style:text-properties fo:font-size="14.00pt" fo:font-weight="bold" fo:font-family="'Helvetica, Arial, sans-serif'" style:font-family-asian="'Helvetica, Arial, sans-serif'" style:font-family-complex="'Helvetica, Arial, sans-serif'" fo:background-color="transparent" fo:color="#000000"/>
    </style:style>
    <style:style style:name="T25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60" style:family="text">
      <style:text-properties fo:font-size="14.00pt" fo:font-weight="normal" fo:font-family="'Helvetica, Arial, sans-serif'" style:font-family-asian="'Helvetica, Arial, sans-serif'" style:font-family-complex="'Helvetica, Arial, sans-serif'" fo:background-color="transparent" fo:color="#000000" fo:font-style="italic"/>
    </style:style>
    <style:style style:name="T26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62" style:family="text">
      <style:text-properties fo:font-size="14.00pt" fo:font-weight="bold" fo:font-family="'Helvetica, Arial, sans-serif'" style:font-family-asian="'Helvetica, Arial, sans-serif'" style:font-family-complex="'Helvetica, Arial, sans-serif'" fo:background-color="transparent" fo:color="#000000"/>
    </style:style>
    <style:style style:name="T26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64" style:family="text">
      <style:text-properties fo:font-size="14.00pt" fo:font-weight="bold" fo:font-family="'Helvetica, Arial, sans-serif'" style:font-family-asian="'Helvetica, Arial, sans-serif'" style:font-family-complex="'Helvetica, Arial, sans-serif'" fo:background-color="transparent" fo:color="#000000"/>
    </style:style>
    <style:style style:name="T26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66" style:family="text">
      <style:text-properties fo:font-size="10.00pt" fo:font-weight="normal" fo:font-family="'DejaVu Sans Mono'" style:font-family-asian="'DejaVu Sans Mono'" style:font-family-complex="'DejaVu Sans Mono'" fo:background-color="#e0e0e0" fo:color="#000000"/>
    </style:style>
    <style:style style:name="T267" style:family="text">
      <style:text-properties fo:font-size="10.00pt" fo:font-weight="bold" fo:font-family="'DejaVu Sans Mono'" style:font-family-asian="'DejaVu Sans Mono'" style:font-family-complex="'DejaVu Sans Mono'" fo:background-color="#e0e0e0" fo:color="#000000"/>
    </style:style>
    <style:style style:name="T268" style:family="text">
      <style:text-properties fo:font-size="10.00pt" fo:font-weight="normal" fo:font-family="'DejaVu Sans Mono'" style:font-family-asian="'DejaVu Sans Mono'" style:font-family-complex="'DejaVu Sans Mono'" fo:background-color="#e0e0e0" fo:color="#000000"/>
    </style:style>
    <style:style style:name="T269" style:family="text">
      <style:text-properties fo:font-size="10.00pt" fo:font-weight="bold" fo:font-family="'DejaVu Sans Mono'" style:font-family-asian="'DejaVu Sans Mono'" style:font-family-complex="'DejaVu Sans Mono'" fo:background-color="#e0e0e0" fo:color="#000000"/>
    </style:style>
    <style:style style:name="T270" style:family="text">
      <style:text-properties fo:font-size="10.00pt" fo:font-weight="normal" fo:font-family="'DejaVu Sans Mono'" style:font-family-asian="'DejaVu Sans Mono'" style:font-family-complex="'DejaVu Sans Mono'" fo:background-color="#e0e0e0"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0.00pt" fo:font-weight="normal" fo:font-family="'DejaVu Sans Mono'" style:font-family-asian="'DejaVu Sans Mono'" style:font-family-complex="'DejaVu Sans Mono'" fo:background-color="#e0e0e0" fo:color="#000000"/>
    </style:style>
    <style:style style:name="T273" style:family="text">
      <style:text-properties fo:font-size="10.00pt" fo:font-weight="bold" fo:font-family="'DejaVu Sans Mono'" style:font-family-asian="'DejaVu Sans Mono'" style:font-family-complex="'DejaVu Sans Mono'" fo:background-color="#e0e0e0" fo:color="#000000"/>
    </style:style>
    <style:style style:name="T274" style:family="text">
      <style:text-properties fo:font-size="10.00pt" fo:font-weight="normal" fo:font-family="'DejaVu Sans Mono'" style:font-family-asian="'DejaVu Sans Mono'" style:font-family-complex="'DejaVu Sans Mono'" fo:background-color="#e0e0e0" fo:color="#000000"/>
    </style:style>
    <style:style style:name="T275" style:family="text">
      <style:text-properties fo:font-size="10.00pt" fo:font-weight="bold" fo:font-family="'DejaVu Sans Mono'" style:font-family-asian="'DejaVu Sans Mono'" style:font-family-complex="'DejaVu Sans Mono'" fo:background-color="#e0e0e0" fo:color="#000000"/>
    </style:style>
    <style:style style:name="T276" style:family="text">
      <style:text-properties fo:font-size="10.00pt" fo:font-weight="normal" fo:font-family="'DejaVu Sans Mono'" style:font-family-asian="'DejaVu Sans Mono'" style:font-family-complex="'DejaVu Sans Mono'" fo:background-color="#e0e0e0" fo:color="#000000"/>
    </style:style>
    <style:style style:name="T277" style:family="text">
      <style:text-properties fo:font-size="10.00pt" fo:font-weight="bold" fo:font-family="'DejaVu Sans Mono'" style:font-family-asian="'DejaVu Sans Mono'" style:font-family-complex="'DejaVu Sans Mono'" fo:background-color="#e0e0e0" fo:color="#000000"/>
    </style:style>
    <style:style style:name="T278" style:family="text">
      <style:text-properties fo:font-size="10.00pt" fo:font-weight="normal" fo:font-family="'DejaVu Sans Mono'" style:font-family-asian="'DejaVu Sans Mono'" style:font-family-complex="'DejaVu Sans Mono'" fo:background-color="#e0e0e0" fo:color="#000000"/>
    </style:style>
    <style:style style:name="T279" style:family="text">
      <style:text-properties fo:font-size="10.00pt" fo:font-weight="bold" fo:font-family="'DejaVu Sans Mono'" style:font-family-asian="'DejaVu Sans Mono'" style:font-family-complex="'DejaVu Sans Mono'" fo:background-color="#e0e0e0" fo:color="#000000"/>
    </style:style>
    <style:style style:name="T280" style:family="text">
      <style:text-properties fo:font-size="10.00pt" fo:font-weight="normal" fo:font-family="'DejaVu Sans Mono'" style:font-family-asian="'DejaVu Sans Mono'" style:font-family-complex="'DejaVu Sans Mono'" fo:background-color="#e0e0e0"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0.00pt" fo:font-weight="normal" fo:font-family="'DejaVu Sans Mono'" style:font-family-asian="'DejaVu Sans Mono'" style:font-family-complex="'DejaVu Sans Mono'" fo:background-color="#e0e0e0" fo:color="#000000"/>
    </style:style>
    <style:style style:name="T28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84" style:family="text">
      <style:text-properties fo:font-size="14.00pt" fo:font-weight="bold" fo:font-family="'Helvetica, Arial, sans-serif'" style:font-family-asian="'Helvetica, Arial, sans-serif'" style:font-family-complex="'Helvetica, Arial, sans-serif'" fo:background-color="transparent" fo:color="#000000"/>
    </style:style>
    <style:style style:name="T28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86" style:family="text">
      <style:text-properties fo:font-size="14.00pt" fo:font-weight="bold" fo:font-family="'Helvetica, Arial, sans-serif'" style:font-family-asian="'Helvetica, Arial, sans-serif'" style:font-family-complex="'Helvetica, Arial, sans-serif'" fo:background-color="transparent" fo:color="#000000"/>
    </style:style>
    <style:style style:name="T28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88" style:family="text">
      <style:text-properties fo:font-size="14.00pt" fo:font-weight="bold" fo:font-family="'Helvetica, Arial, sans-serif'" style:font-family-asian="'Helvetica, Arial, sans-serif'" style:font-family-complex="'Helvetica, Arial, sans-serif'" fo:background-color="transparent" fo:color="#000000"/>
    </style:style>
    <style:style style:name="T28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90" style:family="text">
      <style:text-properties fo:font-size="14.00pt" fo:font-weight="normal" fo:font-family="'Helvetica, Arial, sans-serif'" style:font-family-asian="'Helvetica, Arial, sans-serif'" style:font-family-complex="'Helvetica, Arial, sans-serif'" fo:background-color="transparent" fo:color="#000000" fo:font-style="italic"/>
    </style:style>
    <style:style style:name="T29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92" style:family="text">
      <style:text-properties fo:font-size="14.00pt" fo:font-weight="bold" fo:font-family="'Helvetica, Arial, sans-serif'" style:font-family-asian="'Helvetica, Arial, sans-serif'" style:font-family-complex="'Helvetica, Arial, sans-serif'" fo:background-color="transparent" fo:color="#000000"/>
    </style:style>
    <style:style style:name="T29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94" style:family="text">
      <style:text-properties fo:font-size="14.00pt" fo:font-weight="normal" fo:font-family="'Helvetica, Arial, sans-serif'" style:font-family-asian="'Helvetica, Arial, sans-serif'" style:font-family-complex="'Helvetica, Arial, sans-serif'" fo:background-color="transparent" fo:color="#000000" fo:font-style="italic"/>
    </style:style>
    <style:style style:name="T29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96" style:family="text">
      <style:text-properties fo:font-size="14.00pt" fo:font-weight="bold" fo:font-family="'Helvetica, Arial, sans-serif'" style:font-family-asian="'Helvetica, Arial, sans-serif'" style:font-family-complex="'Helvetica, Arial, sans-serif'" fo:background-color="transparent" fo:color="#000000"/>
    </style:style>
    <style:style style:name="T29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298" style:family="text">
      <style:text-properties fo:font-size="14.00pt" fo:font-weight="bold" fo:font-family="'Helvetica, Arial, sans-serif'" style:font-family-asian="'Helvetica, Arial, sans-serif'" style:font-family-complex="'Helvetica, Arial, sans-serif'" fo:background-color="transparent" fo:color="#000000"/>
    </style:style>
    <style:style style:name="T29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00" style:family="text">
      <style:text-properties fo:font-size="14.00pt" fo:font-weight="bold" fo:font-family="'Helvetica, Arial, sans-serif'" style:font-family-asian="'Helvetica, Arial, sans-serif'" style:font-family-complex="'Helvetica, Arial, sans-serif'" fo:background-color="transparent" fo:color="#000000"/>
    </style:style>
    <style:style style:name="T30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02" style:family="text">
      <style:text-properties fo:font-size="14.00pt" fo:font-weight="bold" fo:font-family="'Helvetica, Arial, sans-serif'" style:font-family-asian="'Helvetica, Arial, sans-serif'" style:font-family-complex="'Helvetica, Arial, sans-serif'" fo:background-color="transparent" fo:color="#000000"/>
    </style:style>
    <style:style style:name="T30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04" style:family="text">
      <style:text-properties fo:font-size="14.00pt" fo:font-weight="bold" fo:font-family="'Helvetica, Arial, sans-serif'" style:font-family-asian="'Helvetica, Arial, sans-serif'" style:font-family-complex="'Helvetica, Arial, sans-serif'" fo:background-color="transparent" fo:color="#000000"/>
    </style:style>
    <style:style style:name="T30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06" style:family="text">
      <style:text-properties fo:font-size="14.00pt" fo:font-weight="bold" fo:font-family="'Helvetica, Arial, sans-serif'" style:font-family-asian="'Helvetica, Arial, sans-serif'" style:font-family-complex="'Helvetica, Arial, sans-serif'" fo:background-color="transparent" fo:color="#000000"/>
    </style:style>
    <style:style style:name="T30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08" style:family="text">
      <style:text-properties fo:font-size="14.00pt" fo:font-weight="bold" fo:font-family="'Helvetica, Arial, sans-serif'" style:font-family-asian="'Helvetica, Arial, sans-serif'" style:font-family-complex="'Helvetica, Arial, sans-serif'" fo:background-color="transparent" fo:color="#000000"/>
    </style:style>
    <style:style style:name="T30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10" style:family="text">
      <style:text-properties fo:font-size="14.00pt" fo:font-weight="bold" fo:font-family="'Helvetica, Arial, sans-serif'" style:font-family-asian="'Helvetica, Arial, sans-serif'" style:font-family-complex="'Helvetica, Arial, sans-serif'" fo:background-color="transparent" fo:color="#000000"/>
    </style:style>
    <style:style style:name="T31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12" style:family="text">
      <style:text-properties fo:font-size="14.00pt" fo:font-weight="bold" fo:font-family="'Helvetica, Arial, sans-serif'" style:font-family-asian="'Helvetica, Arial, sans-serif'" style:font-family-complex="'Helvetica, Arial, sans-serif'" fo:background-color="transparent" fo:color="#000000"/>
    </style:style>
    <style:style style:name="T31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14" style:family="text">
      <style:text-properties fo:font-size="18.00pt" fo:font-weight="bold" fo:font-family="'Helvetica, Arial, sans-serif'" style:font-family-asian="'Helvetica, Arial, sans-serif'" style:font-family-complex="'Helvetica, Arial, sans-serif'" fo:background-color="transparent" fo:color="#000000"/>
    </style:style>
    <style:style style:name="T31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16" style:family="text">
      <style:text-properties fo:font-size="14.00pt" fo:font-weight="bold" fo:font-family="'Helvetica, Arial, sans-serif'" style:font-family-asian="'Helvetica, Arial, sans-serif'" style:font-family-complex="'Helvetica, Arial, sans-serif'" fo:background-color="transparent" fo:color="#000000"/>
    </style:style>
    <style:style style:name="T31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18" style:family="text">
      <style:text-properties fo:font-size="10.00pt" fo:font-weight="normal" fo:font-family="'DejaVu Sans Mono'" style:font-family-asian="'DejaVu Sans Mono'" style:font-family-complex="'DejaVu Sans Mono'" fo:background-color="#e0e0e0" fo:color="#000000"/>
    </style:style>
    <style:style style:name="T319" style:family="text">
      <style:text-properties fo:font-size="10.00pt" fo:font-weight="bold" fo:font-family="'DejaVu Sans Mono'" style:font-family-asian="'DejaVu Sans Mono'" style:font-family-complex="'DejaVu Sans Mono'" fo:background-color="#e0e0e0" fo:color="#000000"/>
    </style:style>
    <style:style style:name="T320" style:family="text">
      <style:text-properties fo:font-size="10.00pt" fo:font-weight="normal" fo:font-family="'DejaVu Sans Mono'" style:font-family-asian="'DejaVu Sans Mono'" style:font-family-complex="'DejaVu Sans Mono'" fo:background-color="#e0e0e0" fo:color="#000000"/>
    </style:style>
    <style:style style:name="T321" style:family="text">
      <style:text-properties fo:font-size="10.00pt" fo:font-weight="bold" fo:font-family="'DejaVu Sans Mono'" style:font-family-asian="'DejaVu Sans Mono'" style:font-family-complex="'DejaVu Sans Mono'" fo:background-color="#e0e0e0" fo:color="#000000"/>
    </style:style>
    <style:style style:name="T322" style:family="text">
      <style:text-properties fo:font-size="10.00pt" fo:font-weight="normal" fo:font-family="'DejaVu Sans Mono'" style:font-family-asian="'DejaVu Sans Mono'" style:font-family-complex="'DejaVu Sans Mono'" fo:background-color="#e0e0e0"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0.00pt" fo:font-weight="normal" fo:font-family="'DejaVu Sans Mono'" style:font-family-asian="'DejaVu Sans Mono'" style:font-family-complex="'DejaVu Sans Mono'" fo:background-color="#e0e0e0" fo:color="#000000"/>
    </style:style>
    <style:style style:name="T325" style:family="text">
      <style:text-properties fo:font-size="10.00pt" fo:font-weight="bold" fo:font-family="'DejaVu Sans Mono'" style:font-family-asian="'DejaVu Sans Mono'" style:font-family-complex="'DejaVu Sans Mono'" fo:background-color="#e0e0e0" fo:color="#000000"/>
    </style:style>
    <style:style style:name="T326" style:family="text">
      <style:text-properties fo:font-size="10.00pt" fo:font-weight="normal" fo:font-family="'DejaVu Sans Mono'" style:font-family-asian="'DejaVu Sans Mono'" style:font-family-complex="'DejaVu Sans Mono'" fo:background-color="#e0e0e0" fo:color="#000000"/>
    </style:style>
    <style:style style:name="T327" style:family="text">
      <style:text-properties fo:font-size="10.00pt" fo:font-weight="bold" fo:font-family="'DejaVu Sans Mono'" style:font-family-asian="'DejaVu Sans Mono'" style:font-family-complex="'DejaVu Sans Mono'" fo:background-color="#e0e0e0" fo:color="#000000"/>
    </style:style>
    <style:style style:name="T328" style:family="text">
      <style:text-properties fo:font-size="10.00pt" fo:font-weight="normal" fo:font-family="'DejaVu Sans Mono'" style:font-family-asian="'DejaVu Sans Mono'" style:font-family-complex="'DejaVu Sans Mono'" fo:background-color="#e0e0e0" fo:color="#000000"/>
    </style:style>
    <style:style style:name="T329" style:family="text">
      <style:text-properties fo:font-size="10.00pt" fo:font-weight="bold" fo:font-family="'DejaVu Sans Mono'" style:font-family-asian="'DejaVu Sans Mono'" style:font-family-complex="'DejaVu Sans Mono'" fo:background-color="#e0e0e0" fo:color="#000000"/>
    </style:style>
    <style:style style:name="T330" style:family="text">
      <style:text-properties fo:font-size="10.00pt" fo:font-weight="normal" fo:font-family="'DejaVu Sans Mono'" style:font-family-asian="'DejaVu Sans Mono'" style:font-family-complex="'DejaVu Sans Mono'" fo:background-color="#e0e0e0" fo:color="#000000"/>
    </style:style>
    <style:style style:name="T331" style:family="text">
      <style:text-properties fo:font-size="10.00pt" fo:font-weight="bold" fo:font-family="'DejaVu Sans Mono'" style:font-family-asian="'DejaVu Sans Mono'" style:font-family-complex="'DejaVu Sans Mono'" fo:background-color="#e0e0e0" fo:color="#000000"/>
    </style:style>
    <style:style style:name="T332" style:family="text">
      <style:text-properties fo:font-size="10.00pt" fo:font-weight="normal" fo:font-family="'DejaVu Sans Mono'" style:font-family-asian="'DejaVu Sans Mono'" style:font-family-complex="'DejaVu Sans Mono'" fo:background-color="#e0e0e0" fo:color="#000000"/>
    </style:style>
    <style:style style:name="T333" style:family="text">
      <style:text-properties fo:font-size="10.00pt" fo:font-weight="bold" fo:font-family="'DejaVu Sans Mono'" style:font-family-asian="'DejaVu Sans Mono'" style:font-family-complex="'DejaVu Sans Mono'" fo:background-color="#e0e0e0" fo:color="#000000"/>
    </style:style>
    <style:style style:name="T334" style:family="text">
      <style:text-properties fo:font-size="10.00pt" fo:font-weight="normal" fo:font-family="'DejaVu Sans Mono'" style:font-family-asian="'DejaVu Sans Mono'" style:font-family-complex="'DejaVu Sans Mono'" fo:background-color="#e0e0e0" fo:color="#000000"/>
    </style:style>
    <style:style style:name="T335" style:family="text">
      <style:text-properties fo:font-size="10.00pt" fo:font-weight="bold" fo:font-family="'DejaVu Sans Mono'" style:font-family-asian="'DejaVu Sans Mono'" style:font-family-complex="'DejaVu Sans Mono'" fo:background-color="#e0e0e0" fo:color="#000000"/>
    </style:style>
    <style:style style:name="T336" style:family="text">
      <style:text-properties fo:font-size="10.00pt" fo:font-weight="normal" fo:font-family="'DejaVu Sans Mono'" style:font-family-asian="'DejaVu Sans Mono'" style:font-family-complex="'DejaVu Sans Mono'" fo:background-color="#e0e0e0" fo:color="#000000"/>
    </style:style>
    <style:style style:name="T337" style:family="text">
      <style:text-properties fo:font-size="10.00pt" fo:font-weight="bold" fo:font-family="'DejaVu Sans Mono'" style:font-family-asian="'DejaVu Sans Mono'" style:font-family-complex="'DejaVu Sans Mono'" fo:background-color="#e0e0e0" fo:color="#000000"/>
    </style:style>
    <style:style style:name="T338" style:family="text">
      <style:text-properties fo:font-size="10.00pt" fo:font-weight="normal" fo:font-family="'DejaVu Sans Mono'" style:font-family-asian="'DejaVu Sans Mono'" style:font-family-complex="'DejaVu Sans Mono'" fo:background-color="#e0e0e0" fo:color="#000000"/>
    </style:style>
    <style:style style:name="T339" style:family="text">
      <style:text-properties fo:font-size="10.00pt" fo:font-weight="bold" fo:font-family="'DejaVu Sans Mono'" style:font-family-asian="'DejaVu Sans Mono'" style:font-family-complex="'DejaVu Sans Mono'" fo:background-color="#e0e0e0" fo:color="#000000"/>
    </style:style>
    <style:style style:name="T340" style:family="text">
      <style:text-properties fo:font-size="10.00pt" fo:font-weight="normal" fo:font-family="'DejaVu Sans Mono'" style:font-family-asian="'DejaVu Sans Mono'" style:font-family-complex="'DejaVu Sans Mono'" fo:background-color="#e0e0e0" fo:color="#000000"/>
    </style:style>
    <style:style style:name="T34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42" style:family="text">
      <style:text-properties fo:font-size="14.00pt" fo:font-weight="bold" fo:font-family="'Helvetica, Arial, sans-serif'" style:font-family-asian="'Helvetica, Arial, sans-serif'" style:font-family-complex="'Helvetica, Arial, sans-serif'" fo:background-color="transparent" fo:color="#000000"/>
    </style:style>
    <style:style style:name="T34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44" style:family="text">
      <style:text-properties fo:font-size="14.00pt" fo:font-weight="bold" fo:font-family="'Helvetica, Arial, sans-serif'" style:font-family-asian="'Helvetica, Arial, sans-serif'" style:font-family-complex="'Helvetica, Arial, sans-serif'" fo:background-color="transparent" fo:color="#000000"/>
    </style:style>
    <style:style style:name="T34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46" style:family="text">
      <style:text-properties fo:font-size="10.00pt" fo:font-weight="normal" fo:font-family="'DejaVu Sans Mono'" style:font-family-asian="'DejaVu Sans Mono'" style:font-family-complex="'DejaVu Sans Mono'" fo:background-color="#e0e0e0" fo:color="#000000"/>
    </style:style>
    <style:style style:name="T347" style:family="text">
      <style:text-properties fo:font-size="10.00pt" fo:font-weight="bold" fo:font-family="'DejaVu Sans Mono'" style:font-family-asian="'DejaVu Sans Mono'" style:font-family-complex="'DejaVu Sans Mono'" fo:background-color="#e0e0e0" fo:color="#000000"/>
    </style:style>
    <style:style style:name="T348" style:family="text">
      <style:text-properties fo:font-size="10.00pt" fo:font-weight="normal" fo:font-family="'DejaVu Sans Mono'" style:font-family-asian="'DejaVu Sans Mono'" style:font-family-complex="'DejaVu Sans Mono'" fo:background-color="#e0e0e0" fo:color="#000000"/>
    </style:style>
    <style:style style:name="T349" style:family="text">
      <style:text-properties fo:font-size="10.00pt" fo:font-weight="bold" fo:font-family="'DejaVu Sans Mono'" style:font-family-asian="'DejaVu Sans Mono'" style:font-family-complex="'DejaVu Sans Mono'" fo:background-color="#e0e0e0" fo:color="#000000"/>
    </style:style>
    <style:style style:name="T350" style:family="text">
      <style:text-properties fo:font-size="10.00pt" fo:font-weight="normal" fo:font-family="'DejaVu Sans Mono'" style:font-family-asian="'DejaVu Sans Mono'" style:font-family-complex="'DejaVu Sans Mono'" fo:background-color="#e0e0e0"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0.00pt" fo:font-weight="normal" fo:font-family="'DejaVu Sans Mono'" style:font-family-asian="'DejaVu Sans Mono'" style:font-family-complex="'DejaVu Sans Mono'" fo:background-color="#e0e0e0" fo:color="#000000"/>
    </style:style>
    <style:style style:name="T353" style:family="text">
      <style:text-properties fo:font-size="10.00pt" fo:font-weight="bold" fo:font-family="'DejaVu Sans Mono'" style:font-family-asian="'DejaVu Sans Mono'" style:font-family-complex="'DejaVu Sans Mono'" fo:background-color="#e0e0e0" fo:color="#000000"/>
    </style:style>
    <style:style style:name="T354" style:family="text">
      <style:text-properties fo:font-size="10.00pt" fo:font-weight="normal" fo:font-family="'DejaVu Sans Mono'" style:font-family-asian="'DejaVu Sans Mono'" style:font-family-complex="'DejaVu Sans Mono'" fo:background-color="#e0e0e0" fo:color="#000000"/>
    </style:style>
    <style:style style:name="T355" style:family="text">
      <style:text-properties fo:font-size="10.00pt" fo:font-weight="bold" fo:font-family="'DejaVu Sans Mono'" style:font-family-asian="'DejaVu Sans Mono'" style:font-family-complex="'DejaVu Sans Mono'" fo:background-color="#e0e0e0" fo:color="#000000"/>
    </style:style>
    <style:style style:name="T356" style:family="text">
      <style:text-properties fo:font-size="10.00pt" fo:font-weight="normal" fo:font-family="'DejaVu Sans Mono'" style:font-family-asian="'DejaVu Sans Mono'" style:font-family-complex="'DejaVu Sans Mono'" fo:background-color="#e0e0e0" fo:color="#000000"/>
    </style:style>
    <style:style style:name="T357" style:family="text">
      <style:text-properties fo:font-size="10.00pt" fo:font-weight="bold" fo:font-family="'DejaVu Sans Mono'" style:font-family-asian="'DejaVu Sans Mono'" style:font-family-complex="'DejaVu Sans Mono'" fo:background-color="#e0e0e0" fo:color="#000000"/>
    </style:style>
    <style:style style:name="T358" style:family="text">
      <style:text-properties fo:font-size="10.00pt" fo:font-weight="normal" fo:font-family="'DejaVu Sans Mono'" style:font-family-asian="'DejaVu Sans Mono'" style:font-family-complex="'DejaVu Sans Mono'" fo:background-color="#e0e0e0" fo:color="#000000"/>
    </style:style>
    <style:style style:name="T35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60" style:family="text">
      <style:text-properties fo:font-size="14.00pt" fo:font-weight="bold" fo:font-family="'Helvetica, Arial, sans-serif'" style:font-family-asian="'Helvetica, Arial, sans-serif'" style:font-family-complex="'Helvetica, Arial, sans-serif'" fo:background-color="transparent" fo:color="#000000"/>
    </style:style>
    <style:style style:name="T36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62" style:family="text">
      <style:text-properties fo:font-size="10.00pt" fo:font-weight="normal" fo:font-family="'DejaVu Sans Mono'" style:font-family-asian="'DejaVu Sans Mono'" style:font-family-complex="'DejaVu Sans Mono'" fo:background-color="#e0e0e0" fo:color="#000000"/>
    </style:style>
    <style:style style:name="T363" style:family="text">
      <style:text-properties fo:font-size="10.00pt" fo:font-weight="bold" fo:font-family="'DejaVu Sans Mono'" style:font-family-asian="'DejaVu Sans Mono'" style:font-family-complex="'DejaVu Sans Mono'" fo:background-color="#e0e0e0" fo:color="#000000"/>
    </style:style>
    <style:style style:name="T364" style:family="text">
      <style:text-properties fo:font-size="10.00pt" fo:font-weight="normal" fo:font-family="'DejaVu Sans Mono'" style:font-family-asian="'DejaVu Sans Mono'" style:font-family-complex="'DejaVu Sans Mono'" fo:background-color="#e0e0e0" fo:color="#000000"/>
    </style:style>
    <style:style style:name="T36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66" style:family="text">
      <style:text-properties fo:font-size="14.00pt" fo:font-weight="bold" fo:font-family="'Helvetica, Arial, sans-serif'" style:font-family-asian="'Helvetica, Arial, sans-serif'" style:font-family-complex="'Helvetica, Arial, sans-serif'" fo:background-color="transparent" fo:color="#000000"/>
    </style:style>
    <style:style style:name="T36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68" style:family="text">
      <style:text-properties fo:font-size="10.00pt" fo:font-weight="normal" fo:font-family="'DejaVu Sans Mono'" style:font-family-asian="'DejaVu Sans Mono'" style:font-family-complex="'DejaVu Sans Mono'" fo:background-color="#e0e0e0" fo:color="#000000"/>
    </style:style>
    <style:style style:name="T369" style:family="text">
      <style:text-properties fo:font-size="10.00pt" fo:font-weight="bold" fo:font-family="'DejaVu Sans Mono'" style:font-family-asian="'DejaVu Sans Mono'" style:font-family-complex="'DejaVu Sans Mono'" fo:background-color="#e0e0e0" fo:color="#000000"/>
    </style:style>
    <style:style style:name="T370" style:family="text">
      <style:text-properties fo:font-size="10.00pt" fo:font-weight="normal" fo:font-family="'DejaVu Sans Mono'" style:font-family-asian="'DejaVu Sans Mono'" style:font-family-complex="'DejaVu Sans Mono'" fo:background-color="#e0e0e0" fo:color="#000000"/>
    </style:style>
    <style:style style:name="T371" style:family="text">
      <style:text-properties fo:font-size="10.00pt" fo:font-weight="bold" fo:font-family="'DejaVu Sans Mono'" style:font-family-asian="'DejaVu Sans Mono'" style:font-family-complex="'DejaVu Sans Mono'" fo:background-color="#e0e0e0" fo:color="#000000"/>
    </style:style>
    <style:style style:name="T372" style:family="text">
      <style:text-properties fo:font-size="10.00pt" fo:font-weight="normal" fo:font-family="'DejaVu Sans Mono'" style:font-family-asian="'DejaVu Sans Mono'" style:font-family-complex="'DejaVu Sans Mono'" fo:background-color="#e0e0e0" fo:color="#000000"/>
    </style:style>
    <style:style style:name="T373" style:family="text">
      <style:text-properties fo:font-size="18.00pt" fo:font-weight="bold" fo:font-family="'Helvetica, Arial, sans-serif'" style:font-family-asian="'Helvetica, Arial, sans-serif'" style:font-family-complex="'Helvetica, Arial, sans-serif'" fo:background-color="transparent" fo:color="#000000"/>
    </style:style>
    <style:style style:name="T37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75" style:family="text">
      <style:text-properties fo:font-size="14.00pt" fo:font-weight="bold" fo:font-family="'Helvetica, Arial, sans-serif'" style:font-family-asian="'Helvetica, Arial, sans-serif'" style:font-family-complex="'Helvetica, Arial, sans-serif'" fo:background-color="transparent" fo:color="#000000"/>
    </style:style>
    <style:style style:name="T37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77" style:family="text">
      <style:text-properties fo:font-size="14.00pt" fo:font-weight="bold" fo:font-family="'Helvetica, Arial, sans-serif'" style:font-family-asian="'Helvetica, Arial, sans-serif'" style:font-family-complex="'Helvetica, Arial, sans-serif'" fo:background-color="transparent" fo:color="#000000"/>
    </style:style>
    <style:style style:name="T37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79" style:family="text">
      <style:text-properties fo:font-size="14.00pt" fo:font-weight="bold" fo:font-family="'Helvetica, Arial, sans-serif'" style:font-family-asian="'Helvetica, Arial, sans-serif'" style:font-family-complex="'Helvetica, Arial, sans-serif'" fo:background-color="transparent" fo:color="#000000"/>
    </style:style>
    <style:style style:name="T38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81" style:family="text">
      <style:text-properties fo:font-size="10.00pt" fo:font-weight="normal" fo:font-family="'DejaVu Sans Mono'" style:font-family-asian="'DejaVu Sans Mono'" style:font-family-complex="'DejaVu Sans Mono'" fo:background-color="#e0e0e0" fo:color="#000000"/>
    </style:style>
    <style:style style:name="T382" style:family="text">
      <style:text-properties fo:font-size="10.00pt" fo:font-weight="bold" fo:font-family="'DejaVu Sans Mono'" style:font-family-asian="'DejaVu Sans Mono'" style:font-family-complex="'DejaVu Sans Mono'" fo:background-color="#e0e0e0" fo:color="#000000"/>
    </style:style>
    <style:style style:name="T383" style:family="text">
      <style:text-properties fo:font-size="10.00pt" fo:font-weight="normal" fo:font-family="'DejaVu Sans Mono'" style:font-family-asian="'DejaVu Sans Mono'" style:font-family-complex="'DejaVu Sans Mono'" fo:background-color="#e0e0e0" fo:color="#000000"/>
    </style:style>
    <style:style style:name="T38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85" style:family="text">
      <style:text-properties fo:font-size="14.00pt" fo:font-weight="bold" fo:font-family="'Helvetica, Arial, sans-serif'" style:font-family-asian="'Helvetica, Arial, sans-serif'" style:font-family-complex="'Helvetica, Arial, sans-serif'" fo:background-color="transparent" fo:color="#000000"/>
    </style:style>
    <style:style style:name="T38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87" style:family="text">
      <style:text-properties fo:font-size="14.00pt" fo:font-weight="bold" fo:font-family="'Helvetica, Arial, sans-serif'" style:font-family-asian="'Helvetica, Arial, sans-serif'" style:font-family-complex="'Helvetica, Arial, sans-serif'" fo:background-color="transparent" fo:color="#000000"/>
    </style:style>
    <style:style style:name="T38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89" style:family="text">
      <style:text-properties fo:font-size="14.00pt" fo:font-weight="bold" fo:font-family="'Helvetica, Arial, sans-serif'" style:font-family-asian="'Helvetica, Arial, sans-serif'" style:font-family-complex="'Helvetica, Arial, sans-serif'" fo:background-color="transparent" fo:color="#000000"/>
    </style:style>
    <style:style style:name="T39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91" style:family="text">
      <style:text-properties fo:font-size="14.00pt" fo:font-weight="bold" fo:font-family="'Helvetica, Arial, sans-serif'" style:font-family-asian="'Helvetica, Arial, sans-serif'" style:font-family-complex="'Helvetica, Arial, sans-serif'" fo:background-color="transparent" fo:color="#000000"/>
    </style:style>
    <style:style style:name="T39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93" style:family="text">
      <style:text-properties fo:font-size="14.00pt" fo:font-weight="bold" fo:font-family="'Helvetica, Arial, sans-serif'" style:font-family-asian="'Helvetica, Arial, sans-serif'" style:font-family-complex="'Helvetica, Arial, sans-serif'" fo:background-color="transparent" fo:color="#000000"/>
    </style:style>
    <style:style style:name="T39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9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39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9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398" style:family="text">
      <style:text-properties fo:font-size="14.00pt" fo:font-weight="bold" fo:font-family="'Helvetica, Arial, sans-serif'" style:font-family-asian="'Helvetica, Arial, sans-serif'" style:font-family-complex="'Helvetica, Arial, sans-serif'" fo:background-color="transparent" fo:color="#000000"/>
    </style:style>
    <style:style style:name="T39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00" style:family="text">
      <style:text-properties fo:font-size="10.00pt" fo:font-weight="normal" fo:font-family="'DejaVu Sans Mono'" style:font-family-asian="'DejaVu Sans Mono'" style:font-family-complex="'DejaVu Sans Mono'" fo:background-color="#e0e0e0" fo:color="#000000"/>
    </style:style>
    <style:style style:name="T401" style:family="text">
      <style:text-properties fo:font-size="10.00pt" fo:font-weight="bold" fo:font-family="'DejaVu Sans Mono'" style:font-family-asian="'DejaVu Sans Mono'" style:font-family-complex="'DejaVu Sans Mono'" fo:background-color="#e0e0e0" fo:color="#000000"/>
    </style:style>
    <style:style style:name="T402" style:family="text">
      <style:text-properties fo:font-size="10.00pt" fo:font-weight="normal" fo:font-family="'DejaVu Sans Mono'" style:font-family-asian="'DejaVu Sans Mono'" style:font-family-complex="'DejaVu Sans Mono'" fo:background-color="#e0e0e0" fo:color="#000000"/>
    </style:style>
    <style:style style:name="T403" style:family="text">
      <style:text-properties fo:font-size="14.00pt" fo:font-weight="bold" fo:font-family="'Helvetica, Arial, sans-serif'" style:font-family-asian="'Helvetica, Arial, sans-serif'" style:font-family-complex="'Helvetica, Arial, sans-serif'" fo:background-color="transparent" fo:color="#000000"/>
    </style:style>
    <style:style style:name="T40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05" style:family="text">
      <style:text-properties fo:font-size="14.00pt" fo:font-weight="bold" fo:font-family="'Helvetica, Arial, sans-serif'" style:font-family-asian="'Helvetica, Arial, sans-serif'" style:font-family-complex="'Helvetica, Arial, sans-serif'" fo:background-color="transparent" fo:color="#000000"/>
    </style:style>
    <style:style style:name="T40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07" style:family="text">
      <style:text-properties fo:font-size="14.00pt" fo:font-weight="bold" fo:font-family="'Helvetica, Arial, sans-serif'" style:font-family-asian="'Helvetica, Arial, sans-serif'" style:font-family-complex="'Helvetica, Arial, sans-serif'" fo:background-color="transparent" fo:color="#000000"/>
    </style:style>
    <style:style style:name="T40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09" style:family="text">
      <style:text-properties fo:font-size="14.00pt" fo:font-weight="bold" fo:font-family="'Helvetica, Arial, sans-serif'" style:font-family-asian="'Helvetica, Arial, sans-serif'" style:font-family-complex="'Helvetica, Arial, sans-serif'" fo:background-color="transparent" fo:color="#000000"/>
    </style:style>
    <style:style style:name="T41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1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1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14" style:family="text">
      <style:text-properties fo:font-size="14.00pt" fo:font-weight="bold" fo:font-family="'Helvetica, Arial, sans-serif'" style:font-family-asian="'Helvetica, Arial, sans-serif'" style:font-family-complex="'Helvetica, Arial, sans-serif'" fo:background-color="transparent" fo:color="#000000"/>
    </style:style>
    <style:style style:name="T41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16" style:family="text">
      <style:text-properties fo:font-size="14.00pt" fo:font-weight="bold" fo:font-family="'Helvetica, Arial, sans-serif'" style:font-family-asian="'Helvetica, Arial, sans-serif'" style:font-family-complex="'Helvetica, Arial, sans-serif'" fo:background-color="transparent" fo:color="#000000"/>
    </style:style>
    <style:style style:name="T41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18" style:family="text">
      <style:text-properties fo:font-size="14.00pt" fo:font-weight="bold" fo:font-family="'Helvetica, Arial, sans-serif'" style:font-family-asian="'Helvetica, Arial, sans-serif'" style:font-family-complex="'Helvetica, Arial, sans-serif'" fo:background-color="transparent" fo:color="#000000"/>
    </style:style>
    <style:style style:name="T41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20" style:family="text">
      <style:text-properties fo:font-size="10.00pt" fo:font-weight="normal" fo:font-family="'DejaVu Sans Mono'" style:font-family-asian="'DejaVu Sans Mono'" style:font-family-complex="'DejaVu Sans Mono'" fo:background-color="#e0e0e0" fo:color="#000000"/>
    </style:style>
    <style:style style:name="T421" style:family="text">
      <style:text-properties fo:font-size="10.00pt" fo:font-weight="bold" fo:font-family="'DejaVu Sans Mono'" style:font-family-asian="'DejaVu Sans Mono'" style:font-family-complex="'DejaVu Sans Mono'" fo:background-color="#e0e0e0" fo:color="#000000"/>
    </style:style>
    <style:style style:name="T422" style:family="text">
      <style:text-properties fo:font-size="10.00pt" fo:font-weight="normal" fo:font-family="'DejaVu Sans Mono'" style:font-family-asian="'DejaVu Sans Mono'" style:font-family-complex="'DejaVu Sans Mono'" fo:background-color="#e0e0e0" fo:color="#000000"/>
    </style:style>
    <style:style style:name="T423" style:family="text">
      <style:text-properties fo:font-size="10.00pt" fo:font-weight="bold" fo:font-family="'DejaVu Sans Mono'" style:font-family-asian="'DejaVu Sans Mono'" style:font-family-complex="'DejaVu Sans Mono'" fo:background-color="#e0e0e0" fo:color="#000000"/>
    </style:style>
    <style:style style:name="T424" style:family="text">
      <style:text-properties fo:font-size="10.00pt" fo:font-weight="normal" fo:font-family="'DejaVu Sans Mono'" style:font-family-asian="'DejaVu Sans Mono'" style:font-family-complex="'DejaVu Sans Mono'" fo:background-color="#e0e0e0" fo:color="#000000"/>
    </style:style>
    <style:style style:name="T425" style:family="text">
      <style:text-properties fo:font-size="10.00pt" fo:font-weight="bold" fo:font-family="'DejaVu Sans Mono'" style:font-family-asian="'DejaVu Sans Mono'" style:font-family-complex="'DejaVu Sans Mono'" fo:background-color="#e0e0e0" fo:color="#000000"/>
    </style:style>
    <style:style style:name="T426" style:family="text">
      <style:text-properties fo:font-size="10.00pt" fo:font-weight="normal" fo:font-family="'DejaVu Sans Mono'" style:font-family-asian="'DejaVu Sans Mono'" style:font-family-complex="'DejaVu Sans Mono'" fo:background-color="#e0e0e0" fo:color="#000000"/>
    </style:style>
    <style:style style:name="T427" style:family="text">
      <style:text-properties fo:font-size="10.00pt" fo:font-weight="bold" fo:font-family="'DejaVu Sans Mono'" style:font-family-asian="'DejaVu Sans Mono'" style:font-family-complex="'DejaVu Sans Mono'" fo:background-color="#e0e0e0" fo:color="#000000"/>
    </style:style>
    <style:style style:name="T428" style:family="text">
      <style:text-properties fo:font-size="10.00pt" fo:font-weight="normal" fo:font-family="'DejaVu Sans Mono'" style:font-family-asian="'DejaVu Sans Mono'" style:font-family-complex="'DejaVu Sans Mono'" fo:background-color="#e0e0e0" fo:color="#000000"/>
    </style:style>
    <style:style style:name="T429" style:family="text">
      <style:text-properties fo:font-size="10.00pt" fo:font-weight="bold" fo:font-family="'DejaVu Sans Mono'" style:font-family-asian="'DejaVu Sans Mono'" style:font-family-complex="'DejaVu Sans Mono'" fo:background-color="#e0e0e0" fo:color="#000000"/>
    </style:style>
    <style:style style:name="T430" style:family="text">
      <style:text-properties fo:font-size="10.00pt" fo:font-weight="normal" fo:font-family="'DejaVu Sans Mono'" style:font-family-asian="'DejaVu Sans Mono'" style:font-family-complex="'DejaVu Sans Mono'" fo:background-color="#e0e0e0" fo:color="#000000"/>
    </style:style>
    <style:style style:name="T43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32" style:family="text">
      <style:text-properties fo:font-size="14.00pt" fo:font-weight="bold" fo:font-family="'Helvetica, Arial, sans-serif'" style:font-family-asian="'Helvetica, Arial, sans-serif'" style:font-family-complex="'Helvetica, Arial, sans-serif'" fo:background-color="transparent" fo:color="#000000"/>
    </style:style>
    <style:style style:name="T43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34" style:family="text">
      <style:text-properties fo:font-size="14.00pt" fo:font-weight="bold" fo:font-family="'Helvetica, Arial, sans-serif'" style:font-family-asian="'Helvetica, Arial, sans-serif'" style:font-family-complex="'Helvetica, Arial, sans-serif'" fo:background-color="transparent" fo:color="#000000"/>
    </style:style>
    <style:style style:name="T43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36" style:family="text">
      <style:text-properties fo:font-size="14.00pt" fo:font-weight="bold" fo:font-family="'Helvetica, Arial, sans-serif'" style:font-family-asian="'Helvetica, Arial, sans-serif'" style:font-family-complex="'Helvetica, Arial, sans-serif'" fo:background-color="transparent" fo:color="#000000"/>
    </style:style>
    <style:style style:name="T43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38" style:family="text">
      <style:text-properties fo:font-size="10.00pt" fo:font-weight="normal" fo:font-family="'DejaVu Sans Mono'" style:font-family-asian="'DejaVu Sans Mono'" style:font-family-complex="'DejaVu Sans Mono'" fo:background-color="#e0e0e0" fo:color="#000000"/>
    </style:style>
    <style:style style:name="T439" style:family="text">
      <style:text-properties fo:font-size="10.00pt" fo:font-weight="bold" fo:font-family="'DejaVu Sans Mono'" style:font-family-asian="'DejaVu Sans Mono'" style:font-family-complex="'DejaVu Sans Mono'" fo:background-color="#e0e0e0" fo:color="#000000"/>
    </style:style>
    <style:style style:name="T440" style:family="text">
      <style:text-properties fo:font-size="10.00pt" fo:font-weight="normal" fo:font-family="'DejaVu Sans Mono'" style:font-family-asian="'DejaVu Sans Mono'" style:font-family-complex="'DejaVu Sans Mono'" fo:background-color="#e0e0e0" fo:color="#000000"/>
    </style:style>
    <style:style style:name="T441" style:family="text">
      <style:text-properties fo:font-size="10.00pt" fo:font-weight="bold" fo:font-family="'DejaVu Sans Mono'" style:font-family-asian="'DejaVu Sans Mono'" style:font-family-complex="'DejaVu Sans Mono'" fo:background-color="#e0e0e0" fo:color="#000000"/>
    </style:style>
    <style:style style:name="T442" style:family="text">
      <style:text-properties fo:font-size="10.00pt" fo:font-weight="normal" fo:font-family="'DejaVu Sans Mono'" style:font-family-asian="'DejaVu Sans Mono'" style:font-family-complex="'DejaVu Sans Mono'" fo:background-color="#e0e0e0" fo:color="#000000"/>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0.00pt" fo:font-weight="normal" fo:font-family="'DejaVu Sans Mono'" style:font-family-asian="'DejaVu Sans Mono'" style:font-family-complex="'DejaVu Sans Mono'" fo:background-color="#e0e0e0" fo:color="#000000"/>
    </style:style>
    <style:style style:name="T445" style:family="text">
      <style:text-properties fo:font-size="10.00pt" fo:font-weight="bold" fo:font-family="'DejaVu Sans Mono'" style:font-family-asian="'DejaVu Sans Mono'" style:font-family-complex="'DejaVu Sans Mono'" fo:background-color="#e0e0e0" fo:color="#000000"/>
    </style:style>
    <style:style style:name="T446" style:family="text">
      <style:text-properties fo:font-size="10.00pt" fo:font-weight="normal" fo:font-family="'DejaVu Sans Mono'" style:font-family-asian="'DejaVu Sans Mono'" style:font-family-complex="'DejaVu Sans Mono'" fo:background-color="#e0e0e0" fo:color="#000000"/>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0.00pt" fo:font-weight="normal" fo:font-family="'DejaVu Sans Mono'" style:font-family-asian="'DejaVu Sans Mono'" style:font-family-complex="'DejaVu Sans Mono'" fo:background-color="#e0e0e0" fo:color="#000000"/>
    </style:style>
    <style:style style:name="T44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50" style:family="text">
      <style:text-properties fo:font-size="14.00pt" fo:font-weight="bold" fo:font-family="'Helvetica, Arial, sans-serif'" style:font-family-asian="'Helvetica, Arial, sans-serif'" style:font-family-complex="'Helvetica, Arial, sans-serif'" fo:background-color="transparent" fo:color="#000000"/>
    </style:style>
    <style:style style:name="T45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52" style:family="text">
      <style:text-properties fo:font-size="14.00pt" fo:font-weight="bold" fo:font-family="'Helvetica, Arial, sans-serif'" style:font-family-asian="'Helvetica, Arial, sans-serif'" style:font-family-complex="'Helvetica, Arial, sans-serif'" fo:background-color="transparent" fo:color="#000000"/>
    </style:style>
    <style:style style:name="T45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54" style:family="text">
      <style:text-properties fo:font-size="14.00pt" fo:font-weight="bold" fo:font-family="'Helvetica, Arial, sans-serif'" style:font-family-asian="'Helvetica, Arial, sans-serif'" style:font-family-complex="'Helvetica, Arial, sans-serif'" fo:background-color="transparent" fo:color="#000000"/>
    </style:style>
    <style:style style:name="T45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56" style:family="text">
      <style:text-properties fo:font-size="14.00pt" fo:font-weight="bold" fo:font-family="'Helvetica, Arial, sans-serif'" style:font-family-asian="'Helvetica, Arial, sans-serif'" style:font-family-complex="'Helvetica, Arial, sans-serif'" fo:background-color="transparent" fo:color="#000000"/>
    </style:style>
    <style:style style:name="T45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58" style:family="text">
      <style:text-properties fo:font-size="14.00pt" fo:font-weight="bold" fo:font-family="'Helvetica, Arial, sans-serif'" style:font-family-asian="'Helvetica, Arial, sans-serif'" style:font-family-complex="'Helvetica, Arial, sans-serif'" fo:background-color="transparent" fo:color="#000000"/>
    </style:style>
    <style:style style:name="T45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60" style:family="text">
      <style:text-properties fo:font-size="14.00pt" fo:font-weight="bold" fo:font-family="'Helvetica, Arial, sans-serif'" style:font-family-asian="'Helvetica, Arial, sans-serif'" style:font-family-complex="'Helvetica, Arial, sans-serif'" fo:background-color="transparent" fo:color="#000000"/>
    </style:style>
    <style:style style:name="T46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62" style:family="text">
      <style:text-properties fo:font-size="14.00pt" fo:font-weight="bold" fo:font-family="'Helvetica, Arial, sans-serif'" style:font-family-asian="'Helvetica, Arial, sans-serif'" style:font-family-complex="'Helvetica, Arial, sans-serif'" fo:background-color="transparent" fo:color="#000000"/>
    </style:style>
    <style:style style:name="T46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64" style:family="text">
      <style:text-properties fo:font-size="14.00pt" fo:font-weight="bold" fo:font-family="'Helvetica, Arial, sans-serif'" style:font-family-asian="'Helvetica, Arial, sans-serif'" style:font-family-complex="'Helvetica, Arial, sans-serif'" fo:background-color="transparent" fo:color="#000000"/>
    </style:style>
    <style:style style:name="T46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66" style:family="text">
      <style:text-properties fo:font-size="14.00pt" fo:font-weight="bold" fo:font-family="'Helvetica, Arial, sans-serif'" style:font-family-asian="'Helvetica, Arial, sans-serif'" style:font-family-complex="'Helvetica, Arial, sans-serif'" fo:background-color="transparent" fo:color="#000000"/>
    </style:style>
    <style:style style:name="T46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68" style:family="text">
      <style:text-properties fo:font-size="14.00pt" fo:font-weight="bold" fo:font-family="'Helvetica, Arial, sans-serif'" style:font-family-asian="'Helvetica, Arial, sans-serif'" style:font-family-complex="'Helvetica, Arial, sans-serif'" fo:background-color="transparent" fo:color="#000000"/>
    </style:style>
    <style:style style:name="T46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70" style:family="text">
      <style:text-properties fo:font-size="14.00pt" fo:font-weight="bold" fo:font-family="'Helvetica, Arial, sans-serif'" style:font-family-asian="'Helvetica, Arial, sans-serif'" style:font-family-complex="'Helvetica, Arial, sans-serif'" fo:background-color="transparent" fo:color="#000000"/>
    </style:style>
    <style:style style:name="T47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72" style:family="text">
      <style:text-properties fo:font-size="14.00pt" fo:font-weight="bold" fo:font-family="'Helvetica, Arial, sans-serif'" style:font-family-asian="'Helvetica, Arial, sans-serif'" style:font-family-complex="'Helvetica, Arial, sans-serif'" fo:background-color="transparent" fo:color="#000000"/>
    </style:style>
    <style:style style:name="T47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74" style:family="text">
      <style:text-properties fo:font-size="14.00pt" fo:font-weight="bold" fo:font-family="'Helvetica, Arial, sans-serif'" style:font-family-asian="'Helvetica, Arial, sans-serif'" style:font-family-complex="'Helvetica, Arial, sans-serif'" fo:background-color="transparent" fo:color="#000000"/>
    </style:style>
    <style:style style:name="T47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76" style:family="text">
      <style:text-properties fo:font-size="14.00pt" fo:font-weight="bold" fo:font-family="'Helvetica, Arial, sans-serif'" style:font-family-asian="'Helvetica, Arial, sans-serif'" style:font-family-complex="'Helvetica, Arial, sans-serif'" fo:background-color="transparent" fo:color="#000000"/>
    </style:style>
    <style:style style:name="T47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78" style:family="text">
      <style:text-properties fo:font-size="14.00pt" fo:font-weight="bold" fo:font-family="'Helvetica, Arial, sans-serif'" style:font-family-asian="'Helvetica, Arial, sans-serif'" style:font-family-complex="'Helvetica, Arial, sans-serif'" fo:background-color="transparent" fo:color="#000000"/>
    </style:style>
    <style:style style:name="T47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480" style:family="text">
      <style:text-properties fo:font-size="10.00pt" fo:font-weight="normal" fo:font-family="'DejaVu Sans Mono'" style:font-family-asian="'DejaVu Sans Mono'" style:font-family-complex="'DejaVu Sans Mono'" fo:background-color="#e0e0e0" fo:color="#000000"/>
    </style:style>
    <style:style style:name="T481" style:family="text">
      <style:text-properties fo:font-size="10.00pt" fo:font-weight="bold" fo:font-family="'DejaVu Sans Mono'" style:font-family-asian="'DejaVu Sans Mono'" style:font-family-complex="'DejaVu Sans Mono'" fo:background-color="#e0e0e0" fo:color="#000000"/>
    </style:style>
    <style:style style:name="T482" style:family="text">
      <style:text-properties fo:font-size="10.00pt" fo:font-weight="normal" fo:font-family="'DejaVu Sans Mono'" style:font-family-asian="'DejaVu Sans Mono'" style:font-family-complex="'DejaVu Sans Mono'" fo:background-color="#e0e0e0" fo:color="#000000"/>
    </style:style>
    <style:style style:name="T483" style:family="text">
      <style:text-properties fo:font-size="10.00pt" fo:font-weight="normal" style:text-underline-mode="continuous" style:text-underline-type="single" style:text-underline-style="solid" style:text-underline-width="normal" fo:font-family="'DejaVu Sans Mono'" style:font-family-asian="'DejaVu Sans Mono'" style:font-family-complex="'DejaVu Sans Mono'" fo:background-color="#e0e0e0" fo:color="#000000"/>
    </style:style>
    <style:style style:name="T484" style:family="text">
      <style:text-properties fo:font-size="10.00pt" fo:font-weight="normal" fo:font-family="'DejaVu Sans Mono'" style:font-family-asian="'DejaVu Sans Mono'" style:font-family-complex="'DejaVu Sans Mono'" fo:background-color="#e0e0e0" fo:color="#000000"/>
    </style:style>
    <style:style style:name="T485" style:family="text">
      <style:text-properties fo:font-size="10.00pt" fo:font-weight="bold" fo:font-family="'DejaVu Sans Mono'" style:font-family-asian="'DejaVu Sans Mono'" style:font-family-complex="'DejaVu Sans Mono'" fo:background-color="#e0e0e0" fo:color="#000000"/>
    </style:style>
    <style:style style:name="T486" style:family="text">
      <style:text-properties fo:font-size="10.00pt" fo:font-weight="normal" fo:font-family="'DejaVu Sans Mono'" style:font-family-asian="'DejaVu Sans Mono'" style:font-family-complex="'DejaVu Sans Mono'" fo:background-color="#e0e0e0" fo:color="#000000"/>
    </style:style>
    <style:style style:name="T487" style:family="text">
      <style:text-properties fo:font-size="10.00pt" fo:font-weight="bold" fo:font-family="'DejaVu Sans Mono'" style:font-family-asian="'DejaVu Sans Mono'" style:font-family-complex="'DejaVu Sans Mono'" fo:background-color="#e0e0e0" fo:color="#000000"/>
    </style:style>
    <style:style style:name="T488" style:family="text">
      <style:text-properties fo:font-size="10.00pt" fo:font-weight="normal" fo:font-family="'DejaVu Sans Mono'" style:font-family-asian="'DejaVu Sans Mono'" style:font-family-complex="'DejaVu Sans Mono'" fo:background-color="#e0e0e0" fo:color="#000000"/>
    </style:style>
    <style:style style:name="T489" style:family="text">
      <style:text-properties fo:font-size="10.00pt" fo:font-weight="bold" fo:font-family="'DejaVu Sans Mono'" style:font-family-asian="'DejaVu Sans Mono'" style:font-family-complex="'DejaVu Sans Mono'" fo:background-color="#e0e0e0" fo:color="#000000"/>
    </style:style>
    <style:style style:name="T490" style:family="text">
      <style:text-properties fo:font-size="10.00pt" fo:font-weight="normal" fo:font-family="'DejaVu Sans Mono'" style:font-family-asian="'DejaVu Sans Mono'" style:font-family-complex="'DejaVu Sans Mono'" fo:background-color="#e0e0e0" fo:color="#000000"/>
    </style:style>
    <style:style style:name="T491" style:family="text">
      <style:text-properties fo:font-size="10.00pt" fo:font-weight="bold" fo:font-family="'DejaVu Sans Mono'" style:font-family-asian="'DejaVu Sans Mono'" style:font-family-complex="'DejaVu Sans Mono'" fo:background-color="#e0e0e0" fo:color="#000000"/>
    </style:style>
    <style:style style:name="T492" style:family="text">
      <style:text-properties fo:font-size="10.00pt" fo:font-weight="normal" fo:font-family="'DejaVu Sans Mono'" style:font-family-asian="'DejaVu Sans Mono'" style:font-family-complex="'DejaVu Sans Mono'" fo:background-color="#e0e0e0" fo:color="#000000"/>
    </style:style>
    <style:style style:name="T493" style:family="text">
      <style:text-properties fo:font-size="10.00pt" fo:font-weight="bold" fo:font-family="'DejaVu Sans Mono'" style:font-family-asian="'DejaVu Sans Mono'" style:font-family-complex="'DejaVu Sans Mono'" fo:background-color="#e0e0e0" fo:color="#000000"/>
    </style:style>
    <style:style style:name="T494" style:family="text">
      <style:text-properties fo:font-size="10.00pt" fo:font-weight="normal" fo:font-family="'DejaVu Sans Mono'" style:font-family-asian="'DejaVu Sans Mono'" style:font-family-complex="'DejaVu Sans Mono'" fo:background-color="#e0e0e0" fo:color="#000000"/>
    </style:style>
    <style:style style:name="T495" style:family="text">
      <style:text-properties fo:font-size="10.00pt" fo:font-weight="bold" fo:font-family="'DejaVu Sans Mono'" style:font-family-asian="'DejaVu Sans Mono'" style:font-family-complex="'DejaVu Sans Mono'" fo:background-color="#e0e0e0" fo:color="#000000"/>
    </style:style>
    <style:style style:name="T496" style:family="text">
      <style:text-properties fo:font-size="10.00pt" fo:font-weight="normal" fo:font-family="'DejaVu Sans Mono'" style:font-family-asian="'DejaVu Sans Mono'" style:font-family-complex="'DejaVu Sans Mono'" fo:background-color="#e0e0e0" fo:color="#000000"/>
    </style:style>
    <style:style style:name="T497" style:family="text">
      <style:text-properties fo:font-size="10.00pt" fo:font-weight="bold" fo:font-family="'DejaVu Sans Mono'" style:font-family-asian="'DejaVu Sans Mono'" style:font-family-complex="'DejaVu Sans Mono'" fo:background-color="#e0e0e0" fo:color="#000000"/>
    </style:style>
    <style:style style:name="T498" style:family="text">
      <style:text-properties fo:font-size="10.00pt" fo:font-weight="normal" fo:font-family="'DejaVu Sans Mono'" style:font-family-asian="'DejaVu Sans Mono'" style:font-family-complex="'DejaVu Sans Mono'" fo:background-color="#e0e0e0" fo:color="#000000"/>
    </style:style>
    <style:style style:name="T499" style:family="text">
      <style:text-properties fo:font-size="10.00pt" fo:font-weight="bold" fo:font-family="'DejaVu Sans Mono'" style:font-family-asian="'DejaVu Sans Mono'" style:font-family-complex="'DejaVu Sans Mono'" fo:background-color="#e0e0e0" fo:color="#000000"/>
    </style:style>
    <style:style style:name="T500" style:family="text">
      <style:text-properties fo:font-size="10.00pt" fo:font-weight="normal" fo:font-family="'DejaVu Sans Mono'" style:font-family-asian="'DejaVu Sans Mono'" style:font-family-complex="'DejaVu Sans Mono'" fo:background-color="#e0e0e0" fo:color="#000000"/>
    </style:style>
    <style:style style:name="T50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02" style:family="text">
      <style:text-properties fo:font-size="14.00pt" fo:font-weight="bold" fo:font-family="'Helvetica, Arial, sans-serif'" style:font-family-asian="'Helvetica, Arial, sans-serif'" style:font-family-complex="'Helvetica, Arial, sans-serif'" fo:background-color="transparent" fo:color="#000000"/>
    </style:style>
    <style:style style:name="T50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04" style:family="text">
      <style:text-properties fo:font-size="14.00pt" fo:font-weight="bold" fo:font-family="'Helvetica, Arial, sans-serif'" style:font-family-asian="'Helvetica, Arial, sans-serif'" style:font-family-complex="'Helvetica, Arial, sans-serif'" fo:background-color="transparent" fo:color="#000000"/>
    </style:style>
    <style:style style:name="T50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06" style:family="text">
      <style:text-properties fo:font-size="14.00pt" fo:font-weight="bold" fo:font-family="'Helvetica, Arial, sans-serif'" style:font-family-asian="'Helvetica, Arial, sans-serif'" style:font-family-complex="'Helvetica, Arial, sans-serif'" fo:background-color="transparent" fo:color="#000000"/>
    </style:style>
    <style:style style:name="T50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08" style:family="text">
      <style:text-properties fo:font-size="10.00pt" fo:font-weight="normal" fo:font-family="'DejaVu Sans Mono'" style:font-family-asian="'DejaVu Sans Mono'" style:font-family-complex="'DejaVu Sans Mono'" fo:background-color="#e0e0e0" fo:color="#000000"/>
    </style:style>
    <style:style style:name="T509" style:family="text">
      <style:text-properties fo:font-size="10.00pt" fo:font-weight="bold" fo:font-family="'DejaVu Sans Mono'" style:font-family-asian="'DejaVu Sans Mono'" style:font-family-complex="'DejaVu Sans Mono'" fo:background-color="#e0e0e0" fo:color="#000000"/>
    </style:style>
    <style:style style:name="T510" style:family="text">
      <style:text-properties fo:font-size="10.00pt" fo:font-weight="normal" fo:font-family="'DejaVu Sans Mono'" style:font-family-asian="'DejaVu Sans Mono'" style:font-family-complex="'DejaVu Sans Mono'" fo:background-color="#e0e0e0" fo:color="#000000"/>
    </style:style>
    <style:style style:name="T511" style:family="text">
      <style:text-properties fo:font-size="10.00pt" fo:font-weight="bold" fo:font-family="'DejaVu Sans Mono'" style:font-family-asian="'DejaVu Sans Mono'" style:font-family-complex="'DejaVu Sans Mono'" fo:background-color="#e0e0e0" fo:color="#000000"/>
    </style:style>
    <style:style style:name="T512" style:family="text">
      <style:text-properties fo:font-size="10.00pt" fo:font-weight="normal" fo:font-family="'DejaVu Sans Mono'" style:font-family-asian="'DejaVu Sans Mono'" style:font-family-complex="'DejaVu Sans Mono'" fo:background-color="#e0e0e0" fo:color="#000000"/>
    </style:style>
    <style:style style:name="T51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14" style:family="text">
      <style:text-properties fo:font-size="14.00pt" fo:font-weight="bold" fo:font-family="'Helvetica, Arial, sans-serif'" style:font-family-asian="'Helvetica, Arial, sans-serif'" style:font-family-complex="'Helvetica, Arial, sans-serif'" fo:background-color="transparent" fo:color="#000000"/>
    </style:style>
    <style:style style:name="T515"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16" style:family="text">
      <style:text-properties fo:font-size="14.00pt" fo:font-weight="bold" fo:font-family="'Helvetica, Arial, sans-serif'" style:font-family-asian="'Helvetica, Arial, sans-serif'" style:font-family-complex="'Helvetica, Arial, sans-serif'" fo:background-color="transparent" fo:color="#000000"/>
    </style:style>
    <style:style style:name="T517"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18" style:family="text">
      <style:text-properties fo:font-size="14.00pt" fo:font-weight="bold" fo:font-family="'Helvetica, Arial, sans-serif'" style:font-family-asian="'Helvetica, Arial, sans-serif'" style:font-family-complex="'Helvetica, Arial, sans-serif'" fo:background-color="transparent" fo:color="#000000"/>
    </style:style>
    <style:style style:name="T519"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20" style:family="text">
      <style:text-properties fo:font-size="10.00pt" fo:font-weight="normal" fo:font-family="'DejaVu Sans Mono'" style:font-family-asian="'DejaVu Sans Mono'" style:font-family-complex="'DejaVu Sans Mono'" fo:background-color="#e0e0e0" fo:color="#000000"/>
    </style:style>
    <style:style style:name="T521" style:family="text">
      <style:text-properties fo:font-size="10.00pt" fo:font-weight="bold" fo:font-family="'DejaVu Sans Mono'" style:font-family-asian="'DejaVu Sans Mono'" style:font-family-complex="'DejaVu Sans Mono'" fo:background-color="#e0e0e0" fo:color="#000000"/>
    </style:style>
    <style:style style:name="T52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25" style:family="text">
      <style:text-properties fo:font-size="14.00pt" fo:font-weight="bold" fo:font-family="'Helvetica, Arial, sans-serif'" style:font-family-asian="'Helvetica, Arial, sans-serif'" style:font-family-complex="'Helvetica, Arial, sans-serif'" fo:background-color="transparent" fo:color="#000000"/>
    </style:style>
    <style:style style:name="T52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27" style:family="text">
      <style:text-properties fo:font-size="14.00pt" fo:font-weight="bold" fo:font-family="'Helvetica, Arial, sans-serif'" style:font-family-asian="'Helvetica, Arial, sans-serif'" style:font-family-complex="'Helvetica, Arial, sans-serif'" fo:background-color="transparent" fo:color="#000000"/>
    </style:style>
    <style:style style:name="T52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29" style:family="text">
      <style:text-properties fo:font-size="14.00pt" fo:font-weight="bold" fo:font-family="'Helvetica, Arial, sans-serif'" style:font-family-asian="'Helvetica, Arial, sans-serif'" style:font-family-complex="'Helvetica, Arial, sans-serif'" fo:background-color="transparent" fo:color="#000000"/>
    </style:style>
    <style:style style:name="T53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31" style:family="text">
      <style:text-properties fo:font-size="14.00pt" fo:font-weight="bold" fo:font-family="'Helvetica, Arial, sans-serif'" style:font-family-asian="'Helvetica, Arial, sans-serif'" style:font-family-complex="'Helvetica, Arial, sans-serif'" fo:background-color="transparent" fo:color="#000000"/>
    </style:style>
    <style:style style:name="T53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33" style:family="text">
      <style:text-properties fo:font-size="14.00pt" fo:font-weight="bold" fo:font-family="'Helvetica, Arial, sans-serif'" style:font-family-asian="'Helvetica, Arial, sans-serif'" style:font-family-complex="'Helvetica, Arial, sans-serif'" fo:background-color="transparent" fo:color="#000000"/>
    </style:style>
    <style:style style:name="T53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35" style:family="text">
      <style:text-properties fo:font-size="14.00pt" fo:font-weight="bold" fo:font-family="'Helvetica, Arial, sans-serif'" style:font-family-asian="'Helvetica, Arial, sans-serif'" style:font-family-complex="'Helvetica, Arial, sans-serif'" fo:background-color="transparent" fo:color="#000000"/>
    </style:style>
    <style:style style:name="T53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37" style:family="text">
      <style:text-properties fo:font-size="14.00pt" fo:font-weight="bold" fo:font-family="'Helvetica, Arial, sans-serif'" style:font-family-asian="'Helvetica, Arial, sans-serif'" style:font-family-complex="'Helvetica, Arial, sans-serif'" fo:background-color="transparent" fo:color="#000000"/>
    </style:style>
    <style:style style:name="T53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39" style:family="text">
      <style:text-properties fo:font-size="14.00pt" fo:font-weight="bold" fo:font-family="'Helvetica, Arial, sans-serif'" style:font-family-asian="'Helvetica, Arial, sans-serif'" style:font-family-complex="'Helvetica, Arial, sans-serif'" fo:background-color="transparent" fo:color="#000000"/>
    </style:style>
    <style:style style:name="T54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41" style:family="text">
      <style:text-properties fo:font-size="14.00pt" fo:font-weight="bold" fo:font-family="'Helvetica, Arial, sans-serif'" style:font-family-asian="'Helvetica, Arial, sans-serif'" style:font-family-complex="'Helvetica, Arial, sans-serif'" fo:background-color="transparent" fo:color="#000000"/>
    </style:style>
    <style:style style:name="T54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43" style:family="text">
      <style:text-properties fo:font-size="14.00pt" fo:font-weight="bold" fo:font-family="'Helvetica, Arial, sans-serif'" style:font-family-asian="'Helvetica, Arial, sans-serif'" style:font-family-complex="'Helvetica, Arial, sans-serif'" fo:background-color="transparent" fo:color="#000000"/>
    </style:style>
    <style:style style:name="T54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45" style:family="text">
      <style:text-properties fo:font-size="10.00pt" fo:font-weight="normal" fo:font-family="'DejaVu Sans Mono'" style:font-family-asian="'DejaVu Sans Mono'" style:font-family-complex="'DejaVu Sans Mono'" fo:background-color="#e0e0e0" fo:color="#000000"/>
    </style:style>
    <style:style style:name="T546" style:family="text">
      <style:text-properties fo:font-size="10.00pt" fo:font-weight="bold" fo:font-family="'DejaVu Sans Mono'" style:font-family-asian="'DejaVu Sans Mono'" style:font-family-complex="'DejaVu Sans Mono'" fo:background-color="#e0e0e0" fo:color="#000000"/>
    </style:style>
    <style:style style:name="T547" style:family="text">
      <style:text-properties fo:font-size="10.00pt" fo:font-weight="normal" fo:font-family="'DejaVu Sans Mono'" style:font-family-asian="'DejaVu Sans Mono'" style:font-family-complex="'DejaVu Sans Mono'" fo:background-color="#e0e0e0" fo:color="#000000"/>
    </style:style>
    <style:style style:name="T548" style:family="text">
      <style:text-properties fo:font-size="10.00pt" fo:font-weight="bold" fo:font-family="'DejaVu Sans Mono'" style:font-family-asian="'DejaVu Sans Mono'" style:font-family-complex="'DejaVu Sans Mono'" fo:background-color="#e0e0e0" fo:color="#000000"/>
    </style:style>
    <style:style style:name="T549" style:family="text">
      <style:text-properties fo:font-size="10.00pt" fo:font-weight="normal" fo:font-family="'DejaVu Sans Mono'" style:font-family-asian="'DejaVu Sans Mono'" style:font-family-complex="'DejaVu Sans Mono'" fo:background-color="#e0e0e0" fo:color="#000000"/>
    </style:style>
    <style:style style:name="T550" style:family="text">
      <style:text-properties fo:font-size="10.00pt" fo:font-weight="bold" fo:font-family="'DejaVu Sans Mono'" style:font-family-asian="'DejaVu Sans Mono'" style:font-family-complex="'DejaVu Sans Mono'" fo:background-color="#e0e0e0" fo:color="#000000"/>
    </style:style>
    <style:style style:name="T551" style:family="text">
      <style:text-properties fo:font-size="10.00pt" fo:font-weight="normal" fo:font-family="'DejaVu Sans Mono'" style:font-family-asian="'DejaVu Sans Mono'" style:font-family-complex="'DejaVu Sans Mono'" fo:background-color="#e0e0e0" fo:color="#000000"/>
    </style:style>
    <style:style style:name="T552" style:family="text">
      <style:text-properties fo:font-size="10.00pt" fo:font-weight="bold" fo:font-family="'DejaVu Sans Mono'" style:font-family-asian="'DejaVu Sans Mono'" style:font-family-complex="'DejaVu Sans Mono'" fo:background-color="#e0e0e0" fo:color="#000000"/>
    </style:style>
    <style:style style:name="T553" style:family="text">
      <style:text-properties fo:font-size="10.00pt" fo:font-weight="normal" fo:font-family="'DejaVu Sans Mono'" style:font-family-asian="'DejaVu Sans Mono'" style:font-family-complex="'DejaVu Sans Mono'" fo:background-color="#e0e0e0" fo:color="#000000"/>
    </style:style>
    <style:style style:name="T55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55" style:family="text">
      <style:text-properties fo:font-size="14.00pt" fo:font-weight="bold" fo:font-family="'Helvetica, Arial, sans-serif'" style:font-family-asian="'Helvetica, Arial, sans-serif'" style:font-family-complex="'Helvetica, Arial, sans-serif'" fo:background-color="transparent" fo:color="#000000"/>
    </style:style>
    <style:style style:name="T55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57" style:family="text">
      <style:text-properties fo:font-size="14.00pt" fo:font-weight="bold" fo:font-family="'Helvetica, Arial, sans-serif'" style:font-family-asian="'Helvetica, Arial, sans-serif'" style:font-family-complex="'Helvetica, Arial, sans-serif'" fo:background-color="transparent" fo:color="#000000"/>
    </style:style>
    <style:style style:name="T55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59" style:family="text">
      <style:text-properties fo:font-size="14.00pt" fo:font-weight="bold" fo:font-family="'Helvetica, Arial, sans-serif'" style:font-family-asian="'Helvetica, Arial, sans-serif'" style:font-family-complex="'Helvetica, Arial, sans-serif'" fo:background-color="transparent" fo:color="#000000"/>
    </style:style>
    <style:style style:name="T56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61" style:family="text">
      <style:text-properties fo:font-size="14.00pt" fo:font-weight="bold" fo:font-family="'Helvetica, Arial, sans-serif'" style:font-family-asian="'Helvetica, Arial, sans-serif'" style:font-family-complex="'Helvetica, Arial, sans-serif'" fo:background-color="transparent" fo:color="#000000"/>
    </style:style>
    <style:style style:name="T56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63" style:family="text">
      <style:text-properties fo:font-size="14.00pt" fo:font-weight="bold" fo:font-family="'Helvetica, Arial, sans-serif'" style:font-family-asian="'Helvetica, Arial, sans-serif'" style:font-family-complex="'Helvetica, Arial, sans-serif'" fo:background-color="transparent" fo:color="#000000"/>
    </style:style>
    <style:style style:name="T56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2.00pt" fo:font-weight="bold" fo:font-family="'Liberation Serif'" style:font-family-asian="'Liberation Serif'" style:font-family-complex="'Liberation Serif'"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2.00pt" fo:font-weight="normal" fo:font-family="'Liberation Serif'" style:font-family-asian="'Liberation Serif'" style:font-family-complex="'Liberation Serif'"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2.00pt" fo:font-weight="bold" fo:font-family="'Liberation Serif'" style:font-family-asian="'Liberation Serif'" style:font-family-complex="'Liberation Serif'"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2.00pt" fo:font-weight="normal" fo:font-family="'Liberation Serif'" style:font-family-asian="'Liberation Serif'" style:font-family-complex="'Liberation Serif'"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2.00pt" fo:font-weight="bold" fo:font-family="'Liberation Serif'" style:font-family-asian="'Liberation Serif'" style:font-family-complex="'Liberation Serif'"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normal" fo:font-family="'Liberation Serif'" style:font-family-asian="'Liberation Serif'" style:font-family-complex="'Liberation Serif'"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2.00pt" fo:font-weight="bold" fo:font-family="'Liberation Serif'" style:font-family-asian="'Liberation Serif'" style:font-family-complex="'Liberation Serif'"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2.00pt" fo:font-weight="normal" fo:font-family="'Liberation Serif'" style:font-family-asian="'Liberation Serif'" style:font-family-complex="'Liberation Serif'"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2.00pt" fo:font-weight="bold" fo:font-family="'Liberation Serif'" style:font-family-asian="'Liberation Serif'" style:font-family-complex="'Liberation Serif'"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2.00pt" fo:font-weight="normal" fo:font-family="'Liberation Serif'" style:font-family-asian="'Liberation Serif'" style:font-family-complex="'Liberation Serif'"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2.00pt" fo:font-weight="bold" fo:font-family="'Liberation Serif'" style:font-family-asian="'Liberation Serif'" style:font-family-complex="'Liberation Serif'"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2.00pt" fo:font-weight="normal" fo:font-family="'Liberation Serif'" style:font-family-asian="'Liberation Serif'" style:font-family-complex="'Liberation Serif'" fo:background-color="transparent" style:use-window-font-color="true"/>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2.00pt" fo:font-weight="bold" fo:font-family="'Liberation Serif'" style:font-family-asian="'Liberation Serif'" style:font-family-complex="'Liberation Serif'" fo:background-color="transparent" style:use-window-font-color="true"/>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12.00pt" fo:font-weight="normal" fo:font-family="'Liberation Serif'" style:font-family-asian="'Liberation Serif'" style:font-family-complex="'Liberation Serif'"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2.00pt" fo:font-weight="bold" fo:font-family="'Liberation Serif'" style:font-family-asian="'Liberation Serif'" style:font-family-complex="'Liberation Serif'" fo:background-color="transparent" style:use-window-font-color="true"/>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2.00pt" fo:font-weight="normal" fo:font-family="'Liberation Serif'" style:font-family-asian="'Liberation Serif'" style:font-family-complex="'Liberation Serif'" fo:background-color="transparent" style:use-window-font-color="true"/>
    </style:style>
    <style:style style:name="T597" style:family="text">
      <style:text-properties fo:font-size="11.00pt" fo:font-weight="normal" fo:font-family="Calibri" style:font-family-asian="Calibri" style:font-family-complex="Calibri" fo:background-color="transparent" style:use-window-font-color="true"/>
    </style:style>
    <style:style style:name="T59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599" style:family="text">
      <style:text-properties fo:font-size="11.00pt" fo:font-weight="normal" fo:font-family="Calibri" style:font-family-asian="Calibri" style:font-family-complex="Calibri" fo:background-color="transparent" style:use-window-font-color="true"/>
    </style:style>
    <style:style style:name="T60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01" style:family="text">
      <style:text-properties fo:font-size="14.00pt" fo:font-weight="bold" fo:font-family="'Helvetica, Arial, sans-serif'" style:font-family-asian="'Helvetica, Arial, sans-serif'" style:font-family-complex="'Helvetica, Arial, sans-serif'" fo:background-color="transparent" fo:color="#000000"/>
    </style:style>
    <style:style style:name="T60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03" style:family="text">
      <style:text-properties fo:font-size="14.00pt" fo:font-weight="bold" fo:font-family="'Helvetica, Arial, sans-serif'" style:font-family-asian="'Helvetica, Arial, sans-serif'" style:font-family-complex="'Helvetica, Arial, sans-serif'" fo:background-color="transparent" fo:color="#000000"/>
    </style:style>
    <style:style style:name="T60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05" style:family="text">
      <style:text-properties fo:font-size="14.00pt" fo:font-weight="bold" fo:font-family="'Helvetica, Arial, sans-serif'" style:font-family-asian="'Helvetica, Arial, sans-serif'" style:font-family-complex="'Helvetica, Arial, sans-serif'" fo:background-color="transparent" fo:color="#000000"/>
    </style:style>
    <style:style style:name="T60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07" style:family="text">
      <style:text-properties fo:font-size="14.00pt" fo:font-weight="bold" fo:font-family="'Helvetica, Arial, sans-serif'" style:font-family-asian="'Helvetica, Arial, sans-serif'" style:font-family-complex="'Helvetica, Arial, sans-serif'" fo:background-color="transparent" fo:color="#000000"/>
    </style:style>
    <style:style style:name="T60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09" style:family="text">
      <style:text-properties fo:font-size="14.00pt" fo:font-weight="bold" fo:font-family="'Helvetica, Arial, sans-serif'" style:font-family-asian="'Helvetica, Arial, sans-serif'" style:font-family-complex="'Helvetica, Arial, sans-serif'" fo:background-color="transparent" fo:color="#000000"/>
    </style:style>
    <style:style style:name="T610"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11" style:family="text">
      <style:text-properties fo:font-size="14.00pt" fo:font-weight="bold" fo:font-family="'Helvetica, Arial, sans-serif'" style:font-family-asian="'Helvetica, Arial, sans-serif'" style:font-family-complex="'Helvetica, Arial, sans-serif'" fo:background-color="transparent" fo:color="#000000"/>
    </style:style>
    <style:style style:name="T612"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13" style:family="text">
      <style:text-properties fo:font-size="14.00pt" fo:font-weight="bold" fo:font-family="'Helvetica, Arial, sans-serif'" style:font-family-asian="'Helvetica, Arial, sans-serif'" style:font-family-complex="'Helvetica, Arial, sans-serif'" fo:background-color="transparent" fo:color="#000000"/>
    </style:style>
    <style:style style:name="T614"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15" style:family="text">
      <style:text-properties fo:font-size="14.00pt" fo:font-weight="bold" fo:font-family="'Helvetica, Arial, sans-serif'" style:font-family-asian="'Helvetica, Arial, sans-serif'" style:font-family-complex="'Helvetica, Arial, sans-serif'" fo:background-color="transparent" fo:color="#000000"/>
    </style:style>
    <style:style style:name="T616"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17" style:family="text">
      <style:text-properties fo:font-size="14.00pt" fo:font-weight="bold" fo:font-family="'Helvetica, Arial, sans-serif'" style:font-family-asian="'Helvetica, Arial, sans-serif'" style:font-family-complex="'Helvetica, Arial, sans-serif'" fo:background-color="transparent" fo:color="#000000"/>
    </style:style>
    <style:style style:name="T618"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6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21"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22" style:family="text">
      <style:text-properties fo:font-size="18.00pt" fo:font-weight="bold" fo:font-family="'Helvetica, Arial, sans-serif'" style:font-family-asian="'Helvetica, Arial, sans-serif'" style:font-family-complex="'Helvetica, Arial, sans-serif'" fo:background-color="transparent" fo:color="#000000"/>
    </style:style>
    <style:style style:name="T623" style:family="text">
      <style:text-properties fo:font-size="14.00pt" fo:font-weight="normal" fo:font-family="'Helvetica, Arial, sans-serif'" style:font-family-asian="'Helvetica, Arial, sans-serif'" style:font-family-complex="'Helvetica, Arial, sans-serif'" fo:background-color="transparent" fo:color="#000000"/>
    </style:style>
    <style:style style:name="T624" style:family="text">
      <style:text-properties fo:font-size="14.00pt" fo:font-weight="normal" fo:font-family="'Helvetica, Arial, sans-serif'" style:font-family-asian="'Helvetica, Arial, sans-serif'" style:font-family-complex="'Helvetica, Arial, sans-serif'" fo:background-color="transparent" fo:color="#000000" fo:font-style="italic"/>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27" style:family="text">
      <style:text-properties fo:font-size="11.00pt" fo:font-weight="normal" fo:font-family="Calibri" style:font-family-asian="Calibri" style:font-family-complex="Calibri" fo:background-color="transparent" style:use-window-font-color="true"/>
    </style:style>
    <style:style style:name="T628" style:family="text">
      <style:text-properties fo:font-size="12.00pt" fo:font-weight="bold" fo:font-family="'Liberation Serif'" style:font-family-asian="'Liberation Serif'" style:font-family-complex="'Liberation Serif'" fo:background-color="transparent" style:use-window-font-color="true"/>
    </style:style>
    <style:style style:name="T629"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2.00pt" fo:font-weight="normal" fo:font-family="'Liberation Serif'" style:font-family-asian="'Liberation Serif'" style:font-family-complex="'Liberation Serif'"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2.00pt" fo:font-weight="bold" fo:font-family="'Liberation Serif'" style:font-family-asian="'Liberation Serif'" style:font-family-complex="'Liberation Serif'" fo:background-color="transparent" style:use-window-font-color="true"/>
    </style:style>
    <style:style style:name="T634"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35" style:family="text">
      <style:text-properties fo:font-size="11.00pt" fo:font-weight="normal" fo:font-family="Calibri" style:font-family-asian="Calibri" style:font-family-complex="Calibri" fo:background-color="transparent" style:use-window-font-color="true"/>
    </style:style>
    <style:style style:name="T636" style:family="text">
      <style:text-properties fo:font-size="12.00pt" fo:font-weight="normal" fo:font-family="'Liberation Serif'" style:font-family-asian="'Liberation Serif'" style:font-family-complex="'Liberation Serif'"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2.00pt" fo:font-weight="bold" fo:font-family="'Liberation Serif'" style:font-family-asian="'Liberation Serif'" style:font-family-complex="'Liberation Serif'" fo:background-color="transparent" style:use-window-font-color="true"/>
    </style:style>
    <style:style style:name="T641"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bold" fo:font-family="'Liberation Serif'" style:font-family-asian="'Liberation Serif'" style:font-family-complex="'Liberation Serif'" fo:background-color="transparent" style:use-window-font-color="true"/>
    </style:style>
    <style:style style:name="T644" style:family="text">
      <style:text-properties fo:font-size="12.00pt" fo:font-weight="normal" fo:font-family="'Liberation Serif'" style:font-family-asian="'Liberation Serif'" style:font-family-complex="'Liberation Serif'" fo:background-color="transparent" style:use-window-font-color="true"/>
    </style:style>
    <style:style style:name="T645" style:family="text">
      <style:text-properties fo:font-size="12.00pt" fo:font-weight="bold" fo:font-family="'Liberation Serif'" style:font-family-asian="'Liberation Serif'" style:font-family-complex="'Liberation Serif'" fo:background-color="transparent" style:use-window-font-color="true"/>
    </style:style>
    <style:style style:name="T646" style:family="text">
      <style:text-properties fo:font-size="12.00pt" fo:font-weight="normal" fo:font-family="'Liberation Serif'" style:font-family-asian="'Liberation Serif'" style:font-family-complex="'Liberation Serif'" fo:background-color="transparent" style:use-window-font-color="true"/>
    </style:style>
    <style:style style:name="T647" style:family="text">
      <style:text-properties fo:font-size="11.00pt" fo:font-weight="normal" fo:font-family="Calibri" style:font-family-asian="Calibri" style:font-family-complex="Calibri" fo:background-color="transparent" style:use-window-font-color="true"/>
    </style:style>
    <style:style style:name="T648" style:family="text">
      <style:text-properties fo:font-size="12.00pt" fo:font-weight="bold" fo:font-family="'Liberation Serif'" style:font-family-asian="'Liberation Serif'" style:font-family-complex="'Liberation Serif'" fo:background-color="transparent" style:use-window-font-color="true"/>
    </style:style>
    <style:style style:name="T649"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2.00pt" fo:font-weight="normal" fo:font-family="'Liberation Serif'" style:font-family-asian="'Liberation Serif'" style:font-family-complex="'Liberation Serif'"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bold" fo:font-family="'Liberation Serif'" style:font-family-asian="'Liberation Serif'" style:font-family-complex="'Liberation Serif'"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normal" fo:font-family="'Liberation Serif'" style:font-family-asian="'Liberation Serif'" style:font-family-complex="'Liberation Serif'"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2.00pt" fo:font-weight="bold" fo:font-family="'Liberation Serif'" style:font-family-asian="'Liberation Serif'" style:font-family-complex="'Liberation Serif'" fo:background-color="transparent" style:use-window-font-color="true"/>
    </style:style>
    <style:style style:name="T658"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59" style:family="text">
      <style:text-properties fo:font-size="11.00pt" fo:font-weight="normal" fo:font-family="Calibri" style:font-family-asian="Calibri" style:font-family-complex="Calibri" fo:background-color="transparent" style:use-window-font-color="true"/>
    </style:style>
    <style:style style:name="T660" style:family="text">
      <style:text-properties fo:font-size="12.00pt" fo:font-weight="normal" fo:font-family="'Liberation Serif'" style:font-family-asian="'Liberation Serif'" style:font-family-complex="'Liberation Serif'" fo:background-color="transparent" style:use-window-font-color="true"/>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63" style:family="text">
      <style:text-properties fo:font-size="11.00pt" fo:font-weight="normal" fo:font-family="Calibri" style:font-family-asian="Calibri" style:font-family-complex="Calibri" fo:background-color="transparent" style:use-window-font-color="true"/>
    </style:style>
    <style:style style:name="T664" style:family="text">
      <style:text-properties fo:font-size="12.00pt" fo:font-weight="bold" fo:font-family="'Liberation Serif'" style:font-family-asian="'Liberation Serif'" style:font-family-complex="'Liberation Serif'" fo:background-color="transparent" style:use-window-font-color="true"/>
    </style:style>
    <style:style style:name="T665"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normal" fo:font-family="'Liberation Serif'" style:font-family-asian="'Liberation Serif'" style:font-family-complex="'Liberation Serif'" fo:background-color="transparent" style:use-window-font-color="tru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2.00pt" fo:font-weight="bold" fo:font-family="'Liberation Serif'" style:font-family-asian="'Liberation Serif'" style:font-family-complex="'Liberation Serif'" fo:background-color="transparent" style:use-window-font-color="true"/>
    </style:style>
    <style:style style:name="T670"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71" style:family="text">
      <style:text-properties fo:font-size="11.00pt" fo:font-weight="normal" fo:font-family="Calibri" style:font-family-asian="Calibri" style:font-family-complex="Calibri" fo:background-color="transparent" style:use-window-font-color="true"/>
    </style:style>
    <style:style style:name="T672" style:family="text">
      <style:text-properties fo:font-size="12.00pt" fo:font-weight="normal" fo:font-family="'Liberation Serif'" style:font-family-asian="'Liberation Serif'" style:font-family-complex="'Liberation Serif'"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2.00pt" fo:font-weight="bold" fo:font-family="'Liberation Serif'" style:font-family-asian="'Liberation Serif'" style:font-family-complex="'Liberation Serif'" fo:background-color="transparent" style:use-window-font-color="true"/>
    </style:style>
    <style:style style:name="T675"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2.00pt" fo:font-weight="normal" fo:font-family="'Liberation Serif'" style:font-family-asian="'Liberation Serif'" style:font-family-complex="'Liberation Serif'" fo:background-color="transparent" style:use-window-font-color="true"/>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2.00pt" fo:font-weight="bold" fo:font-family="'Liberation Serif'" style:font-family-asian="'Liberation Serif'" style:font-family-complex="'Liberation Serif'" fo:background-color="transparent" style:use-window-font-color="true"/>
    </style:style>
    <style:style style:name="T680"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2.00pt" fo:font-weight="normal" fo:font-family="'Liberation Serif'" style:font-family-asian="'Liberation Serif'" style:font-family-complex="'Liberation Serif'" fo:background-color="transparent" style:use-window-font-color="true"/>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2.00pt" fo:font-weight="bold" fo:font-family="'Liberation Serif'" style:font-family-asian="'Liberation Serif'" style:font-family-complex="'Liberation Serif'" fo:background-color="transparent" style:use-window-font-color="tru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2.00pt" fo:font-weight="normal" fo:font-family="'Liberation Serif'" style:font-family-asian="'Liberation Serif'" style:font-family-complex="'Liberation Serif'" fo:background-color="transparent" style:use-window-font-color="true"/>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2.00pt" fo:font-weight="bold" fo:font-family="'Liberation Serif'" style:font-family-asian="'Liberation Serif'" style:font-family-complex="'Liberation Serif'" fo:background-color="transparent" style:use-window-font-color="true"/>
    </style:style>
    <style:style style:name="T689" style:family="text">
      <style:text-properties fo:font-size="11.00pt" fo:font-weight="normal" fo:font-family="Calibri" style:font-family-asian="Calibri" style:font-family-complex="Calibri" fo:background-color="transparent" style:use-window-font-color="true"/>
    </style:style>
    <style:style style:name="T690" style:family="text">
      <style:text-properties fo:font-size="12.00pt" fo:font-weight="normal" fo:font-family="'Liberation Serif'" style:font-family-asian="'Liberation Serif'" style:font-family-complex="'Liberation Serif'" fo:background-color="transparent" style:use-window-font-color="true"/>
    </style:style>
    <style:style style:name="T691" style:family="text">
      <style:text-properties fo:font-size="12.00pt" fo:font-weight="bold" fo:font-family="'Liberation Serif'" style:font-family-asian="'Liberation Serif'" style:font-family-complex="'Liberation Serif'" fo:background-color="transparent" style:use-window-font-color="true"/>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2.00pt" fo:font-weight="bold" fo:font-family="'Liberation Serif'" style:font-family-asian="'Liberation Serif'" style:font-family-complex="'Liberation Serif'" fo:background-color="transparent" style:use-window-font-color="true"/>
    </style:style>
    <style:style style:name="T694"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95" style:family="text">
      <style:text-properties fo:font-size="11.00pt" fo:font-weight="normal" fo:font-family="Calibri" style:font-family-asian="Calibri" style:font-family-complex="Calibri" fo:background-color="transparent" style:use-window-font-color="true"/>
    </style:style>
    <style:style style:name="T696" style:family="text">
      <style:text-properties fo:font-size="12.00pt" fo:font-weight="normal" fo:font-family="'Liberation Serif'" style:font-family-asian="'Liberation Serif'" style:font-family-complex="'Liberation Serif'" fo:background-color="transparent" style:use-window-font-color="true"/>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2.00pt" fo:font-weight="bold" fo:font-family="'Liberation Serif'" style:font-family-asian="'Liberation Serif'" style:font-family-complex="'Liberation Serif'" fo:background-color="transparent" style:use-window-font-color="true"/>
    </style:style>
    <style:style style:name="T699"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2.00pt" fo:font-weight="normal" fo:font-family="'Liberation Serif'" style:font-family-asian="'Liberation Serif'" style:font-family-complex="'Liberation Serif'"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2.00pt" fo:font-weight="bold" fo:font-family="'Liberation Serif'" style:font-family-asian="'Liberation Serif'" style:font-family-complex="'Liberation Serif'" fo:background-color="transparent" style:use-window-font-color="true"/>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2.00pt" fo:font-weight="normal" fo:font-family="'Liberation Serif'" style:font-family-asian="'Liberation Serif'" style:font-family-complex="'Liberation Serif'" fo:background-color="transparent" style:use-window-font-color="true"/>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2.00pt" fo:font-weight="bold" fo:font-family="'Liberation Serif'" style:font-family-asian="'Liberation Serif'" style:font-family-complex="'Liberation Serif'" fo:background-color="transparent" style:use-window-font-color="true"/>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2.00pt" fo:font-weight="normal" fo:font-family="'Liberation Serif'" style:font-family-asian="'Liberation Serif'" style:font-family-complex="'Liberation Serif'" fo:background-color="transparent" style:use-window-font-color="true"/>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2.00pt" fo:font-weight="bold" fo:font-family="'Liberation Serif'" style:font-family-asian="'Liberation Serif'" style:font-family-complex="'Liberation Serif'" fo:background-color="transparent" style:use-window-font-color="true"/>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2.00pt" fo:font-weight="normal" fo:font-family="'Liberation Serif'" style:font-family-asian="'Liberation Serif'" style:font-family-complex="'Liberation Serif'" fo:background-color="transparent" style:use-window-font-color="true"/>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2.00pt" fo:font-weight="bold" fo:font-family="'Liberation Serif'" style:font-family-asian="'Liberation Serif'" style:font-family-complex="'Liberation Serif'" fo:background-color="transparent" style:use-window-font-color="tru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2.00pt" fo:font-weight="normal" fo:font-family="'Liberation Serif'" style:font-family-asian="'Liberation Serif'" style:font-family-complex="'Liberation Serif'" fo:background-color="transparent" style:use-window-font-color="true"/>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2.00pt" fo:font-weight="bold" fo:font-family="'Liberation Serif'" style:font-family-asian="'Liberation Serif'" style:font-family-complex="'Liberation Serif'" fo:background-color="transparent" style:use-window-font-color="tru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2.00pt" fo:font-weight="normal" fo:font-family="'Liberation Serif'" style:font-family-asian="'Liberation Serif'" style:font-family-complex="'Liberation Serif'"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2.00pt" fo:font-weight="bold" fo:font-family="'Liberation Serif'" style:font-family-asian="'Liberation Serif'" style:font-family-complex="'Liberation Serif'"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2.00pt" fo:font-weight="normal" fo:font-family="'Liberation Serif'" style:font-family-asian="'Liberation Serif'" style:font-family-complex="'Liberation Serif'" fo:background-color="transparent" style:use-window-font-color="true"/>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2.00pt" fo:font-weight="bold" fo:font-family="'Liberation Serif'" style:font-family-asian="'Liberation Serif'" style:font-family-complex="'Liberation Serif'" fo:background-color="transparent" style:use-window-font-color="true"/>
    </style:style>
    <style:style style:name="T730"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31" style:family="text">
      <style:text-properties fo:font-size="11.00pt" fo:font-weight="normal" fo:font-family="Calibri" style:font-family-asian="Calibri" style:font-family-complex="Calibri" fo:background-color="transparent" style:use-window-font-color="true"/>
    </style:style>
    <style:style style:name="T732" style:family="text">
      <style:text-properties fo:font-size="12.00pt" fo:font-weight="normal" fo:font-family="'Liberation Serif'" style:font-family-asian="'Liberation Serif'" style:font-family-complex="'Liberation Serif'" fo:background-color="transparent" style:use-window-font-color="true"/>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2.00pt" fo:font-weight="bold" fo:font-family="'Liberation Serif'" style:font-family-asian="'Liberation Serif'" style:font-family-complex="'Liberation Serif'" fo:background-color="transparent" style:use-window-font-color="true"/>
    </style:style>
    <style:style style:name="T735"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2.00pt" fo:font-weight="normal" fo:font-family="'Liberation Serif'" style:font-family-asian="'Liberation Serif'" style:font-family-complex="'Liberation Serif'" fo:background-color="transparent" style:use-window-font-color="true"/>
    </style:style>
    <style:style style:name="T738" style:family="text">
      <style:text-properties fo:font-size="12.00pt" fo:font-weight="bold" fo:font-family="'Liberation Serif'" style:font-family-asian="'Liberation Serif'" style:font-family-complex="'Liberation Serif'" fo:background-color="transparent" style:use-window-font-color="true"/>
    </style:style>
    <style:style style:name="T739" style:family="text">
      <style:text-properties fo:font-size="12.00pt" fo:font-weight="normal" fo:font-family="'Liberation Serif'" style:font-family-asian="'Liberation Serif'" style:font-family-complex="'Liberation Serif'" fo:background-color="transparent" style:use-window-font-color="true"/>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42" style:family="text">
      <style:text-properties fo:font-size="11.00pt" fo:font-weight="normal" fo:font-family="Calibri" style:font-family-asian="Calibri" style:font-family-complex="Calibri" fo:background-color="transparent" style:use-window-font-color="true"/>
    </style:style>
    <style:style style:name="T743" style:family="text">
      <style:text-properties fo:font-size="12.00pt" fo:font-weight="bold" fo:font-family="'Liberation Serif'" style:font-family-asian="'Liberation Serif'" style:font-family-complex="'Liberation Serif'" fo:background-color="transparent" style:use-window-font-color="true"/>
    </style:style>
    <style:style style:name="T744"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2.00pt" fo:font-weight="normal" fo:font-family="'Liberation Serif'" style:font-family-asian="'Liberation Serif'" style:font-family-complex="'Liberation Serif'" fo:background-color="transparent" style:use-window-font-color="true"/>
    </style:style>
    <style:style style:name="T747" style:family="text">
      <style:text-properties fo:font-size="11.00pt" fo:font-weight="normal" fo:font-family="Calibri" style:font-family-asian="Calibri" style:font-family-complex="Calibri" fo:background-color="transparent" style:use-window-font-color="true"/>
    </style:style>
    <style:style style:name="T748" style:family="text">
      <style:text-properties fo:font-size="12.00pt" fo:font-weight="bold" fo:font-family="'Liberation Serif'" style:font-family-asian="'Liberation Serif'" style:font-family-complex="'Liberation Serif'" fo:background-color="transparent" style:use-window-font-color="true"/>
    </style:style>
    <style:style style:name="T749" style:family="text">
      <style:text-properties fo:font-size="11.00pt" fo:font-weight="normal" fo:font-family="Calibri" style:font-family-asian="Calibri" style:font-family-complex="Calibri" fo:background-color="transparent" style:use-window-font-color="true"/>
    </style:style>
    <style:style style:name="T750" style:family="text">
      <style:text-properties fo:font-size="12.00pt" fo:font-weight="normal" fo:font-family="'Liberation Serif'" style:font-family-asian="'Liberation Serif'" style:font-family-complex="'Liberation Serif'" fo:background-color="transparent" style:use-window-font-color="true"/>
    </style:style>
    <style:style style:name="T751" style:family="text">
      <style:text-properties fo:font-size="11.00pt" fo:font-weight="normal" fo:font-family="Calibri" style:font-family-asian="Calibri" style:font-family-complex="Calibri" fo:background-color="transparent" style:use-window-font-color="true"/>
    </style:style>
    <style:style style:name="T752" style:family="text">
      <style:text-properties fo:font-size="12.00pt" fo:font-weight="bold" fo:font-family="'Liberation Serif'" style:font-family-asian="'Liberation Serif'" style:font-family-complex="'Liberation Serif'" fo:background-color="transparent" style:use-window-font-color="true"/>
    </style:style>
    <style:style style:name="T753"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54" style:family="text">
      <style:text-properties fo:font-size="11.00pt" fo:font-weight="normal" fo:font-family="Calibri" style:font-family-asian="Calibri" style:font-family-complex="Calibri" fo:background-color="transparent" style:use-window-font-color="true"/>
    </style:style>
    <style:style style:name="T755" style:family="text">
      <style:text-properties fo:font-size="12.00pt" fo:font-weight="normal" fo:font-family="'Liberation Serif'" style:font-family-asian="'Liberation Serif'" style:font-family-complex="'Liberation Serif'" fo:background-color="transparent" style:use-window-font-color="true"/>
    </style:style>
    <style:style style:name="T756" style:family="text">
      <style:text-properties fo:font-size="12.00pt" fo:font-weight="bold" fo:font-family="'Liberation Serif'" style:font-family-asian="'Liberation Serif'" style:font-family-complex="'Liberation Serif'" fo:background-color="transparent" style:use-window-font-color="true"/>
    </style:style>
    <style:style style:name="T757" style:family="text">
      <style:text-properties fo:font-size="12.00pt" fo:font-weight="normal" fo:font-family="'Liberation Serif'" style:font-family-asian="'Liberation Serif'" style:font-family-complex="'Liberation Serif'" fo:background-color="transparent" style:use-window-font-color="true"/>
    </style:style>
    <style:style style:name="T758" style:family="text">
      <style:text-properties fo:font-size="11.00pt" fo:font-weight="normal" fo:font-family="Calibri" style:font-family-asian="Calibri" style:font-family-complex="Calibri" fo:background-color="transparent" style:use-window-font-color="true"/>
    </style:style>
    <style:style style:name="T759" style:family="text">
      <style:text-properties fo:font-size="12.00pt" fo:font-weight="bold" fo:font-family="'Liberation Serif'" style:font-family-asian="'Liberation Serif'" style:font-family-complex="'Liberation Serif'" fo:background-color="transparent" style:use-window-font-color="true"/>
    </style:style>
    <style:style style:name="T760"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2.00pt" fo:font-weight="normal" fo:font-family="'Liberation Serif'" style:font-family-asian="'Liberation Serif'" style:font-family-complex="'Liberation Serif'" fo:background-color="transparent" style:use-window-font-color="true"/>
    </style:style>
    <style:style style:name="T763" style:family="text">
      <style:text-properties fo:font-size="11.00pt" fo:font-weight="normal" fo:font-family="Calibri" style:font-family-asian="Calibri" style:font-family-complex="Calibri" fo:background-color="transparent" style:use-window-font-color="true"/>
    </style:style>
    <style:style style:name="T764" style:family="text">
      <style:text-properties fo:font-size="12.00pt" fo:font-weight="bold" fo:font-family="'Liberation Serif'" style:font-family-asian="'Liberation Serif'" style:font-family-complex="'Liberation Serif'" fo:background-color="transparent" style:use-window-font-color="true"/>
    </style:style>
    <style:style style:name="T765"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66" style:family="text">
      <style:text-properties fo:font-size="12.00pt" fo:font-weight="bold" fo:font-family="'Liberation Serif'" style:font-family-asian="'Liberation Serif'" style:font-family-complex="'Liberation Serif'" fo:background-color="transparent" style:use-window-font-color="true"/>
    </style:style>
    <style:style style:name="T767"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68" style:family="text">
      <style:text-properties fo:font-size="11.00pt" fo:font-weight="normal" fo:font-family="Calibri" style:font-family-asian="Calibri" style:font-family-complex="Calibri" fo:background-color="transparent" style:use-window-font-color="true"/>
    </style:style>
    <style:style style:name="T769" style:family="text">
      <style:text-properties fo:font-size="12.00pt" fo:font-weight="normal" fo:font-family="'Liberation Serif'" style:font-family-asian="'Liberation Serif'" style:font-family-complex="'Liberation Serif'" fo:background-color="transparent" style:use-window-font-color="true"/>
    </style:style>
    <style:style style:name="T770" style:family="text">
      <style:text-properties fo:font-size="12.00pt" fo:font-weight="bold" fo:font-family="'DejaVu Sans Mono'" style:font-family-asian="'DejaVu Sans Mono'" style:font-family-complex="'DejaVu Sans Mono'" fo:background-color="transparent" style:use-window-font-color="true"/>
    </style:style>
    <style:style style:name="T771" style:family="text">
      <style:text-properties fo:font-size="12.00pt" fo:font-weight="normal" fo:font-family="'Liberation Serif'" style:font-family-asian="'Liberation Serif'" style:font-family-complex="'Liberation Serif'" fo:background-color="transparent" style:use-window-font-color="true"/>
    </style:style>
    <style:style style:name="T772" style:family="text">
      <style:text-properties fo:font-size="12.00pt" fo:font-weight="normal" fo:font-family="'DejaVu Sans Mono'" style:font-family-asian="'DejaVu Sans Mono'" style:font-family-complex="'DejaVu Sans Mono'" fo:background-color="transparent" style:use-window-font-color="true"/>
    </style:style>
    <style:style style:name="T773" style:family="text">
      <style:text-properties fo:font-size="11.00pt" fo:font-weight="normal" fo:font-family="Calibri" style:font-family-asian="Calibri" style:font-family-complex="Calibri" fo:background-color="transparent" style:use-window-font-color="true"/>
    </style:style>
    <style:style style:name="T774" style:family="text">
      <style:text-properties fo:font-size="12.00pt" fo:font-weight="bold" fo:font-family="'Liberation Serif'" style:font-family-asian="'Liberation Serif'" style:font-family-complex="'Liberation Serif'" fo:background-color="transparent" style:use-window-font-color="true"/>
    </style:style>
    <style:style style:name="T775"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76" style:family="text">
      <style:text-properties fo:font-size="11.00pt" fo:font-weight="normal" fo:font-family="Calibri" style:font-family-asian="Calibri" style:font-family-complex="Calibri" fo:background-color="transparent" style:use-window-font-color="true"/>
    </style:style>
    <style:style style:name="T777" style:family="text">
      <style:text-properties fo:font-size="12.00pt" fo:font-weight="normal" fo:font-family="'Liberation Serif'" style:font-family-asian="'Liberation Serif'" style:font-family-complex="'Liberation Serif'" fo:background-color="transparent" style:use-window-font-color="true"/>
    </style:style>
    <style:style style:name="T778" style:family="text">
      <style:text-properties fo:font-size="12.00pt" fo:font-weight="normal" fo:font-family="'DejaVu Sans Mono'" style:font-family-asian="'DejaVu Sans Mono'" style:font-family-complex="'DejaVu Sans Mono'" fo:background-color="transparent" style:use-window-font-color="true"/>
    </style:style>
    <style:style style:name="T779" style:family="text">
      <style:text-properties fo:font-size="11.00pt" fo:font-weight="normal" fo:font-family="Calibri" style:font-family-asian="Calibri" style:font-family-complex="Calibri" fo:background-color="transparent" style:use-window-font-color="true"/>
    </style:style>
    <style:style style:name="T780" style:family="text">
      <style:text-properties fo:font-size="12.00pt" fo:font-weight="bold" fo:font-family="'Liberation Serif'" style:font-family-asian="'Liberation Serif'" style:font-family-complex="'Liberation Serif'" fo:background-color="transparent" style:use-window-font-color="true"/>
    </style:style>
    <style:style style:name="T781"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82" style:family="text">
      <style:text-properties fo:font-size="12.00pt" fo:font-weight="bold" fo:font-family="'Liberation Serif'" style:font-family-asian="'Liberation Serif'" style:font-family-complex="'Liberation Serif'" fo:background-color="transparent" style:use-window-font-color="true"/>
    </style:style>
    <style:style style:name="T783" style:family="text">
      <style:text-properties fo:font-size="11.00pt" fo:font-weight="normal" fo:font-family="Calibri" style:font-family-asian="Calibri" style:font-family-complex="Calibri" fo:background-color="transparent" style:use-window-font-color="true"/>
    </style:style>
    <style:style style:name="T784" style:family="text">
      <style:text-properties fo:font-size="12.00pt" fo:font-weight="normal" fo:font-family="'Liberation Serif'" style:font-family-asian="'Liberation Serif'" style:font-family-complex="'Liberation Serif'" fo:background-color="transparent" style:use-window-font-color="true"/>
    </style:style>
    <style:style style:name="T785" style:family="text">
      <style:text-properties fo:font-size="12.00pt" fo:font-weight="bold" fo:font-family="'Liberation Serif'" style:font-family-asian="'Liberation Serif'" style:font-family-complex="'Liberation Serif'" fo:background-color="transparent" style:use-window-font-color="true"/>
    </style:style>
    <style:style style:name="T786" style:family="text">
      <style:text-properties fo:font-size="11.00pt" fo:font-weight="normal" fo:font-family="Calibri" style:font-family-asian="Calibri" style:font-family-complex="Calibri" fo:background-color="transparent" style:use-window-font-color="true"/>
    </style:style>
    <style:style style:name="T78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88" style:family="text">
      <style:text-properties fo:font-size="11.00pt" fo:font-weight="normal" fo:font-family="Calibri" style:font-family-asian="Calibri" style:font-family-complex="Calibri" fo:background-color="transparent" style:use-window-font-color="true"/>
    </style:style>
    <style:style style:name="T789" style:family="text">
      <style:text-properties fo:font-size="12.00pt" fo:font-weight="bold" fo:font-family="'Liberation Serif'" style:font-family-asian="'Liberation Serif'" style:font-family-complex="'Liberation Serif'" fo:background-color="transparent" style:use-window-font-color="true"/>
    </style:style>
    <style:style style:name="T790" style:family="text">
      <style:text-properties fo:font-size="11.00pt" fo:font-weight="normal" fo:font-family="Calibri" style:font-family-asian="Calibri" style:font-family-complex="Calibri" fo:background-color="transparent" style:use-window-font-color="true"/>
    </style:style>
    <style:style style:name="T791" style:family="text">
      <style:text-properties fo:font-size="12.00pt" fo:font-weight="normal" fo:font-family="'Liberation Serif'" style:font-family-asian="'Liberation Serif'" style:font-family-complex="'Liberation Serif'" fo:background-color="transparent" style:use-window-font-color="true"/>
    </style:style>
    <style:style style:name="T792" style:family="text">
      <style:text-properties fo:font-size="11.00pt" fo:font-weight="normal" fo:font-family="Calibri" style:font-family-asian="Calibri" style:font-family-complex="Calibri" fo:background-color="transparent" style:use-window-font-color="true"/>
    </style:style>
    <style:style style:name="T793" style:family="text">
      <style:text-properties fo:font-size="12.00pt" fo:font-weight="bold" fo:font-family="'Liberation Serif'" style:font-family-asian="'Liberation Serif'" style:font-family-complex="'Liberation Serif'" fo:background-color="transparent" style:use-window-font-color="true"/>
    </style:style>
    <style:style style:name="T794"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795" style:family="text">
      <style:text-properties fo:font-size="11.00pt" fo:font-weight="normal" fo:font-family="Calibri" style:font-family-asian="Calibri" style:font-family-complex="Calibri" fo:background-color="transparent" style:use-window-font-color="true"/>
    </style:style>
    <style:style style:name="T796" style:family="text">
      <style:text-properties fo:font-size="12.00pt" fo:font-weight="normal" fo:font-family="'Liberation Serif'" style:font-family-asian="'Liberation Serif'" style:font-family-complex="'Liberation Serif'" fo:background-color="transparent" style:use-window-font-color="true"/>
    </style:style>
    <style:style style:name="T797" style:family="text">
      <style:text-properties fo:font-size="11.00pt" fo:font-weight="normal" fo:font-family="Calibri" style:font-family-asian="Calibri" style:font-family-complex="Calibri" fo:background-color="transparent" style:use-window-font-color="true"/>
    </style:style>
    <style:style style:name="T798" style:family="text">
      <style:text-properties fo:font-size="12.00pt" fo:font-weight="bold" fo:font-family="'Liberation Serif'" style:font-family-asian="'Liberation Serif'" style:font-family-complex="'Liberation Serif'" fo:background-color="transparent" style:use-window-font-color="true"/>
    </style:style>
    <style:style style:name="T799" style:family="text">
      <style:text-properties fo:font-size="11.00pt" fo:font-weight="normal" fo:font-family="Calibri" style:font-family-asian="Calibri" style:font-family-complex="Calibri" fo:background-color="transparent" style:use-window-font-color="true"/>
    </style:style>
    <style:style style:name="T800" style:family="text">
      <style:text-properties fo:font-size="12.00pt" fo:font-weight="normal" fo:font-family="'Liberation Serif'" style:font-family-asian="'Liberation Serif'" style:font-family-complex="'Liberation Serif'" fo:background-color="transparent" style:use-window-font-color="true"/>
    </style:style>
    <style:style style:name="T801" style:family="text">
      <style:text-properties fo:font-size="12.00pt" fo:font-weight="bold" fo:font-family="'Liberation Serif'" style:font-family-asian="'Liberation Serif'" style:font-family-complex="'Liberation Serif'" fo:background-color="transparent" style:use-window-font-color="true"/>
    </style:style>
    <style:style style:name="T802" style:family="text">
      <style:text-properties fo:font-size="11.00pt" fo:font-weight="normal" fo:font-family="Calibri" style:font-family-asian="Calibri" style:font-family-complex="Calibri" fo:background-color="transparent" style:use-window-font-color="true"/>
    </style:style>
    <style:style style:name="T803" style:family="text">
      <style:text-properties fo:font-size="12.00pt" fo:font-weight="bold" fo:font-family="'Liberation Serif'" style:font-family-asian="'Liberation Serif'" style:font-family-complex="'Liberation Serif'" fo:background-color="transparent" style:use-window-font-color="true"/>
    </style:style>
    <style:style style:name="T804"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805" style:family="text">
      <style:text-properties fo:font-size="11.00pt" fo:font-weight="normal" fo:font-family="Calibri" style:font-family-asian="Calibri" style:font-family-complex="Calibri" fo:background-color="transparent" style:use-window-font-color="true"/>
    </style:style>
    <style:style style:name="T806" style:family="text">
      <style:text-properties fo:font-size="12.00pt" fo:font-weight="normal" fo:font-family="'Liberation Serif'" style:font-family-asian="'Liberation Serif'" style:font-family-complex="'Liberation Serif'" fo:background-color="transparent" style:use-window-font-color="true"/>
    </style:style>
    <style:style style:name="T807" style:family="text">
      <style:text-properties fo:font-size="11.00pt" fo:font-weight="normal" fo:font-family="Calibri" style:font-family-asian="Calibri" style:font-family-complex="Calibri" fo:background-color="transparent" style:use-window-font-color="true"/>
    </style:style>
    <style:style style:name="T808" style:family="text">
      <style:text-properties fo:font-size="12.00pt" fo:font-weight="bold" fo:font-family="'Liberation Serif'" style:font-family-asian="'Liberation Serif'" style:font-family-complex="'Liberation Serif'" fo:background-color="transparent" style:use-window-font-color="true"/>
    </style:style>
    <style:style style:name="T809"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810" style:family="text">
      <style:text-properties fo:font-size="11.00pt" fo:font-weight="normal" fo:font-family="Calibri" style:font-family-asian="Calibri" style:font-family-complex="Calibri" fo:background-color="transparent" style:use-window-font-color="true"/>
    </style:style>
    <style:style style:name="T811" style:family="text">
      <style:text-properties fo:font-size="12.00pt" fo:font-weight="normal" fo:font-family="'Liberation Serif'" style:font-family-asian="'Liberation Serif'" style:font-family-complex="'Liberation Serif'" fo:background-color="transparent" style:use-window-font-color="true"/>
    </style:style>
    <style:style style:name="T812" style:family="text">
      <style:text-properties fo:font-size="11.00pt" fo:font-weight="normal" fo:font-family="Calibri" style:font-family-asian="Calibri" style:font-family-complex="Calibri" fo:background-color="transparent" style:use-window-font-color="true"/>
    </style:style>
    <style:style style:name="T813" style:family="text">
      <style:text-properties fo:font-size="12.00pt" fo:font-weight="bold" fo:font-family="'Liberation Serif'" style:font-family-asian="'Liberation Serif'" style:font-family-complex="'Liberation Serif'" fo:background-color="transparent" style:use-window-font-color="true"/>
    </style:style>
    <style:style style:name="T814"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815" style:family="text">
      <style:text-properties fo:font-size="11.00pt" fo:font-weight="normal" fo:font-family="Calibri" style:font-family-asian="Calibri" style:font-family-complex="Calibri" fo:background-color="transparent" style:use-window-font-color="true"/>
    </style:style>
    <style:style style:name="T816" style:family="text">
      <style:text-properties fo:font-size="12.00pt" fo:font-weight="normal" fo:font-family="'Liberation Serif'" style:font-family-asian="'Liberation Serif'" style:font-family-complex="'Liberation Serif'" fo:background-color="transparent" style:use-window-font-color="true"/>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2.00pt" fo:font-weight="bold" fo:font-family="'Liberation Serif'" style:font-family-asian="'Liberation Serif'" style:font-family-complex="'Liberation Serif'" fo:background-color="transparent" style:use-window-font-color="true"/>
    </style:style>
    <style:style style:name="T819" style:family="text">
      <style:text-properties fo:font-size="11.00pt" fo:font-weight="normal" fo:font-family="Calibri" style:font-family-asian="Calibri" style:font-family-complex="Calibri" fo:background-color="transparent" style:use-window-font-color="true"/>
    </style:style>
    <style:style style:name="T820" style:family="text">
      <style:text-properties fo:font-size="12.00pt" fo:font-weight="normal" fo:font-family="'Liberation Serif'" style:font-family-asian="'Liberation Serif'" style:font-family-complex="'Liberation Serif'" fo:background-color="transparent" style:use-window-font-color="true"/>
    </style:style>
    <style:style style:name="T821" style:family="text">
      <style:text-properties fo:font-size="12.00pt" fo:font-weight="bold" fo:font-family="'Liberation Serif'" style:font-family-asian="'Liberation Serif'" style:font-family-complex="'Liberation Serif'" fo:background-color="transparent" style:use-window-font-color="true"/>
    </style:style>
    <style:style style:name="T822" style:family="text">
      <style:text-properties fo:font-size="11.00pt" fo:font-weight="normal" fo:font-family="Calibri" style:font-family-asian="Calibri" style:font-family-complex="Calibri" fo:background-color="transparent" style:use-window-font-color="true"/>
    </style:style>
    <style:style style:name="T823" style:family="text">
      <style:text-properties fo:font-size="12.00pt" fo:font-weight="bold" fo:font-family="'Liberation Serif'" style:font-family-asian="'Liberation Serif'" style:font-family-complex="'Liberation Serif'" fo:background-color="transparent" style:use-window-font-color="true"/>
    </style:style>
    <style:style style:name="T824"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825" style:family="text">
      <style:text-properties fo:font-size="11.00pt" fo:font-weight="normal" fo:font-family="Calibri" style:font-family-asian="Calibri" style:font-family-complex="Calibri" fo:background-color="transparent" style:use-window-font-color="true"/>
    </style:style>
    <style:style style:name="T826" style:family="text">
      <style:text-properties fo:font-size="12.00pt" fo:font-weight="normal" fo:font-family="'Liberation Serif'" style:font-family-asian="'Liberation Serif'" style:font-family-complex="'Liberation Serif'" fo:background-color="transparent" style:use-window-font-color="true"/>
    </style:style>
    <style:style style:name="T827" style:family="text">
      <style:text-properties fo:font-size="12.00pt" fo:font-weight="bold" fo:font-family="'Liberation Serif'" style:font-family-asian="'Liberation Serif'" style:font-family-complex="'Liberation Serif'" fo:background-color="transparent" style:use-window-font-color="true"/>
    </style:style>
    <style:style style:name="T828" style:family="text">
      <style:text-properties fo:font-size="12.00pt" fo:font-weight="normal" fo:font-family="'Liberation Serif'" style:font-family-asian="'Liberation Serif'" style:font-family-complex="'Liberation Serif'" fo:background-color="transparent" style:use-window-font-color="true"/>
    </style:style>
    <style:style style:name="T829" style:family="text">
      <style:text-properties fo:font-size="12.00pt" fo:font-weight="bold" fo:font-family="'Liberation Serif'" style:font-family-asian="'Liberation Serif'" style:font-family-complex="'Liberation Serif'" fo:background-color="transparent" style:use-window-font-color="true"/>
    </style:style>
    <style:style style:name="T830" style:family="text">
      <style:text-properties fo:font-size="11.00pt" fo:font-weight="normal" fo:font-family="Calibri" style:font-family-asian="Calibri" style:font-family-complex="Calibri" fo:background-color="transparent" style:use-window-font-color="true"/>
    </style:style>
    <style:style style:name="T83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832" style:family="text">
      <style:text-properties fo:font-size="11.00pt" fo:font-weight="normal" fo:font-family="Calibri" style:font-family-asian="Calibri" style:font-family-complex="Calibri" fo:background-color="transparent" style:use-window-font-color="true"/>
    </style:style>
    <style:style style:name="T833" style:family="text">
      <style:text-properties fo:font-size="12.00pt" fo:font-weight="bold" fo:font-family="'Liberation Serif'" style:font-family-asian="'Liberation Serif'" style:font-family-complex="'Liberation Serif'" fo:background-color="transparent" style:use-window-font-color="true"/>
    </style:style>
    <style:style style:name="T834" style:family="text">
      <style:text-properties fo:font-size="11.00pt" fo:font-weight="normal" fo:font-family="Calibri" style:font-family-asian="Calibri" style:font-family-complex="Calibri" fo:background-color="transparent" style:use-window-font-color="true"/>
    </style:style>
    <style:style style:name="T835" style:family="text">
      <style:text-properties fo:font-size="12.00pt" fo:font-weight="normal" fo:font-family="'Liberation Serif'" style:font-family-asian="'Liberation Serif'" style:font-family-complex="'Liberation Serif'" fo:background-color="transparent" style:use-window-font-color="true"/>
    </style:style>
    <style:style style:name="T836" style:family="text">
      <style:text-properties fo:font-size="11.00pt" fo:font-weight="normal" fo:font-family="Calibri" style:font-family-asian="Calibri" style:font-family-complex="Calibri" fo:background-color="transparent" style:use-window-font-color="true"/>
    </style:style>
    <style:style style:name="T837" style:family="text">
      <style:text-properties fo:font-size="12.00pt" fo:font-weight="bold" fo:font-family="'Liberation Serif'" style:font-family-asian="'Liberation Serif'" style:font-family-complex="'Liberation Serif'" fo:background-color="transparent" style:use-window-font-color="true"/>
    </style:style>
    <style:style style:name="T838" style:family="text">
      <style:text-properties fo:font-size="11.00pt" fo:font-weight="normal" fo:font-family="Calibri" style:font-family-asian="Calibri" style:font-family-complex="Calibri" fo:background-color="transparent" style:use-window-font-color="true"/>
    </style:style>
    <style:style style:name="T839" style:family="text">
      <style:text-properties fo:font-size="12.00pt" fo:font-weight="normal" fo:font-family="'Liberation Serif'" style:font-family-asian="'Liberation Serif'" style:font-family-complex="'Liberation Serif'" fo:background-color="transparent" style:use-window-font-color="true"/>
    </style:style>
    <style:style style:name="T840" style:family="text">
      <style:text-properties fo:font-size="11.00pt" fo:font-weight="normal" fo:font-family="Calibri" style:font-family-asian="Calibri" style:font-family-complex="Calibri" fo:background-color="transparent" style:use-window-font-color="true"/>
    </style:style>
    <style:style style:name="T841" style:family="text">
      <style:text-properties fo:font-size="12.00pt" fo:font-weight="bold" fo:font-family="'Liberation Serif'" style:font-family-asian="'Liberation Serif'" style:font-family-complex="'Liberation Serif'" fo:background-color="transparent" style:use-window-font-color="true"/>
    </style:style>
    <style:style style:name="T842" style:family="text">
      <style:text-properties fo:font-size="11.00pt" fo:font-weight="normal" fo:font-family="Calibri" style:font-family-asian="Calibri" style:font-family-complex="Calibri" fo:background-color="transparent" style:use-window-font-color="true"/>
    </style:style>
    <style:style style:name="T843" style:family="text">
      <style:text-properties fo:font-size="12.00pt" fo:font-weight="normal" fo:font-family="'Liberation Serif'" style:font-family-asian="'Liberation Serif'" style:font-family-complex="'Liberation Serif'" fo:background-color="transparent" style:use-window-font-color="true"/>
    </style:style>
    <style:style style:name="T844" style:family="text">
      <style:text-properties fo:font-size="12.00pt" fo:font-weight="bold" fo:font-family="'Liberation Serif'" style:font-family-asian="'Liberation Serif'" style:font-family-complex="'Liberation Serif'" fo:background-color="transparent" style:use-window-font-color="true"/>
    </style:style>
    <style:style style:name="T845" style:family="text">
      <style:text-properties fo:font-size="11.00pt" fo:font-weight="normal" fo:font-family="Calibri" style:font-family-asian="Calibri" style:font-family-complex="Calibri" fo:background-color="transparent" style:use-window-font-color="true"/>
    </style:style>
    <style:style style:name="T846" style:family="text">
      <style:text-properties fo:font-size="12.00pt" fo:font-weight="bold" fo:font-family="'Liberation Serif'" style:font-family-asian="'Liberation Serif'" style:font-family-complex="'Liberation Serif'" fo:background-color="transparent" style:use-window-font-color="true"/>
    </style:style>
    <style:style style:name="T847"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848" style:family="text">
      <style:text-properties fo:font-size="11.00pt" fo:font-weight="normal" fo:font-family="Calibri" style:font-family-asian="Calibri" style:font-family-complex="Calibri" fo:background-color="transparent" style:use-window-font-color="true"/>
    </style:style>
    <style:style style:name="T849" style:family="text">
      <style:text-properties fo:font-size="12.00pt" fo:font-weight="normal" fo:font-family="'Liberation Serif'" style:font-family-asian="'Liberation Serif'" style:font-family-complex="'Liberation Serif'" fo:background-color="transparent" style:use-window-font-color="true"/>
    </style:style>
    <style:style style:name="T850" style:family="text">
      <style:text-properties fo:font-size="11.00pt" fo:font-weight="normal" fo:font-family="Calibri" style:font-family-asian="Calibri" style:font-family-complex="Calibri" fo:background-color="transparent" style:use-window-font-color="true"/>
    </style:style>
    <style:style style:name="T851" style:family="text">
      <style:text-properties fo:font-size="12.00pt" fo:font-weight="bold" fo:font-family="'Liberation Serif'" style:font-family-asian="'Liberation Serif'" style:font-family-complex="'Liberation Serif'" fo:background-color="transparent" style:use-window-font-color="true"/>
    </style:style>
    <style:style style:name="T852" style:family="text">
      <style:text-properties fo:font-size="11.00pt" fo:font-weight="normal" fo:font-family="Calibri" style:font-family-asian="Calibri" style:font-family-complex="Calibri" fo:background-color="transparent" style:use-window-font-color="true"/>
    </style:style>
    <style:style style:name="T853" style:family="text">
      <style:text-properties fo:font-size="12.00pt" fo:font-weight="normal" fo:font-family="'Liberation Serif'" style:font-family-asian="'Liberation Serif'" style:font-family-complex="'Liberation Serif'" fo:background-color="transparent" style:use-window-font-color="true"/>
    </style:style>
    <style:style style:name="T854" style:family="text">
      <style:text-properties fo:font-size="11.00pt" fo:font-weight="normal" fo:font-family="Calibri" style:font-family-asian="Calibri" style:font-family-complex="Calibri" fo:background-color="transparent" style:use-window-font-color="true"/>
    </style:style>
    <style:style style:name="T855" style:family="text">
      <style:text-properties fo:font-size="12.00pt" fo:font-weight="bold" fo:font-family="'Liberation Serif'" style:font-family-asian="'Liberation Serif'" style:font-family-complex="'Liberation Serif'" fo:background-color="transparent" style:use-window-font-color="true"/>
    </style:style>
    <style:style style:name="T856" style:family="text">
      <style:text-properties fo:font-size="11.00pt" fo:font-weight="normal" fo:font-family="Calibri" style:font-family-asian="Calibri" style:font-family-complex="Calibri" fo:background-color="transparent" style:use-window-font-color="true"/>
    </style:style>
    <style:style style:name="T857" style:family="text">
      <style:text-properties fo:font-size="12.00pt" fo:font-weight="normal" fo:font-family="'Liberation Serif'" style:font-family-asian="'Liberation Serif'" style:font-family-complex="'Liberation Serif'" fo:background-color="transparent" style:use-window-font-color="true"/>
    </style:style>
    <style:style style:name="T858" style:family="text">
      <style:text-properties fo:font-size="11.00pt" fo:font-weight="normal" fo:font-family="Calibri" style:font-family-asian="Calibri" style:font-family-complex="Calibri" fo:background-color="transparent" style:use-window-font-color="true"/>
    </style:style>
    <style:style style:name="T859" style:family="text">
      <style:text-properties fo:font-size="12.00pt" fo:font-weight="normal" fo:font-family="'Helvetica, Arial, sans-serif'" style:font-family-asian="'Helvetica, Arial, sans-serif'" style:font-family-complex="'Helvetica, Arial, sans-serif'" fo:background-color="transparent" fo:color="#000000"/>
    </style:style>
    <style:style style:name="T86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86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62" style:family="text">
      <style:text-properties fo:font-size="12.00pt" fo:font-weight="normal" fo:font-family="'Helvetica, Arial, sans-serif'" style:font-family-asian="'Helvetica, Arial, sans-serif'" style:font-family-complex="'Helvetica, Arial, sans-serif'" fo:background-color="transparent" fo:color="#000000"/>
    </style:style>
    <style:style style:name="T86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bottom="6.00pt"/>
    </style:style>
    <style:style style:name="P3" style:family="paragraph">
      <style:paragraph-properties fo:line-height="100.00%" fo:text-align="left" fo:margin-top="12.00pt" fo:margin-bottom="6.00pt"/>
    </style:style>
    <text:list-style style:name="L4">
      <text:list-level-style-bullet text:level="1" text:bullet-char="•">
        <style:list-level-properties text:space-before="35.35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fo:margin-left="17.35pt" fo:text-indent="18.00pt"/>
    </style:style>
    <style:style style:name="P6" style:family="paragraph">
      <style:paragraph-properties fo:line-height="100.00%" fo:text-align="left" fo:margin-left="-18.00pt" fo:text-indent="18.00pt" fo:margin-bottom="6.00pt"/>
    </style:style>
    <style:style style:name="P7" style:family="paragraph">
      <style:paragraph-properties fo:line-height="100.00%" fo:text-align="left" fo:margin-top="12.00pt" fo:margin-bottom="6.00pt"/>
    </style:style>
    <style:style style:name="P8" style:family="paragraph">
      <style:paragraph-properties fo:line-height="100.00%" fo:text-align="left" fo:margin-bottom="6.00pt"/>
    </style:style>
    <style:style style:name="P9" style:family="paragraph">
      <style:paragraph-properties fo:line-height="100.00%" fo:text-align="left"/>
    </style:style>
    <style:style style:name="P10" style:family="paragraph">
      <style:paragraph-properties fo:line-height="100.00%" fo:text-align="left" fo:margin-bottom="14.15pt"/>
    </style:style>
    <style:style style:name="P11" style:family="paragraph">
      <style:paragraph-properties fo:line-height="100.00%" fo:text-align="left" fo:margin-bottom="6.00pt"/>
    </style:style>
    <style:style style:name="P12" style:family="paragraph">
      <style:paragraph-properties fo:line-height="100.00%" fo:text-align="left" fo:margin-top="12.00pt" fo:margin-bottom="6.00pt"/>
    </style:style>
    <style:style style:name="P13" style:family="paragraph">
      <style:paragraph-properties fo:line-height="100.00%" fo:text-align="left" fo:margin-bottom="6.00pt"/>
    </style:style>
    <style:style style:name="P14" style:family="paragraph">
      <style:paragraph-properties fo:line-height="100.00%" fo:text-align="left" fo:margin-top="12.00pt" fo:margin-bottom="6.00pt"/>
    </style:style>
    <style:style style:name="P15" style:family="paragraph">
      <style:paragraph-properties fo:line-height="100.00%" fo:text-align="left" fo:margin-bottom="6.00pt"/>
    </style:style>
    <style:style style:name="P16" style:family="paragraph">
      <style:paragraph-properties fo:line-height="100.00%" fo:text-align="left" fo:margin-top="12.00pt" fo:margin-bottom="6.00pt"/>
    </style:style>
    <style:style style:name="P17" style:family="paragraph">
      <style:paragraph-properties fo:line-height="100.00%" fo:text-align="left" fo:margin-bottom="6.00pt"/>
    </style:style>
    <style:style style:name="P18" style:family="paragraph">
      <style:paragraph-properties fo:line-height="100.00%" fo:text-align="left"/>
    </style:style>
    <style:style style:name="P19" style:family="paragraph">
      <style:paragraph-properties fo:line-height="100.00%" fo:text-align="left" fo:margin-bottom="14.15pt"/>
    </style:style>
    <style:style style:name="P20" style:family="paragraph">
      <style:paragraph-properties fo:line-height="100.00%" fo:text-align="left" fo:margin-bottom="6.00pt"/>
    </style:style>
    <style:style style:name="P21" style:family="paragraph">
      <style:paragraph-properties fo:line-height="100.00%" fo:text-align="center" fo:margin-bottom="6.00pt"/>
    </style:style>
    <style:style style:name="P22" style:family="paragraph">
      <style:paragraph-properties fo:line-height="100.00%" fo:text-align="left" fo:margin-bottom="6.00pt"/>
    </style:style>
    <style:style style:name="P23" style:family="paragraph">
      <style:paragraph-properties fo:line-height="100.00%" fo:text-align="left"/>
    </style:style>
    <style:style style:name="P24" style:family="paragraph">
      <style:paragraph-properties fo:line-height="100.00%" fo:text-align="left" fo:margin-bottom="14.15pt"/>
    </style:style>
    <style:style style:name="P25" style:family="paragraph">
      <style:paragraph-properties fo:line-height="100.00%" fo:text-align="left" fo:margin-bottom="6.00pt"/>
    </style:style>
    <style:style style:name="P26" style:family="paragraph">
      <style:paragraph-properties fo:line-height="100.00%" fo:text-align="left" fo:margin-top="12.00pt" fo:margin-bottom="6.00pt"/>
    </style:style>
    <style:style style:name="P27" style:family="paragraph">
      <style:paragraph-properties fo:line-height="100.00%" fo:text-align="left" fo:margin-bottom="6.00pt"/>
    </style:style>
    <style:style style:name="P28" style:family="paragraph">
      <style:paragraph-properties fo:line-height="100.00%" fo:text-align="center" fo:margin-left="1.40pt" fo:text-indent="-1.40pt">
        <style:tab-stops>
          <style:tab-stop style:position="79.35pt" style:type="center"/>
          <style:tab-stop style:position="3288.25pt" style:type="center"/>
        </style:tab-stops>
      </style:paragraph-properties>
    </style:style>
    <style:style style:name="P29" style:family="paragraph">
      <style:paragraph-properties fo:line-height="100.00%" fo:text-align="left"/>
    </style:style>
    <style:style style:name="P30" style:family="paragraph">
      <style:paragraph-properties fo:line-height="100.00%" fo:text-align="center" fo:margin-left="1.40pt" fo:text-indent="-1.40pt">
        <style:tab-stops>
          <style:tab-stop style:position="79.35pt" style:type="center"/>
          <style:tab-stop style:position="3288.25pt" style:type="center"/>
        </style:tab-stops>
      </style:paragraph-properties>
    </style:style>
    <style:style style:name="P31" style:family="paragraph">
      <style:paragraph-properties fo:line-height="100.00%" fo:text-align="center" fo:margin-left="1.40pt" fo:text-indent="-1.40pt">
        <style:tab-stops>
          <style:tab-stop style:position="79.35pt" style:type="center"/>
          <style:tab-stop style:position="3288.25pt" style:type="center"/>
        </style:tab-stops>
      </style:paragraph-properties>
    </style:style>
    <style:style style:name="P32" style:family="paragraph">
      <style:paragraph-properties fo:line-height="100.00%" fo:text-align="left"/>
    </style:style>
    <style:style style:name="P33" style:family="paragraph">
      <style:paragraph-properties fo:line-height="100.00%" fo:text-align="center" fo:margin-left="1.40pt" fo:text-indent="-1.40pt">
        <style:tab-stops>
          <style:tab-stop style:position="79.35pt" style:type="center"/>
          <style:tab-stop style:position="3288.25pt" style:type="center"/>
        </style:tab-stops>
      </style:paragraph-properties>
    </style:style>
    <style:style style:name="P34" style:family="paragraph">
      <style:paragraph-properties fo:line-height="100.00%" fo:text-align="left"/>
    </style:style>
    <style:style style:name="P35" style:family="paragraph">
      <style:paragraph-properties fo:line-height="100.00%" fo:text-align="center" fo:margin-left="1.40pt" fo:text-indent="-1.40pt">
        <style:tab-stops>
          <style:tab-stop style:position="79.35pt" style:type="center"/>
          <style:tab-stop style:position="3288.25pt" style:type="center"/>
        </style:tab-stops>
      </style:paragraph-properties>
    </style:style>
    <style:style style:name="P36" style:family="paragraph">
      <style:paragraph-properties fo:line-height="100.00%" fo:text-align="left" fo:margin-bottom="6.00pt"/>
    </style:style>
    <style:style style:name="P37" style:family="paragraph">
      <style:paragraph-properties fo:line-height="100.00%" fo:text-align="left"/>
    </style:style>
    <style:style style:name="P38" style:family="paragraph">
      <style:paragraph-properties fo:line-height="100.00%" fo:text-align="left" fo:margin-bottom="14.15pt"/>
    </style:style>
    <style:style style:name="P39" style:family="paragraph">
      <style:paragraph-properties fo:line-height="100.00%" fo:text-align="left" fo:margin-bottom="6.00pt"/>
    </style:style>
    <style:style style:name="P40" style:family="paragraph">
      <style:paragraph-properties fo:line-height="100.00%" fo:text-align="left"/>
    </style:style>
    <style:style style:name="P41" style:family="paragraph">
      <style:paragraph-properties fo:line-height="100.00%" fo:text-align="left" fo:margin-bottom="14.15pt"/>
    </style:style>
    <style:style style:name="P42" style:family="paragraph">
      <style:paragraph-properties fo:line-height="100.00%" fo:text-align="left" fo:margin-bottom="6.00pt"/>
    </style:style>
    <style:style style:name="P43" style:family="paragraph">
      <style:paragraph-properties fo:line-height="100.00%" fo:text-align="left"/>
    </style:style>
    <style:style style:name="P44" style:family="paragraph">
      <style:paragraph-properties fo:line-height="100.00%" fo:text-align="left" fo:margin-bottom="14.15pt"/>
    </style:style>
    <style:style style:name="P45" style:family="paragraph">
      <style:paragraph-properties fo:line-height="100.00%" fo:text-align="left" fo:margin-top="12.00pt" fo:margin-bottom="6.00pt"/>
    </style:style>
    <style:style style:name="P46" style:family="paragraph">
      <style:paragraph-properties fo:line-height="100.00%" fo:text-align="left" fo:margin-bottom="6.00pt"/>
    </style:style>
    <style:style style:name="P47" style:family="paragraph">
      <style:paragraph-properties fo:line-height="100.00%" fo:text-align="left"/>
    </style:style>
    <style:style style:name="P48" style:family="paragraph">
      <style:paragraph-properties fo:line-height="100.00%" fo:text-align="left" fo:margin-bottom="14.15pt"/>
    </style:style>
    <style:style style:name="P49" style:family="paragraph">
      <style:paragraph-properties fo:line-height="100.00%" fo:text-align="left" fo:margin-bottom="6.00pt"/>
    </style:style>
    <style:style style:name="P50" style:family="paragraph">
      <style:paragraph-properties fo:line-height="100.00%" fo:text-align="left" fo:margin-top="12.00pt" fo:margin-bottom="6.00pt"/>
    </style:style>
    <style:style style:name="P51" style:family="paragraph">
      <style:paragraph-properties fo:line-height="100.00%" fo:text-align="left" fo:margin-bottom="6.00pt"/>
    </style:style>
    <style:style style:name="P52" style:family="paragraph">
      <style:paragraph-properties fo:line-height="100.00%" fo:text-align="left"/>
    </style:style>
    <style:style style:name="P53" style:family="paragraph">
      <style:paragraph-properties fo:line-height="100.00%" fo:text-align="left" fo:margin-bottom="14.15pt"/>
    </style:style>
    <style:style style:name="P54" style:family="paragraph">
      <style:paragraph-properties fo:line-height="100.00%" fo:text-align="left" fo:margin-bottom="6.00pt"/>
    </style:style>
    <style:style style:name="P55" style:family="paragraph">
      <style:paragraph-properties fo:line-height="100.00%" fo:text-align="left"/>
    </style:style>
    <style:style style:name="P56" style:family="paragraph">
      <style:paragraph-properties fo:line-height="100.00%" fo:text-align="left" fo:margin-bottom="14.15pt"/>
    </style:style>
    <style:style style:name="P57" style:family="paragraph">
      <style:paragraph-properties fo:line-height="100.00%" fo:text-align="left" fo:margin-bottom="6.00pt"/>
    </style:style>
    <style:style style:name="P58" style:family="paragraph">
      <style:paragraph-properties fo:line-height="100.00%" fo:text-align="left"/>
    </style:style>
    <style:style style:name="P59" style:family="paragraph">
      <style:paragraph-properties fo:line-height="100.00%" fo:text-align="left" fo:margin-bottom="14.15pt"/>
    </style:style>
    <style:style style:name="P60" style:family="paragraph">
      <style:paragraph-properties fo:line-height="100.00%" fo:text-align="left" fo:margin-bottom="6.00pt"/>
    </style:style>
    <style:style style:name="P61" style:family="paragraph">
      <style:paragraph-properties fo:line-height="100.00%" fo:text-align="left"/>
    </style:style>
    <style:style style:name="P62" style:family="paragraph">
      <style:paragraph-properties fo:line-height="100.00%" fo:text-align="left" fo:margin-bottom="14.15pt"/>
    </style:style>
    <style:style style:name="P63" style:family="paragraph">
      <style:paragraph-properties fo:line-height="100.00%" fo:text-align="left" fo:margin-top="12.00pt" fo:margin-bottom="6.00pt"/>
    </style:style>
    <style:style style:name="P64" style:family="paragraph">
      <style:paragraph-properties fo:line-height="100.00%" fo:text-align="left" fo:margin-bottom="6.00pt"/>
    </style:style>
    <style:style style:name="P65" style:family="paragraph">
      <style:paragraph-properties fo:line-height="100.00%" fo:text-align="left" fo:margin-top="12.00pt" fo:margin-bottom="6.00pt"/>
    </style:style>
    <style:style style:name="P66" style:family="paragraph">
      <style:paragraph-properties fo:line-height="100.00%" fo:text-align="left" fo:margin-bottom="6.00pt"/>
    </style:style>
    <style:style style:name="P67" style:family="paragraph">
      <style:paragraph-properties fo:line-height="100.00%" fo:text-align="left"/>
    </style:style>
    <style:style style:name="P68" style:family="paragraph">
      <style:paragraph-properties fo:line-height="100.00%" fo:text-align="left" fo:margin-bottom="14.15pt"/>
    </style:style>
    <style:style style:name="P69" style:family="paragraph">
      <style:paragraph-properties fo:line-height="100.00%" fo:text-align="left" fo:margin-bottom="6.00pt"/>
    </style:style>
    <style:style style:name="P70" style:family="paragraph">
      <style:paragraph-properties fo:line-height="100.00%" fo:text-align="left" fo:margin-top="12.00pt" fo:margin-bottom="6.00pt"/>
    </style:style>
    <style:style style:name="P71" style:family="paragraph">
      <style:paragraph-properties fo:line-height="100.00%" fo:text-align="left" fo:margin-bottom="6.00pt"/>
    </style:style>
    <style:style style:name="P72" style:family="paragraph">
      <style:paragraph-properties fo:line-height="100.00%" fo:text-align="left"/>
    </style:style>
    <style:style style:name="P73" style:family="paragraph">
      <style:paragraph-properties fo:line-height="100.00%" fo:text-align="left" fo:margin-bottom="14.15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style:style>
    <style:style style:name="P80" style:family="paragraph">
      <style:paragraph-properties fo:line-height="100.00%" fo:text-align="left" fo:margin-bottom="14.15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bottom="6.00pt"/>
    </style:style>
    <style:style style:name="P84" style:family="paragraph">
      <style:paragraph-properties fo:line-height="100.00%" fo:text-align="left"/>
    </style:style>
    <style:style style:name="P85" style:family="paragraph">
      <style:paragraph-properties fo:line-height="100.00%" fo:text-align="left" fo:margin-bottom="14.15pt"/>
    </style:style>
    <style:style style:name="P86" style:family="paragraph">
      <style:paragraph-properties fo:line-height="100.00%" fo:text-align="lef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style:style style:name="P89" style:family="paragraph">
      <style:paragraph-properties fo:line-height="100.00%" fo:text-align="left"/>
    </style:style>
    <style:style style:name="P90" style:family="paragraph">
      <style:paragraph-properties fo:line-height="100.00%" fo:text-align="left" fo:margin-bottom="14.15pt"/>
    </style:style>
    <style:style style:name="P91" style:family="paragraph">
      <style:paragraph-properties fo:line-height="100.00%" fo:text-align="left" fo:margin-bottom="6.00pt"/>
    </style:style>
    <style:style style:name="P92" style:family="paragraph">
      <style:paragraph-properties fo:line-height="100.00%" fo:text-align="left" fo:margin-top="12.00pt" fo:margin-bottom="6.00pt"/>
    </style:style>
    <style:style style:name="P93" style:family="paragraph">
      <style:paragraph-properties fo:line-height="100.00%" fo:text-align="left" fo:margin-bottom="6.00pt"/>
    </style:style>
    <style:style style:name="P94" style:family="paragraph">
      <style:paragraph-properties fo:line-height="100.00%" fo:text-align="left"/>
    </style:style>
    <style:style style:name="P95" style:family="paragraph">
      <style:paragraph-properties fo:line-height="100.00%" fo:text-align="left" fo:margin-bottom="14.15pt"/>
    </style:style>
    <style:style style:name="P96" style:family="paragraph">
      <style:paragraph-properties fo:line-height="100.00%" fo:text-align="left" fo:margin-bottom="6.00pt"/>
    </style:style>
    <style:style style:name="P97" style:family="paragraph">
      <style:paragraph-properties fo:line-height="100.00%" fo:text-align="left" fo:margin-bottom="14.15pt"/>
    </style:style>
    <style:style style:name="P98" style:family="paragraph">
      <style:paragraph-properties fo:line-height="100.00%" fo:text-align="left" fo:margin-bottom="6.00pt"/>
    </style:style>
    <style:style style:name="P99" style:family="paragraph">
      <style:paragraph-properties fo:line-height="100.00%" fo:text-align="center" fo:margin-bottom="6.00pt"/>
    </style:style>
    <style:style style:name="P100" style:family="paragraph">
      <style:paragraph-properties fo:line-height="100.00%" fo:text-align="left" fo:margin-bottom="6.00pt"/>
    </style:style>
    <style:style style:name="P101" style:family="paragraph">
      <style:paragraph-properties fo:line-height="100.00%" fo:text-align="left" fo:margin-top="12.00pt" fo:margin-bottom="6.00pt"/>
    </style:style>
    <style:style style:name="P102" style:family="paragraph">
      <style:paragraph-properties fo:line-height="100.00%" fo:text-align="left" fo:margin-bottom="6.00pt"/>
    </style:style>
    <style:style style:name="P103" style:family="paragraph">
      <style:paragraph-properties fo:line-height="100.00%" fo:text-align="left"/>
    </style:style>
    <style:style style:name="P104" style:family="paragraph">
      <style:paragraph-properties fo:line-height="100.00%" fo:text-align="left" fo:margin-bottom="14.15pt"/>
    </style:style>
    <style:style style:name="P105" style:family="paragraph">
      <style:paragraph-properties fo:line-height="100.00%" fo:text-align="left" fo:margin-bottom="6.00pt"/>
    </style:style>
    <style:style style:name="P106" style:family="paragraph">
      <style:paragraph-properties fo:line-height="100.00%" fo:text-align="left" fo:margin-top="12.00pt" fo:margin-bottom="6.00pt"/>
    </style:style>
    <style:style style:name="P107" style:family="paragraph">
      <style:paragraph-properties fo:line-height="100.00%" fo:text-align="left" fo:margin-bottom="6.00pt"/>
    </style:style>
    <style:style style:name="P108"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09" style:family="paragraph">
      <style:paragraph-properties fo:line-height="100.00%" fo:text-align="left"/>
    </style:style>
    <style:style style:name="P110"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11"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12" style:family="paragraph">
      <style:paragraph-properties fo:line-height="100.00%" fo:text-align="left"/>
    </style:style>
    <style:style style:name="P113"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14" style:family="paragraph">
      <style:paragraph-properties fo:line-height="100.00%" fo:text-align="left"/>
    </style:style>
    <style:style style:name="P115"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16" style:family="paragraph">
      <style:paragraph-properties fo:line-height="100.00%" fo:text-align="left"/>
    </style:style>
    <style:style style:name="P117"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18" style:family="paragraph">
      <style:paragraph-properties fo:line-height="100.00%" fo:text-align="left"/>
    </style:style>
    <style:style style:name="P119"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20" style:family="paragraph">
      <style:paragraph-properties fo:line-height="100.00%" fo:text-align="left"/>
    </style:style>
    <style:style style:name="P121"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22" style:family="paragraph">
      <style:paragraph-properties fo:line-height="100.00%" fo:text-align="left"/>
    </style:style>
    <style:style style:name="P123"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24" style:family="paragraph">
      <style:paragraph-properties fo:line-height="100.00%" fo:text-align="left"/>
    </style:style>
    <style:style style:name="P125" style:family="paragraph">
      <style:paragraph-properties fo:line-height="100.00%" fo:text-align="center" fo:margin-left="1.40pt" fo:text-indent="-1.40pt">
        <style:tab-stops>
          <style:tab-stop style:position="77.65pt" style:type="center"/>
          <style:tab-stop style:position="3288.25pt" style:type="center"/>
        </style:tab-stops>
      </style:paragraph-properties>
    </style:style>
    <style:style style:name="P126" style:family="paragraph">
      <style:paragraph-properties fo:line-height="100.00%" fo:text-align="left" fo:margin-bottom="6.00pt"/>
    </style:style>
    <style:style style:name="P127" style:family="paragraph">
      <style:paragraph-properties fo:line-height="100.00%" fo:text-align="center" fo:margin-bottom="6.00pt"/>
    </style:style>
    <style:style style:name="P128" style:family="paragraph">
      <style:paragraph-properties fo:line-height="100.00%" fo:text-align="left" fo:margin-bottom="6.00pt"/>
    </style:style>
    <style:style style:name="P129" style:family="paragraph">
      <style:paragraph-properties fo:line-height="100.00%" fo:text-align="left" fo:margin-top="12.00pt" fo:margin-bottom="6.00pt"/>
    </style:style>
    <style:style style:name="P130" style:family="paragraph">
      <style:paragraph-properties fo:line-height="100.00%" fo:text-align="left" fo:margin-bottom="6.00pt"/>
    </style:style>
    <style:style style:name="P131" style:family="paragraph">
      <style:paragraph-properties fo:line-height="100.00%" fo:text-align="left" fo:margin-top="12.00pt" fo:margin-bottom="6.00pt"/>
    </style:style>
    <style:style style:name="P132" style:family="paragraph">
      <style:paragraph-properties fo:line-height="100.00%" fo:text-align="left" fo:margin-bottom="6.00pt"/>
    </style:style>
    <style:style style:name="P133" style:family="paragraph">
      <style:paragraph-properties fo:line-height="100.00%" fo:text-align="center" fo:margin-left="1.40pt" fo:text-indent="-1.40pt">
        <style:tab-stops>
          <style:tab-stop style:position="480.50pt" style:type="center"/>
        </style:tab-stops>
      </style:paragraph-properties>
    </style:style>
    <style:style style:name="P134" style:family="paragraph">
      <style:paragraph-properties fo:line-height="100.00%" fo:text-align="left"/>
    </style:style>
    <style:style style:name="P135" style:family="paragraph">
      <style:paragraph-properties fo:line-height="100.00%" fo:text-align="center" fo:margin-left="1.40pt" fo:text-indent="-1.40pt">
        <style:tab-stops>
          <style:tab-stop style:position="480.50pt" style:type="center"/>
        </style:tab-stops>
      </style:paragraph-properties>
    </style:style>
    <style:style style:name="P13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37" style:family="paragraph">
      <style:paragraph-properties fo:line-height="100.00%" fo:text-align="left"/>
    </style:style>
    <style:style style:name="P13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39" style:family="paragraph">
      <style:paragraph-properties fo:line-height="100.00%" fo:text-align="left"/>
    </style:style>
    <style:style style:name="P14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41" style:family="paragraph">
      <style:paragraph-properties fo:line-height="100.00%" fo:text-align="center" fo:margin-left="1.40pt" fo:text-indent="-1.40pt">
        <style:tab-stops>
          <style:tab-stop style:position="480.50pt" style:type="center"/>
        </style:tab-stops>
      </style:paragraph-properties>
    </style:style>
    <style:style style:name="P142" style:family="paragraph">
      <style:paragraph-properties fo:line-height="100.00%" fo:text-align="left"/>
    </style:style>
    <style:style style:name="P143" style:family="paragraph">
      <style:paragraph-properties fo:line-height="100.00%" fo:text-align="center" fo:margin-left="1.40pt" fo:text-indent="-1.40pt">
        <style:tab-stops>
          <style:tab-stop style:position="480.50pt" style:type="center"/>
        </style:tab-stops>
      </style:paragraph-properties>
    </style:style>
    <style:style style:name="P144"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45" style:family="paragraph">
      <style:paragraph-properties fo:line-height="100.00%" fo:text-align="left"/>
    </style:style>
    <style:style style:name="P14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47" style:family="paragraph">
      <style:paragraph-properties fo:line-height="100.00%" fo:text-align="left"/>
    </style:style>
    <style:style style:name="P14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49" style:family="paragraph">
      <style:paragraph-properties fo:line-height="100.00%" fo:text-align="left"/>
    </style:style>
    <style:style style:name="P15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51" style:family="paragraph">
      <style:paragraph-properties fo:line-height="100.00%" fo:text-align="left"/>
    </style:style>
    <style:style style:name="P152"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53" style:family="paragraph">
      <style:paragraph-properties fo:line-height="100.00%" fo:text-align="center" fo:margin-left="1.40pt" fo:text-indent="-1.40pt">
        <style:tab-stops>
          <style:tab-stop style:position="480.50pt" style:type="center"/>
        </style:tab-stops>
      </style:paragraph-properties>
    </style:style>
    <style:style style:name="P154" style:family="paragraph">
      <style:paragraph-properties fo:line-height="100.00%" fo:text-align="left"/>
    </style:style>
    <style:style style:name="P155" style:family="paragraph">
      <style:paragraph-properties fo:line-height="100.00%" fo:text-align="center" fo:margin-left="1.40pt" fo:text-indent="-1.40pt">
        <style:tab-stops>
          <style:tab-stop style:position="480.50pt" style:type="center"/>
        </style:tab-stops>
      </style:paragraph-properties>
    </style:style>
    <style:style style:name="P15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57" style:family="paragraph">
      <style:paragraph-properties fo:line-height="100.00%" fo:text-align="left"/>
    </style:style>
    <style:style style:name="P15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59" style:family="paragraph">
      <style:paragraph-properties fo:line-height="100.00%" fo:text-align="left"/>
    </style:style>
    <style:style style:name="P16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61" style:family="paragraph">
      <style:paragraph-properties fo:line-height="100.00%" fo:text-align="left"/>
    </style:style>
    <style:style style:name="P162"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63" style:family="paragraph">
      <style:paragraph-properties fo:line-height="100.00%" fo:text-align="left"/>
    </style:style>
    <style:style style:name="P164"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65" style:family="paragraph">
      <style:paragraph-properties fo:line-height="100.00%" fo:text-align="left"/>
    </style:style>
    <style:style style:name="P16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67" style:family="paragraph">
      <style:paragraph-properties fo:line-height="100.00%" fo:text-align="left"/>
    </style:style>
    <style:style style:name="P16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69" style:family="paragraph">
      <style:paragraph-properties fo:line-height="100.00%" fo:text-align="left"/>
    </style:style>
    <style:style style:name="P17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71" style:family="paragraph">
      <style:paragraph-properties fo:line-height="100.00%" fo:text-align="left"/>
    </style:style>
    <style:style style:name="P172"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73" style:family="paragraph">
      <style:paragraph-properties fo:line-height="100.00%" fo:text-align="center" fo:margin-left="1.40pt" fo:text-indent="-1.40pt">
        <style:tab-stops>
          <style:tab-stop style:position="480.50pt" style:type="center"/>
        </style:tab-stops>
      </style:paragraph-properties>
    </style:style>
    <style:style style:name="P174" style:family="paragraph">
      <style:paragraph-properties fo:line-height="100.00%" fo:text-align="left"/>
    </style:style>
    <style:style style:name="P175" style:family="paragraph">
      <style:paragraph-properties fo:line-height="100.00%" fo:text-align="center" fo:margin-left="1.40pt" fo:text-indent="-1.40pt">
        <style:tab-stops>
          <style:tab-stop style:position="480.50pt" style:type="center"/>
        </style:tab-stops>
      </style:paragraph-properties>
    </style:style>
    <style:style style:name="P17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77" style:family="paragraph">
      <style:paragraph-properties fo:line-height="100.00%" fo:text-align="left"/>
    </style:style>
    <style:style style:name="P17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79" style:family="paragraph">
      <style:paragraph-properties fo:line-height="100.00%" fo:text-align="left"/>
    </style:style>
    <style:style style:name="P18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81" style:family="paragraph">
      <style:paragraph-properties fo:line-height="100.00%" fo:text-align="left"/>
    </style:style>
    <style:style style:name="P182"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83" style:family="paragraph">
      <style:paragraph-properties fo:line-height="100.00%" fo:text-align="left"/>
    </style:style>
    <style:style style:name="P184"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85" style:family="paragraph">
      <style:paragraph-properties fo:line-height="100.00%" fo:text-align="left"/>
    </style:style>
    <style:style style:name="P18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87" style:family="paragraph">
      <style:paragraph-properties fo:line-height="100.00%" fo:text-align="left"/>
    </style:style>
    <style:style style:name="P18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89" style:family="paragraph">
      <style:paragraph-properties fo:line-height="100.00%" fo:text-align="left"/>
    </style:style>
    <style:style style:name="P19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91" style:family="paragraph">
      <style:paragraph-properties fo:line-height="100.00%" fo:text-align="left"/>
    </style:style>
    <style:style style:name="P192"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93" style:family="paragraph">
      <style:paragraph-properties fo:line-height="100.00%" fo:text-align="center" fo:margin-left="1.40pt" fo:text-indent="-1.40pt">
        <style:tab-stops>
          <style:tab-stop style:position="480.50pt" style:type="center"/>
        </style:tab-stops>
      </style:paragraph-properties>
    </style:style>
    <style:style style:name="P194" style:family="paragraph">
      <style:paragraph-properties fo:line-height="100.00%" fo:text-align="left"/>
    </style:style>
    <style:style style:name="P195" style:family="paragraph">
      <style:paragraph-properties fo:line-height="100.00%" fo:text-align="center" fo:margin-left="1.40pt" fo:text-indent="-1.40pt">
        <style:tab-stops>
          <style:tab-stop style:position="480.50pt" style:type="center"/>
        </style:tab-stops>
      </style:paragraph-properties>
    </style:style>
    <style:style style:name="P19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97" style:family="paragraph">
      <style:paragraph-properties fo:line-height="100.00%" fo:text-align="left"/>
    </style:style>
    <style:style style:name="P19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199" style:family="paragraph">
      <style:paragraph-properties fo:line-height="100.00%" fo:text-align="left"/>
    </style:style>
    <style:style style:name="P20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01" style:family="paragraph">
      <style:paragraph-properties fo:line-height="100.00%" fo:text-align="left"/>
    </style:style>
    <style:style style:name="P202"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03" style:family="paragraph">
      <style:paragraph-properties fo:line-height="100.00%" fo:text-align="left"/>
    </style:style>
    <style:style style:name="P204"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05" style:family="paragraph">
      <style:paragraph-properties fo:line-height="100.00%" fo:text-align="left"/>
    </style:style>
    <style:style style:name="P20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07" style:family="paragraph">
      <style:paragraph-properties fo:line-height="100.00%" fo:text-align="left"/>
    </style:style>
    <style:style style:name="P20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09" style:family="paragraph">
      <style:paragraph-properties fo:line-height="100.00%" fo:text-align="left"/>
    </style:style>
    <style:style style:name="P21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11" style:family="paragraph">
      <style:paragraph-properties fo:line-height="100.00%" fo:text-align="center" fo:margin-left="1.40pt" fo:text-indent="-1.40pt">
        <style:tab-stops>
          <style:tab-stop style:position="480.50pt" style:type="center"/>
        </style:tab-stops>
      </style:paragraph-properties>
    </style:style>
    <style:style style:name="P212" style:family="paragraph">
      <style:paragraph-properties fo:line-height="100.00%" fo:text-align="left"/>
    </style:style>
    <style:style style:name="P213" style:family="paragraph">
      <style:paragraph-properties fo:line-height="100.00%" fo:text-align="center" fo:margin-left="1.40pt" fo:text-indent="-1.40pt">
        <style:tab-stops>
          <style:tab-stop style:position="480.50pt" style:type="center"/>
        </style:tab-stops>
      </style:paragraph-properties>
    </style:style>
    <style:style style:name="P214"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15" style:family="paragraph">
      <style:paragraph-properties fo:line-height="100.00%" fo:text-align="left"/>
    </style:style>
    <style:style style:name="P21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17" style:family="paragraph">
      <style:paragraph-properties fo:line-height="100.00%" fo:text-align="left"/>
    </style:style>
    <style:style style:name="P21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19" style:family="paragraph">
      <style:paragraph-properties fo:line-height="100.00%" fo:text-align="left"/>
    </style:style>
    <style:style style:name="P22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21" style:family="paragraph">
      <style:paragraph-properties fo:line-height="100.00%" fo:text-align="left"/>
    </style:style>
    <style:style style:name="P222"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23" style:family="paragraph">
      <style:paragraph-properties fo:line-height="100.00%" fo:text-align="left"/>
    </style:style>
    <style:style style:name="P224"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25" style:family="paragraph">
      <style:paragraph-properties fo:line-height="100.00%" fo:text-align="left"/>
    </style:style>
    <style:style style:name="P22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27" style:family="paragraph">
      <style:paragraph-properties fo:line-height="100.00%" fo:text-align="left"/>
    </style:style>
    <style:style style:name="P22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29" style:family="paragraph">
      <style:paragraph-properties fo:line-height="100.00%" fo:text-align="left"/>
    </style:style>
    <style:style style:name="P23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31" style:family="paragraph">
      <style:paragraph-properties fo:line-height="100.00%" fo:text-align="center" fo:margin-left="1.40pt" fo:text-indent="-1.40pt">
        <style:tab-stops>
          <style:tab-stop style:position="480.50pt" style:type="center"/>
        </style:tab-stops>
      </style:paragraph-properties>
    </style:style>
    <style:style style:name="P232" style:family="paragraph">
      <style:paragraph-properties fo:line-height="100.00%" fo:text-align="left"/>
    </style:style>
    <style:style style:name="P233" style:family="paragraph">
      <style:paragraph-properties fo:line-height="100.00%" fo:text-align="center" fo:margin-left="1.40pt" fo:text-indent="-1.40pt">
        <style:tab-stops>
          <style:tab-stop style:position="480.50pt" style:type="center"/>
        </style:tab-stops>
      </style:paragraph-properties>
    </style:style>
    <style:style style:name="P234"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35" style:family="paragraph">
      <style:paragraph-properties fo:line-height="100.00%" fo:text-align="left"/>
    </style:style>
    <style:style style:name="P23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37" style:family="paragraph">
      <style:paragraph-properties fo:line-height="100.00%" fo:text-align="left"/>
    </style:style>
    <style:style style:name="P238"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39" style:family="paragraph">
      <style:paragraph-properties fo:line-height="100.00%" fo:text-align="left"/>
    </style:style>
    <style:style style:name="P240"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41" style:family="paragraph">
      <style:paragraph-properties fo:line-height="100.00%" fo:text-align="left"/>
    </style:style>
    <style:style style:name="P242"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43" style:family="paragraph">
      <style:paragraph-properties fo:line-height="100.00%" fo:text-align="left"/>
    </style:style>
    <style:style style:name="P244"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45" style:family="paragraph">
      <style:paragraph-properties fo:line-height="100.00%" fo:text-align="left"/>
    </style:style>
    <style:style style:name="P246" style:family="paragraph">
      <style:paragraph-properties fo:line-height="100.00%" fo:text-align="center" fo:margin-left="1.40pt" fo:text-indent="-1.40pt">
        <style:tab-stops>
          <style:tab-stop style:position="151.35pt" style:type="center"/>
          <style:tab-stop style:position="3288.25pt" style:type="center"/>
        </style:tab-stops>
      </style:paragraph-properties>
    </style:style>
    <style:style style:name="P247" style:family="paragraph">
      <style:paragraph-properties fo:line-height="100.00%" fo:text-align="left" fo:margin-bottom="14.15pt"/>
    </style:style>
    <style:style style:name="P248" style:family="paragraph">
      <style:paragraph-properties fo:line-height="100.00%" fo:text-align="left" fo:margin-bottom="6.00pt"/>
    </style:style>
    <style:style style:name="P249" style:family="paragraph">
      <style:paragraph-properties fo:line-height="100.00%" fo:text-align="left"/>
    </style:style>
    <style:style style:name="TableColumn0100" style:family="table-column">
      <style:table-column-properties style:column-width="1.121528in"/>
    </style:style>
    <style:style style:name="TableColumn0101" style:family="table-column">
      <style:table-column-properties style:column-width="3.221528in"/>
    </style:style>
    <style:style style:name="Table01" style:family="table">
      <style:table-properties style:width="4.343056in" fo:margin-left="0.000000in" style:writing-mode="lr" table:align="center"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olumn0200" style:family="table-column">
      <style:table-column-properties style:column-width="1.097917in"/>
    </style:style>
    <style:style style:name="TableColumn0201" style:family="table-column">
      <style:table-column-properties style:column-width="5.595139in"/>
    </style:style>
    <style:style style:name="Table02" style:family="table">
      <style:table-properties style:width="6.693056in" fo:margin-left="0.000000in" style:writing-mode="lr" table:align="center"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20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20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20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203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204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205" style:family="table-row">
      <style:table-row-properties/>
    </style:style>
    <style:style style:name="TableCell0205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205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206" style:family="table-row">
      <style:table-row-properties/>
    </style:style>
    <style:style style:name="TableCell0206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206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207" style:family="table-row">
      <style:table-row-properties/>
    </style:style>
    <style:style style:name="TableCell0207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207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olumn0300" style:family="table-column">
      <style:table-column-properties style:column-width="2.121528in"/>
    </style:style>
    <style:style style:name="TableColumn0301" style:family="table-column">
      <style:table-column-properties style:column-width="4.571528in"/>
    </style:style>
    <style:style style:name="Table03" style:family="table">
      <style:table-properties style:width="6.693056in" fo:margin-left="0.000000in" style:writing-mode="lr" table:align="center"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001" style:family="table-cell">
      <style:table-cell-properties fo:border-top="0.000000in solid #000000" fo:border-left="0.000000in solid #000000" fo:border-right="0.000000in solid #000000" fo:border-bottom="0.000000in solid #000000" fo:padding-left="0.019444in" fo:padding-right="0.019444in" fo:vertical-align="top" fo:background-color="# 0 0 0"/>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301" style:family="table-cell">
      <style:table-cell-properties fo:border-top="0.000000in solid #000000" fo:border-left="0.000000in solid #000000" fo:border-right="0.000000in solid #000000" fo:border-bottom="0.000000in solid #000000" fo:padding-left="0.019444in" fo:padding-right="0.019444in" fo:vertical-align="top" fo:background-color="# 0 0 0"/>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4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5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06" style:family="table-row">
      <style:table-row-properties/>
    </style:style>
    <style:style style:name="TableCell0306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6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07" style:family="table-row">
      <style:table-row-properties/>
    </style:style>
    <style:style style:name="TableCell0307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7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08" style:family="table-row">
      <style:table-row-properties/>
    </style:style>
    <style:style style:name="TableCell0308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801" style:family="table-cell">
      <style:table-cell-properties fo:border-top="0.000000in solid #000000" fo:border-left="0.000000in solid #000000" fo:border-right="0.000000in solid #000000" fo:border-bottom="0.000000in solid #000000" fo:padding-left="0.019444in" fo:padding-right="0.019444in" fo:vertical-align="top" fo:background-color="# 0 0 0"/>
    </style:style>
    <style:style style:name="TableRow0309" style:family="table-row">
      <style:table-row-properties/>
    </style:style>
    <style:style style:name="TableCell0309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09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0" style:family="table-row">
      <style:table-row-properties/>
    </style:style>
    <style:style style:name="TableCell031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1" style:family="table-row">
      <style:table-row-properties/>
    </style:style>
    <style:style style:name="TableCell031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2" style:family="table-row">
      <style:table-row-properties/>
    </style:style>
    <style:style style:name="TableCell031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3" style:family="table-row">
      <style:table-row-properties/>
    </style:style>
    <style:style style:name="TableCell031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3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4" style:family="table-row">
      <style:table-row-properties/>
    </style:style>
    <style:style style:name="TableCell0314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4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5" style:family="table-row">
      <style:table-row-properties/>
    </style:style>
    <style:style style:name="TableCell0315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5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6" style:family="table-row">
      <style:table-row-properties/>
    </style:style>
    <style:style style:name="TableCell0316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6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7" style:family="table-row">
      <style:table-row-properties/>
    </style:style>
    <style:style style:name="TableCell0317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701" style:family="table-cell">
      <style:table-cell-properties fo:border-top="0.000000in solid #000000" fo:border-left="0.000000in solid #000000" fo:border-right="0.000000in solid #000000" fo:border-bottom="0.000000in solid #000000" fo:padding-left="0.019444in" fo:padding-right="0.019444in" fo:vertical-align="top" fo:background-color="# 0 0 0"/>
    </style:style>
    <style:style style:name="TableRow0318" style:family="table-row">
      <style:table-row-properties/>
    </style:style>
    <style:style style:name="TableCell0318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8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19" style:family="table-row">
      <style:table-row-properties/>
    </style:style>
    <style:style style:name="TableCell0319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19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0" style:family="table-row">
      <style:table-row-properties/>
    </style:style>
    <style:style style:name="TableCell032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1" style:family="table-row">
      <style:table-row-properties/>
    </style:style>
    <style:style style:name="TableCell032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2" style:family="table-row">
      <style:table-row-properties/>
    </style:style>
    <style:style style:name="TableCell032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3" style:family="table-row">
      <style:table-row-properties/>
    </style:style>
    <style:style style:name="TableCell032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3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4" style:family="table-row">
      <style:table-row-properties/>
    </style:style>
    <style:style style:name="TableCell0324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4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5" style:family="table-row">
      <style:table-row-properties/>
    </style:style>
    <style:style style:name="TableCell0325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5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6" style:family="table-row">
      <style:table-row-properties/>
    </style:style>
    <style:style style:name="TableCell0326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601" style:family="table-cell">
      <style:table-cell-properties fo:border-top="0.000000in solid #000000" fo:border-left="0.000000in solid #000000" fo:border-right="0.000000in solid #000000" fo:border-bottom="0.000000in solid #000000" fo:padding-left="0.019444in" fo:padding-right="0.019444in" fo:vertical-align="top" fo:background-color="# 0 0 0"/>
    </style:style>
    <style:style style:name="TableRow0327" style:family="table-row">
      <style:table-row-properties/>
    </style:style>
    <style:style style:name="TableCell0327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7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8" style:family="table-row">
      <style:table-row-properties/>
    </style:style>
    <style:style style:name="TableCell0328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8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29" style:family="table-row">
      <style:table-row-properties/>
    </style:style>
    <style:style style:name="TableCell0329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29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0" style:family="table-row">
      <style:table-row-properties/>
    </style:style>
    <style:style style:name="TableCell033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1" style:family="table-row">
      <style:table-row-properties/>
    </style:style>
    <style:style style:name="TableCell033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2" style:family="table-row">
      <style:table-row-properties/>
    </style:style>
    <style:style style:name="TableCell033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3" style:family="table-row">
      <style:table-row-properties/>
    </style:style>
    <style:style style:name="TableCell033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3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4" style:family="table-row">
      <style:table-row-properties/>
    </style:style>
    <style:style style:name="TableCell0334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401" style:family="table-cell">
      <style:table-cell-properties fo:border-top="0.000000in solid #000000" fo:border-left="0.000000in solid #000000" fo:border-right="0.000000in solid #000000" fo:border-bottom="0.000000in solid #000000" fo:padding-left="0.019444in" fo:padding-right="0.019444in" fo:vertical-align="top" fo:background-color="# 0 0 0"/>
    </style:style>
    <style:style style:name="TableRow0335" style:family="table-row">
      <style:table-row-properties/>
    </style:style>
    <style:style style:name="TableCell0335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5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6" style:family="table-row">
      <style:table-row-properties/>
    </style:style>
    <style:style style:name="TableCell0336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6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7" style:family="table-row">
      <style:table-row-properties/>
    </style:style>
    <style:style style:name="TableCell0337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7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8" style:family="table-row">
      <style:table-row-properties/>
    </style:style>
    <style:style style:name="TableCell0338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8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39" style:family="table-row">
      <style:table-row-properties/>
    </style:style>
    <style:style style:name="TableCell0339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39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0" style:family="table-row">
      <style:table-row-properties/>
    </style:style>
    <style:style style:name="TableCell034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1" style:family="table-row">
      <style:table-row-properties/>
    </style:style>
    <style:style style:name="TableCell034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2" style:family="table-row">
      <style:table-row-properties/>
    </style:style>
    <style:style style:name="TableCell034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3" style:family="table-row">
      <style:table-row-properties/>
    </style:style>
    <style:style style:name="TableCell034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301" style:family="table-cell">
      <style:table-cell-properties fo:border-top="0.000000in solid #000000" fo:border-left="0.000000in solid #000000" fo:border-right="0.000000in solid #000000" fo:border-bottom="0.000000in solid #000000" fo:padding-left="0.019444in" fo:padding-right="0.019444in" fo:vertical-align="top" fo:background-color="# 0 0 0"/>
    </style:style>
    <style:style style:name="TableRow0344" style:family="table-row">
      <style:table-row-properties/>
    </style:style>
    <style:style style:name="TableCell0344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4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5" style:family="table-row">
      <style:table-row-properties/>
    </style:style>
    <style:style style:name="TableCell0345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5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6" style:family="table-row">
      <style:table-row-properties/>
    </style:style>
    <style:style style:name="TableCell0346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6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7" style:family="table-row">
      <style:table-row-properties/>
    </style:style>
    <style:style style:name="TableCell0347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7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8" style:family="table-row">
      <style:table-row-properties/>
    </style:style>
    <style:style style:name="TableCell0348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8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349" style:family="table-row">
      <style:table-row-properties/>
    </style:style>
    <style:style style:name="TableCell0349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349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office:automatic-styles>
  <office:body>
    <office:text>
      <text:p text:style-name="P1"><text:span text:style-name="T1">Beej's Quick Guide to GDB</text:span></text:p>
      <text:p text:style-name="P2"><text:span text:style-name="T2">Release 2 (2009 Jun 14)</text:span></text:p>
      <text:p text:style-name="P2"><text:span text:style-name="T3">This is a very quick-and-dirty guide meant to get you started with the GNU Debugger, </text:span><text:span text:style-name="T4">gdb</text:span><text:span text:style-name="T5">, from the command line in a terminal. Often times </text:span><text:span text:style-name="T6">gdb</text:span><text:span text:style-name="T7"> is run via an IDE, but many people out there shun IDEs for a variety of reasons, and this tutorial is for you!</text:span></text:p>
      <text:p text:style-name="P2"><text:span text:style-name="T7">Again, this is only a getting-started guide. There's much much MUCH more to learn about what the debugger does than is written in these few short paragraphs. Check out your "man" pages or the online resources listed below for more info.</text:span></text:p>
      <text:p text:style-name="P2"><text:span text:style-name="T7">This tutorial is meant to be read in order, up to, but not including, the "Misc" section.</text:span></text:p>
      <text:p text:style-name="P3"><text:span text:style-name="T8">Contents</text:span></text:p>
      <text:list text:style-name="L4">
        <text:list-item>
          <text:p text:style-name="P4"><text:a xlink:href="http://beej.us/guide/bggdb/#compiling"><text:span text:style-name="T10">Compiling to use a debugger</text:span></text:a><text:span text:style-name="T11"/></text:p>
        </text:list-item>
        <text:list-item>
          <text:p text:style-name="P4"><text:a xlink:href="http://beej.us/guide/bggdb/#more"><text:span text:style-name="T13">More Information</text:span></text:a><text:span text:style-name="T14"/></text:p>
        </text:list-item>
        <text:list-item>
          <text:p text:style-name="P4"><text:a xlink:href="http://beej.us/guide/bggdb/#license"><text:span text:style-name="T16">License</text:span></text:a><text:span text:style-name="T17"/></text:p>
        </text:list-item>
        <text:list-item>
          <text:p text:style-name="P4"><text:a xlink:href="http://beej.us/guide/bggdb/#starting"><text:span text:style-name="T19">Starting </text:span><text:span text:style-name="T20">HYPERLINK "http://beej.us/guide/bggdb/#starting"</text:span><text:span text:style-name="T21">gdb</text:span><text:span text:style-name="T22">HYPERLINK "http://beej.us/guide/bggdb/#starting"</text:span><text:span text:style-name="T23"> and getting to </text:span><text:span text:style-name="T24">HYPERLINK "http://beej.us/guide/bggdb/#starting"</text:span><text:span text:style-name="T25">main()</text:span></text:a><text:span text:style-name="T26"/></text:p>
        </text:list-item>
        <text:list-item>
          <text:p text:style-name="P4"><text:a xlink:href="http://beej.us/guide/bggdb/#breakpoints"><text:span text:style-name="T28">Breakpoints</text:span></text:a><text:span text:style-name="T29"/></text:p>
        </text:list-item>
        <text:list-item>
          <text:p text:style-name="P4"><text:a xlink:href="http://beej.us/guide/bggdb/#stepping"><text:span text:style-name="T31">Stepping Around</text:span></text:a><text:span text:style-name="T32"/></text:p>
        </text:list-item>
        <text:list-item>
          <text:p text:style-name="P4"><text:a xlink:href="http://beej.us/guide/bggdb/#exvars"><text:span text:style-name="T34">Examining Variables</text:span></text:a><text:span text:style-name="T35"/></text:p>
        </text:list-item>
        <text:list-item>
          <text:p text:style-name="P4"><text:a xlink:href="http://beej.us/guide/bggdb/#misc"><text:span text:style-name="T37">Misc Stuff</text:span></text:a><text:span text:style-name="T38"/></text:p>
        </text:list-item>
        <text:list-item>
          <text:p text:style-name="P5"><text:a xlink:href="http://beej.us/guide/bggdb/#stackman"><text:span text:style-name="T40">Stack Manipulation</text:span></text:a><text:span text:style-name="T41"/></text:p>
        </text:list-item>
        <text:list-item>
          <text:p text:style-name="P5"><text:a xlink:href="http://beej.us/guide/bggdb/#morestep"><text:span text:style-name="T43">Additional Stepping Methods</text:span></text:a><text:span text:style-name="T44"/></text:p>
        </text:list-item>
        <text:list-item>
          <text:p text:style-name="P5"><text:a xlink:href="http://beej.us/guide/bggdb/#jump"><text:span text:style-name="T46">Jumping to an Arbitrary Section of Code</text:span></text:a><text:span text:style-name="T47"/></text:p>
        </text:list-item>
        <text:list-item>
          <text:p text:style-name="P5"><text:a xlink:href="http://beej.us/guide/bggdb/#varmod"><text:span text:style-name="T49">Changing Variables and Values at Runtime</text:span></text:a><text:span text:style-name="T50"/></text:p>
        </text:list-item>
        <text:list-item>
          <text:p text:style-name="P5"><text:a xlink:href="http://beej.us/guide/bggdb/#hardwatch"><text:span text:style-name="T52">Hardware Watchpoints</text:span></text:a><text:span text:style-name="T53"/></text:p>
        </text:list-item>
        <text:list-item>
          <text:p text:style-name="P5"><text:a xlink:href="http://beej.us/guide/bggdb/#attach"><text:span text:style-name="T55">Attach to a Running Process</text:span></text:a><text:span text:style-name="T56"/></text:p>
        </text:list-item>
        <text:list-item>
          <text:p text:style-name="P5"><text:a xlink:href="http://beej.us/guide/bggdb/#coredump"><text:span text:style-name="T58">Using Coredumps for Postmortem Analysis</text:span></text:a><text:span text:style-name="T59"/></text:p>
        </text:list-item>
        <text:list-item>
          <text:p text:style-name="P5"><text:a xlink:href="http://beej.us/guide/bggdb/#window"><text:span text:style-name="T61">Window Functions</text:span></text:a><text:span text:style-name="T62"/></text:p>
        </text:list-item>
        <text:list-item>
          <text:p text:style-name="P5"><text:a xlink:href="http://beej.us/guide/bggdb/#regasm"><text:span text:style-name="T64">Display Registers and Assembly</text:span></text:a><text:span text:style-name="T65"/></text:p>
        </text:list-item>
        <text:list-item>
          <text:p text:style-name="P5"><text:a xlink:href="http://beej.us/guide/bggdb/#frontend"><text:span text:style-name="T67">Writing a Front-End</text:span></text:a><text:span text:style-name="T68"/></text:p>
        </text:list-item>
        <text:list-item>
          <text:p text:style-name="P6"><text:a xlink:href="http://beej.us/guide/bggdb/#qref"><text:span text:style-name="T70">Quick Reference Cheat Sheet</text:span></text:a><text:span text:style-name="T71"/></text:p>
        </text:list-item>
      </text:list>
      <text:p text:style-name="P7"><text:span text:style-name="T72">Compiling</text:span></text:p>
      <text:p text:style-name="P8"><text:span text:style-name="T73">You have to tell your compiler to compile your code with symbolic debugging information included. Here's how to do it with </text:span><text:span text:style-name="T74">gcc</text:span><text:span text:style-name="T75">, with the </text:span><text:span text:style-name="T76">-g</text:span><text:span text:style-name="T77"> switch:</text:span></text:p>
      <text:p text:style-name="P9"><text:span text:style-name="T78">$<text:s/></text:span><text:span text:style-name="T79">gcc -g hello.c -o hello</text:span></text:p>
      <text:p text:style-name="P9"><text:span text:style-name="T80"/></text:p>
      <text:p text:style-name="P9"><text:span text:style-name="T81">$<text:s/></text:span><text:span text:style-name="T82">g++ -g hello.cpp -o hello</text:span></text:p>
      <text:p text:style-name="P10"><text:span text:style-name="T83"/></text:p>
      <text:p text:style-name="P11"><text:span text:style-name="T84">Once you've done that, you should be able to view program listings in the debugger.</text:span></text:p>
      <text:p text:style-name="P12"><text:span text:style-name="T85">More Information</text:span></text:p>
      <text:p text:style-name="P13"><text:span text:style-name="T86">Check out the </text:span><text:a xlink:href="http://www.gnu.org/software/gdb/documentation/"><text:span text:style-name="T88">Official GDB Documentation</text:span></text:a><text:span text:style-name="T89"> for more information than you can shake a stick at!</text:span></text:p>
      <text:p text:style-name="P13"><text:span text:style-name="T89">Also, a good GNU GDB front-end is </text:span><text:a xlink:href="http://www.gnu.org/software/ddd/"><text:span text:style-name="T91">DDD, the DataDisplayDebugger</text:span></text:a><text:span text:style-name="T92">.</text:span></text:p>
      <text:p text:style-name="P14"><text:span text:style-name="T93">License</text:span></text:p>
      <text:p text:style-name="P15"><text:span text:style-name="T94">Beej's Quick Guide to GDB by </text:span><text:a xlink:href="http://beej.us/guide/bggdb/"><text:span text:style-name="T96">Brian<text:s/></text:span><text:span text:style-name="T97">HYPERLINK "http://beej.us/guide/bggdb/"</text:span><text:span text:style-name="T98">"</text:span><text:span text:style-name="T99">HYPERLINK "http://beej.us/guide/bggdb/"</text:span><text:span text:style-name="T100">Beej Jorgensen</text:span><text:span text:style-name="T101">HYPERLINK "http://beej.us/guide/bggdb/"</text:span><text:span text:style-name="T102">"</text:span><text:span text:style-name="T103">HYPERLINK "http://beej.us/guide/bggdb/"</text:span><text:span text:style-name="T104"><text:s/>Hall</text:span></text:a><text:span text:style-name="T105"> is licensed under a </text:span><text:a xlink:href="http://creativecommons.org/licenses/by-nc-nd/3.0/us/"><text:span text:style-name="T107">Creative Commons Attribution-Noncommercial-No Derivative Works 3.0 United States License</text:span></text:a><text:span text:style-name="T108">.</text:span></text:p>
      <text:p text:style-name="P16"><text:span text:style-name="T109">Starting The Debugger</text:span></text:p>
      <text:p text:style-name="P17"><text:span text:style-name="T110">First things first: you can enter </text:span><text:span text:style-name="T111">help</text:span><text:span text:style-name="T112"> at any </text:span><text:span text:style-name="T113">gdb</text:span><text:span text:style-name="T114"> prompt and get more information. Also, you can enter </text:span><text:span text:style-name="T115">quit</text:span><text:span text:style-name="T116"> to quit the debugger. Finally, just hitting </text:span><text:span text:style-name="T117">RETURN</text:span><text:span text:style-name="T118"> will repeat the last command entered. Now let's fire it up!</text:span></text:p>
      <text:p text:style-name="P17"><text:span text:style-name="T118">There are several ways to start the debugger (e.g. if you were an IDE you might start it with a particular mode that's not so human-friendly) but I'll mention two of them here: vanilla console mode and curses GUI mode. The GUI is better, but let's quickly cover the simple one, and launch a program called</text:span><text:span text:style-name="T119">hello</text:span><text:span text:style-name="T120"> in the debugger:</text:span></text:p>
      <text:p text:style-name="P18"><text:span text:style-name="T121">$<text:s/></text:span><text:span text:style-name="T122">gdb hello</text:span></text:p>
      <text:p text:style-name="P18"><text:span text:style-name="T123">GNU gdb 6.8</text:span></text:p>
      <text:p text:style-name="P18"><text:span text:style-name="T123">Copyright (C) 2008 Free Software Foundation, Inc.</text:span></text:p>
      <text:p text:style-name="P18"><text:span text:style-name="T123">License GPLv3+: GNU GPL version 3 or later &lt;</text:span><text:a xlink:href="http://gnu.org/licenses/gpl.html"><text:span text:style-name="T124">http://gnu.org/licenses/gpl.html</text:span></text:a><text:span text:style-name="T125">&gt;</text:span></text:p>
      <text:p text:style-name="P18"><text:span text:style-name="T125">This is free software: you are free to change and redistribute it.</text:span></text:p>
      <text:p text:style-name="P18"><text:span text:style-name="T125">There is NO WARRANTY, to the extent permitted by law.<text:s text:c="2"/>Type "show copying"</text:span></text:p>
      <text:p text:style-name="P18"><text:span text:style-name="T125">and "show warranty" for details.</text:span></text:p>
      <text:p text:style-name="P18"><text:span text:style-name="T125">This GDB was configured as "i486-slackware-linux"...</text:span></text:p>
      <text:p text:style-name="P18"><text:span text:style-name="T125">(gdb)<text:s/></text:span><text:span text:style-name="T126">run</text:span></text:p>
      <text:p text:style-name="P18"><text:span text:style-name="T127">Starting program: /home/beej/hello </text:span></text:p>
      <text:p text:style-name="P18"><text:span text:style-name="T127">Hello, world!</text:span></text:p>
      <text:p text:style-name="P18"><text:span text:style-name="T128"/></text:p>
      <text:p text:style-name="P18"><text:span text:style-name="T129">Program exited normally.</text:span></text:p>
      <text:p text:style-name="P19"><text:span text:style-name="T129">(gdb) </text:span></text:p>
      <text:p text:style-name="P20"><text:span text:style-name="T130">The last line is the </text:span><text:span text:style-name="T131">gdb</text:span><text:span text:style-name="T132"> prompt, waiting for you to tell it what to do. Type </text:span><text:span text:style-name="T133">r</text:span><text:span text:style-name="T134"> or </text:span><text:span text:style-name="T135">run</text:span><text:span text:style-name="T136"> to run the program. (</text:span><text:span text:style-name="T137">gdb</text:span><text:span text:style-name="T138"> allows you to abbreviate commands until they become ambiguous.)</text:span></text:p>
      <text:p text:style-name="P20"><text:span text:style-name="T139">To start in neato and highly-recommended GUI mode</text:span><text:span text:style-name="T140">, start the debugger with </text:span><text:span text:style-name="T141">gdb -tui</text:span><text:span text:style-name="T142">. (For many of the examples, below, I show the output of </text:span><text:span text:style-name="T143">gdb</text:span><text:span text:style-name="T144">'s dumb terminal mode, but in real life I use TUI mode exclusively.)</text:span></text:p>
      <text:p text:style-name="P20"><text:span text:style-name="T144">And here is a screenshot of what you'll see, approximately:</text:span></text:p>
      <text:p text:style-name="P21"><text:span text:style-name="T145"/></text:p>
      <text:p text:style-name="P22"><text:span text:style-name="T146">All the normal </text:span><text:span text:style-name="T147">gdb</text:span><text:span text:style-name="T148"> commands will work in GUI mode, and additionally the arrow keys and pgup/pgdown keys will scroll the source window (when it has focus, which it does by default). Also, you can change which file or function is displayed in the source window by giving the command </text:span><text:span text:style-name="T149">list</text:span><text:span text:style-name="T150">with a location as an argument, for example, "</text:span><text:span text:style-name="T151">list hello.c:5</text:span><text:span text:style-name="T152"> to bring up the file hello.c on line 5. (See "</text:span><text:a xlink:href="http://beej.us/guide/bggdb/#breakpoints"><text:span text:style-name="T154">Breakpoints</text:span></text:a><text:span text:style-name="T155">", below, for sample locations—the same locations that work with breakpoints will work with the </text:span><text:span text:style-name="T156">list</text:span><text:span text:style-name="T157"> command.) As a side note,</text:span><text:span text:style-name="T158">list</text:span><text:span text:style-name="T159"> also works in dumb terminal mode.</text:span></text:p>
      <text:p text:style-name="P22"><text:span text:style-name="T159">Now, notice that we passed the name of the executable on the command line. Another option you have is to just start </text:span><text:span text:style-name="T160">gdb</text:span><text:span text:style-name="T161"> with nothing else on the command line, then give it the command</text:span><text:span text:style-name="T162">file hello</text:span><text:span text:style-name="T163">, and that will cause the executable "hello" to be loaded up.</text:span></text:p>
      <text:p text:style-name="P22"><text:span text:style-name="T163">Command line arguments! What if you have to get something into argv in your program? Pass them as arguments to the </text:span><text:span text:style-name="T164">run</text:span><text:span text:style-name="T165">command when you start execution:</text:span></text:p>
      <text:p text:style-name="P23"><text:span text:style-name="T166">$<text:s/></text:span><text:span text:style-name="T167">gdb hello</text:span></text:p>
      <text:p text:style-name="P23"><text:span text:style-name="T168">GNU gdb 6.8</text:span></text:p>
      <text:p text:style-name="P23"><text:span text:style-name="T168">Copyright (C) 2008 Free Software Foundation, Inc.</text:span></text:p>
      <text:p text:style-name="P23"><text:span text:style-name="T168">License GPLv3+: GNU GPL version 3 or later &lt;</text:span><text:a xlink:href="http://gnu.org/licenses/gpl.html"><text:span text:style-name="T169">http://gnu.org/licenses/gpl.html</text:span></text:a><text:span text:style-name="T170">&gt;</text:span></text:p>
      <text:p text:style-name="P23"><text:span text:style-name="T170">This is free software: you are free to change and redistribute it.</text:span></text:p>
      <text:p text:style-name="P23"><text:span text:style-name="T170">There is NO WARRANTY, to the extent permitted by law.<text:s text:c="2"/>Type "show copying"</text:span></text:p>
      <text:p text:style-name="P23"><text:span text:style-name="T170">and "show warranty" for details.</text:span></text:p>
      <text:p text:style-name="P23"><text:span text:style-name="T170">This GDB was configured as "i486-slackware-linux"...</text:span></text:p>
      <text:p text:style-name="P23"><text:span text:style-name="T170">(gdb)<text:s/></text:span><text:span text:style-name="T171">run arg1 arg2</text:span></text:p>
      <text:p text:style-name="P23"><text:span text:style-name="T172">Starting program: /home/beej/hello arg1 arg2</text:span></text:p>
      <text:p text:style-name="P23"><text:span text:style-name="T172">Hello, world!</text:span></text:p>
      <text:p text:style-name="P23"><text:span text:style-name="T173"/></text:p>
      <text:p text:style-name="P23"><text:span text:style-name="T174">Program exited normally.</text:span></text:p>
      <text:p text:style-name="P24"><text:span text:style-name="T174">(gdb) </text:span></text:p>
      <text:p text:style-name="P25"><text:span text:style-name="T175">Notice where it says "Starting Program", above, it shows the arguments "arg1" and "arg2" being passed to "hello".</text:span></text:p>
      <text:p text:style-name="P26"><text:span text:style-name="T176">Breakpoints</text:span></text:p>
      <text:p text:style-name="P27"><text:span text:style-name="T177">Just starting the debugger to run the program straight through isn't very useful—we need to stop execution and get into stepping mode.</text:span></text:p>
      <text:p text:style-name="P27"><text:span text:style-name="T177">First, before you issue the </text:span><text:span text:style-name="T178">run</text:span><text:span text:style-name="T179"> command, you need to set a breakpoint someplace you'd like to stop. You use the </text:span><text:span text:style-name="T180">break</text:span><text:span text:style-name="T181"> or</text:span><text:span text:style-name="T182">b</text:span><text:span text:style-name="T183"> command, and specify a location, which can be a function name, a line number, or a source file and line number. These are examples of locations, which are used by various other commands as well as </text:span><text:span text:style-name="T184">break</text:span><text:span text:style-name="T185">:</text:span></text:p>
      <table:table table:style-name="Table01">
        <table:table-column table:style-name="TableColumn0100"/>
        <table:table-column table:style-name="TableColumn0101"/>
        <table:table-row table:style-name="TableRow0100">
          <table:table-cell table:style-name="TableCell010000">
            <text:p text:style-name="P29"><text:span text:style-name="T187">break main</text:span><text:span text:style-name="T188"/></text:p>
          </table:table-cell>
          <table:table-cell table:style-name="TableCell010001">
            <text:p text:style-name="P29"><text:span text:style-name="T189">Break at the beginning of the</text:span><text:span text:style-name="T190">main()</text:span><text:span text:style-name="T191"> function</text:span><text:span text:style-name="T192"/></text:p>
          </table:table-cell>
        </table:table-row>
        <table:table-row table:style-name="TableRow0101">
          <table:table-cell table:style-name="TableCell010100">
            <text:p text:style-name="P32"><text:span text:style-name="T193">break 5</text:span><text:span text:style-name="T194"/></text:p>
          </table:table-cell>
          <table:table-cell table:style-name="TableCell010101">
            <text:p text:style-name="P32"><text:span text:style-name="T195">Break at line 5 of the current file</text:span><text:span text:style-name="T196"/></text:p>
          </table:table-cell>
        </table:table-row>
        <table:table-row table:style-name="TableRow0102">
          <table:table-cell table:style-name="TableCell010200">
            <text:p text:style-name="P34"><text:span text:style-name="T197">break hello.c:5</text:span><text:span text:style-name="T198"/></text:p>
          </table:table-cell>
          <table:table-cell table:style-name="TableCell010201">
            <text:p text:style-name="P34"><text:span text:style-name="T199">Break at line 5 of </text:span><text:span text:style-name="T200">hello.c</text:span><text:span text:style-name="T201"/></text:p>
          </table:table-cell>
        </table:table-row>
      </table:table>
      <text:p text:style-name="P36"><text:span text:style-name="T202">So for this test, let's set a breakpoint at </text:span><text:span text:style-name="T203">main()</text:span><text:span text:style-name="T204">, and start the program:</text:span></text:p>
      <text:p text:style-name="P37"><text:span text:style-name="T205">$<text:s/></text:span><text:span text:style-name="T206">gdb hello</text:span></text:p>
      <text:p text:style-name="P37"><text:span text:style-name="T207">GNU gdb 6.8</text:span></text:p>
      <text:p text:style-name="P37"><text:span text:style-name="T207">Copyright (C) 2008 Free Software Foundation, Inc.</text:span></text:p>
      <text:p text:style-name="P37"><text:span text:style-name="T207">License GPLv3+: GNU GPL version 3 or later &lt;</text:span><text:a xlink:href="http://gnu.org/licenses/gpl.html"><text:span text:style-name="T208">http://gnu.org/licenses/gpl.html</text:span></text:a><text:span text:style-name="T209">&gt;</text:span></text:p>
      <text:p text:style-name="P37"><text:span text:style-name="T209">This is free software: you are free to change and redistribute it.</text:span></text:p>
      <text:p text:style-name="P37"><text:span text:style-name="T209">There is NO WARRANTY, to the extent permitted by law.<text:s text:c="2"/>Type "show copying"</text:span></text:p>
      <text:p text:style-name="P37"><text:span text:style-name="T209">and "show warranty" for details.</text:span></text:p>
      <text:p text:style-name="P37"><text:span text:style-name="T209">This GDB was configured as "i486-slackware-linux"...</text:span></text:p>
      <text:p text:style-name="P37"><text:span text:style-name="T209">(gdb)<text:s/></text:span><text:span text:style-name="T210">b main</text:span></text:p>
      <text:p text:style-name="P37"><text:span text:style-name="T211">Breakpoint 1 at 0x8048395: file hello.c, line 5.</text:span></text:p>
      <text:p text:style-name="P37"><text:span text:style-name="T211">(gdb)<text:s/></text:span><text:span text:style-name="T212">r</text:span></text:p>
      <text:p text:style-name="P37"><text:span text:style-name="T213">Starting program: /home/beej/hello </text:span></text:p>
      <text:p text:style-name="P37"><text:span text:style-name="T214"/></text:p>
      <text:p text:style-name="P37"><text:span text:style-name="T215">Breakpoint 1, main () at hello.c:5</text:span></text:p>
      <text:p text:style-name="P37"><text:span text:style-name="T215">5<text:s text:c="15"/>printf("Hello, world!\n");</text:span></text:p>
      <text:p text:style-name="P38"><text:span text:style-name="T215">(gdb)</text:span></text:p>
      <text:p text:style-name="P39"><text:span text:style-name="T216">As you see, we've arrived at </text:span><text:span text:style-name="T217">main()</text:span><text:span text:style-name="T218"> and execution has stopped at the breakpoint we set there. If you're running in dumb terminal mode, </text:span><text:span text:style-name="T219">gdb</text:span><text:span text:style-name="T220"> will print the line it will execute next. If you're running in cool GUI mode, the line it will execute next will be highlighted in the source window.</text:span></text:p>
      <text:p text:style-name="P39"><text:span text:style-name="T220">To list the current breakpoints, use the </text:span><text:span text:style-name="T221">info</text:span><text:span text:style-name="T222"> command, like so: "</text:span><text:span text:style-name="T223">info breakpoints</text:span><text:span text:style-name="T224">" (or the shorter "</text:span><text:span text:style-name="T225">i b</text:span><text:span text:style-name="T226">"):</text:span></text:p>
      <text:p text:style-name="P40"><text:span text:style-name="T227">(gdb)<text:s/></text:span><text:span text:style-name="T228">b main</text:span></text:p>
      <text:p text:style-name="P40"><text:span text:style-name="T229">Breakpoint 1 at 0x8048395: file hello.c, line 5.</text:span></text:p>
      <text:p text:style-name="P40"><text:span text:style-name="T229">(gdb)<text:s/></text:span><text:span text:style-name="T230">i b</text:span></text:p>
      <text:p text:style-name="P40"><text:span text:style-name="T231">Num<text:s text:c="5"/>Type<text:s text:c="11"/>Disp Enb Address<text:s text:c="4"/>What</text:span></text:p>
      <text:p text:style-name="P41"><text:span text:style-name="T231">1<text:s text:c="7"/>breakpoint<text:s text:c="5"/>keep y<text:s text:c="3"/>0x08048395 in main at hello.c:5</text:span></text:p>
      <text:p text:style-name="P42"><text:span text:style-name="T232">To clear a breakpoint, use the </text:span><text:span text:style-name="T233">clear</text:span><text:span text:style-name="T234"> command with the breakpoint location. You can also clear a breakpoint by number with the </text:span><text:span text:style-name="T235">delete</text:span><text:span text:style-name="T236"> command.</text:span></text:p>
      <text:p text:style-name="P42"><text:span text:style-name="T236">Additionally, you can </text:span><text:span text:style-name="T237">enable</text:span><text:span text:style-name="T238"> or </text:span><text:span text:style-name="T239">disable</text:span><text:span text:style-name="T240"> breakpoints, though these two commands take a breakpoint number as an argument, not a location! The enabled/disabled status of a breakpoint is visible under the "Enb" column in the breakpoint listing.</text:span></text:p>
      <text:p text:style-name="P43"><text:span text:style-name="T241">(gdb)<text:s/></text:span><text:span text:style-name="T242">i b</text:span></text:p>
      <text:p text:style-name="P43"><text:span text:style-name="T243">Num<text:s text:c="5"/>Type<text:s text:c="11"/>Disp Enb Address<text:s text:c="4"/>What</text:span></text:p>
      <text:p text:style-name="P43"><text:span text:style-name="T243">1<text:s text:c="7"/>breakpoint<text:s text:c="5"/>keep y<text:s text:c="3"/>0x08048395 in main at hello.c:5</text:span></text:p>
      <text:p text:style-name="P43"><text:span text:style-name="T243">(gdb)<text:s/></text:span><text:span text:style-name="T244">disable 1</text:span></text:p>
      <text:p text:style-name="P43"><text:span text:style-name="T245">(gdb)<text:s/></text:span><text:span text:style-name="T246">i b</text:span></text:p>
      <text:p text:style-name="P43"><text:span text:style-name="T247">Num<text:s text:c="5"/>Type<text:s text:c="11"/>Disp Enb Address<text:s text:c="4"/>What</text:span></text:p>
      <text:p text:style-name="P43"><text:span text:style-name="T247">1<text:s text:c="7"/>breakpoint<text:s text:c="5"/>keep n<text:s text:c="3"/>0x08048395 in main at hello.c:5</text:span></text:p>
      <text:p text:style-name="P43"><text:span text:style-name="T247">(gdb)<text:s/></text:span><text:span text:style-name="T248">clear main</text:span></text:p>
      <text:p text:style-name="P43"><text:span text:style-name="T249">Deleted breakpoint 1 </text:span></text:p>
      <text:p text:style-name="P43"><text:span text:style-name="T249">(gdb)<text:s/></text:span><text:span text:style-name="T250">i b</text:span></text:p>
      <text:p text:style-name="P44"><text:span text:style-name="T251">No breakpoints or watchpoints.</text:span></text:p>
      <text:p text:style-name="P45"><text:span text:style-name="T252">Stepping Around</text:span></text:p>
      <text:p text:style-name="P46"><text:span text:style-name="T253">Once execution stops at a breakpoint, you can tell the debugger to do a few things. Let's start with the </text:span><text:span text:style-name="T254">next</text:span><text:span text:style-name="T255"> command (or </text:span><text:span text:style-name="T256">n</text:span><text:span text:style-name="T257">). This command moves you to the next statement in the current function (or returns to the function's caller if you've stepped off the end of the function.) Here's a sample run; remember that </text:span><text:span text:style-name="T258">gdb</text:span><text:span text:style-name="T259"> is printing the line </text:span><text:span text:style-name="T260">it will execute next</text:span><text:span text:style-name="T261"> just before the "(gdb)" prompt. Also notice that when we run </text:span><text:span text:style-name="T262">next</text:span><text:span text:style-name="T263">on the </text:span><text:span text:style-name="T264">printf()</text:span><text:span text:style-name="T265"> line, we see the output appear.</text:span></text:p>
      <text:p text:style-name="P47"><text:span text:style-name="T266">(gdb)<text:s/></text:span><text:span text:style-name="T267">b main</text:span></text:p>
      <text:p text:style-name="P47"><text:span text:style-name="T268">Breakpoint 1 at 0x8048395: file hello.c, line 5.</text:span></text:p>
      <text:p text:style-name="P47"><text:span text:style-name="T268">(gdb)<text:s/></text:span><text:span text:style-name="T269">r</text:span></text:p>
      <text:p text:style-name="P47"><text:span text:style-name="T270">Starting program: /home/beej/hello </text:span></text:p>
      <text:p text:style-name="P47"><text:span text:style-name="T271"/></text:p>
      <text:p text:style-name="P47"><text:span text:style-name="T272">Breakpoint 1, main () at hello.c:5</text:span></text:p>
      <text:p text:style-name="P47"><text:span text:style-name="T272">5<text:s text:c="15"/>printf("Hello, world!\n");</text:span></text:p>
      <text:p text:style-name="P47"><text:span text:style-name="T272">(gdb)<text:s/></text:span><text:span text:style-name="T273">next</text:span></text:p>
      <text:p text:style-name="P47"><text:span text:style-name="T274">Hello, world!</text:span></text:p>
      <text:p text:style-name="P47"><text:span text:style-name="T274">7<text:s text:c="15"/>return 0;</text:span></text:p>
      <text:p text:style-name="P47"><text:span text:style-name="T274">(gdb)<text:s/></text:span><text:span text:style-name="T275">next</text:span></text:p>
      <text:p text:style-name="P47"><text:span text:style-name="T276">8<text:s text:c="7"/>}</text:span></text:p>
      <text:p text:style-name="P47"><text:span text:style-name="T276">(gdb)<text:s/></text:span><text:span text:style-name="T277">next</text:span></text:p>
      <text:p text:style-name="P47"><text:span text:style-name="T278">0xb7d6c6a5 in __libc_start_main () from /lib/libc.so.6</text:span></text:p>
      <text:p text:style-name="P47"><text:span text:style-name="T278">(gdb)<text:s/></text:span><text:span text:style-name="T279">next</text:span></text:p>
      <text:p text:style-name="P47"><text:span text:style-name="T280">Single stepping until exit from function __libc_start_main, </text:span></text:p>
      <text:p text:style-name="P47"><text:span text:style-name="T280">which has no line number information.</text:span></text:p>
      <text:p text:style-name="P47"><text:span text:style-name="T281"/></text:p>
      <text:p text:style-name="P47"><text:span text:style-name="T282">Program exited normally.</text:span></text:p>
      <text:p text:style-name="P48"><text:span text:style-name="T282">(gdb) </text:span></text:p>
      <text:p text:style-name="P49"><text:span text:style-name="T283">(That weird stuff at the end about </text:span><text:span text:style-name="T284">__libc_start_main()</text:span><text:span text:style-name="T285"> shows you that there was another function that called your </text:span><text:span text:style-name="T286">main()</text:span><text:span text:style-name="T287">function! It wasn't compiled with debugging information so we can't see the source, but we can still step through it—which we do—and the program exits normally.)</text:span></text:p>
      <text:p text:style-name="P49"><text:span text:style-name="T287">Now, notice that </text:span><text:span text:style-name="T288">next</text:span><text:span text:style-name="T289"> </text:span><text:span text:style-name="T290">steps over</text:span><text:span text:style-name="T291"> function calls. This doesn't mean that function doesn't get called; it means that </text:span><text:span text:style-name="T292">next</text:span><text:span text:style-name="T293"> will execute the function until it's done, and then return you to the next line in your current function.</text:span></text:p>
      <text:p text:style-name="P49"><text:span text:style-name="T293">What if you have a function you want to </text:span><text:span text:style-name="T294">step into</text:span><text:span text:style-name="T295"> from your current function, and trace through that function line-by-line? Use the </text:span><text:span text:style-name="T296">step</text:span><text:span text:style-name="T297"> (or </text:span><text:span text:style-name="T298">s</text:span><text:span text:style-name="T299">) command to do this. It works just like </text:span><text:span text:style-name="T300">next</text:span><text:span text:style-name="T301">, except it steps into functions.</text:span></text:p>
      <text:p text:style-name="P49"><text:span text:style-name="T301">Let's say you're tired of single stepping, and just want the program to run again. Use the </text:span><text:span text:style-name="T302">continue</text:span><text:span text:style-name="T303"> (or </text:span><text:span text:style-name="T304">c</text:span><text:span text:style-name="T305">) command to continue execution.</text:span></text:p>
      <text:p text:style-name="P49"><text:span text:style-name="T305">What if the program is running but you forgot to set breakpoints? You can hit </text:span><text:span text:style-name="T306">CTRL-C</text:span><text:span text:style-name="T307"> and that'll stop the program wherever it happens to be and return you to a "(gdb)" prompt. At that point, you could set up a proper breakpoint somewhere and </text:span><text:span text:style-name="T308">continue</text:span><text:span text:style-name="T309"> to that breakpoint.</text:span></text:p>
      <text:p text:style-name="P49"><text:span text:style-name="T309">One final shortcut is that just hitting </text:span><text:span text:style-name="T310">RETURN</text:span><text:span text:style-name="T311"> will repeat the last command entered; this will save you typing </text:span><text:span text:style-name="T312">next</text:span><text:span text:style-name="T313"> over and over again.</text:span></text:p>
      <text:p text:style-name="P50"><text:span text:style-name="T314">Examining Variables</text:span></text:p>
      <text:p text:style-name="P51"><text:span text:style-name="T315">If you have some variables you wish to inspect over the course of the run, you can </text:span><text:span text:style-name="T316">display</text:span><text:span text:style-name="T317"> them, but only if the variable is currently in scope. Each time you step the code, the value of the variable will be displayed (if it's in scope).</text:span></text:p>
      <text:p text:style-name="P51"><text:span text:style-name="T317">(The following output is missing source code output between lines for clarity—it's what you'd see in GUI mode. Imagine you're seeing the highlight bar bouncing around the source code while you're running this:)</text:span></text:p>
      <text:p text:style-name="P52"><text:span text:style-name="T318">(gdb)<text:s/></text:span><text:span text:style-name="T319">b main</text:span></text:p>
      <text:p text:style-name="P52"><text:span text:style-name="T320">Breakpoint 1 at 0x8048365: file hello.c, line 5.</text:span></text:p>
      <text:p text:style-name="P52"><text:span text:style-name="T320">(gdb)<text:s/></text:span><text:span text:style-name="T321">r</text:span></text:p>
      <text:p text:style-name="P52"><text:span text:style-name="T322">Starting program: /home/beej/hello </text:span></text:p>
      <text:p text:style-name="P52"><text:span text:style-name="T323"/></text:p>
      <text:p text:style-name="P52"><text:span text:style-name="T324">Breakpoint 1, main () at hello.c:5</text:span></text:p>
      <text:p text:style-name="P52"><text:span text:style-name="T324">(gdb)<text:s/></text:span><text:span text:style-name="T325">disp i</text:span></text:p>
      <text:p text:style-name="P52"><text:span text:style-name="T326">1: i = -1207447872</text:span></text:p>
      <text:p text:style-name="P52"><text:span text:style-name="T326">(gdb)<text:s/></text:span><text:span text:style-name="T327">next</text:span></text:p>
      <text:p text:style-name="P52"><text:span text:style-name="T328">1: i = 1</text:span></text:p>
      <text:p text:style-name="P52"><text:span text:style-name="T328">(gdb)<text:s/></text:span><text:span text:style-name="T329">next</text:span></text:p>
      <text:p text:style-name="P52"><text:span text:style-name="T330">1: i = 1</text:span></text:p>
      <text:p text:style-name="P52"><text:span text:style-name="T330">(gdb)<text:s/></text:span><text:span text:style-name="T331">next</text:span></text:p>
      <text:p text:style-name="P52"><text:span text:style-name="T332">1: i = 2</text:span></text:p>
      <text:p text:style-name="P52"><text:span text:style-name="T332">(gdb)<text:s/></text:span><text:span text:style-name="T333">next</text:span></text:p>
      <text:p text:style-name="P52"><text:span text:style-name="T334">1: i = 2</text:span></text:p>
      <text:p text:style-name="P52"><text:span text:style-name="T334">(gdb)<text:s/></text:span><text:span text:style-name="T335">next</text:span></text:p>
      <text:p text:style-name="P52"><text:span text:style-name="T336">1: i = 4</text:span></text:p>
      <text:p text:style-name="P52"><text:span text:style-name="T336">(gdb)<text:s/></text:span><text:span text:style-name="T337">next</text:span></text:p>
      <text:p text:style-name="P52"><text:span text:style-name="T338">1: i = 4</text:span></text:p>
      <text:p text:style-name="P52"><text:span text:style-name="T338">(gdb)<text:s/></text:span><text:span text:style-name="T339">next</text:span></text:p>
      <text:p text:style-name="P52"><text:span text:style-name="T340">1: i = 4</text:span></text:p>
      <text:p text:style-name="P53"><text:span text:style-name="T340">(gdb) </text:span></text:p>
      <text:p text:style-name="P54"><text:span text:style-name="T341">The number to the left of "i", above, is the display number of the variable. Use this number to </text:span><text:span text:style-name="T342">undisplay</text:span><text:span text:style-name="T343"> the variable. If you forget the display numbers, you can type </text:span><text:span text:style-name="T344">info display</text:span><text:span text:style-name="T345"> to get them:</text:span></text:p>
      <text:p text:style-name="P55"><text:span text:style-name="T346">(gdb)<text:s/></text:span><text:span text:style-name="T347">b main</text:span></text:p>
      <text:p text:style-name="P55"><text:span text:style-name="T348">Breakpoint 1 at 0x8048365: file hello.c, line 5.</text:span></text:p>
      <text:p text:style-name="P55"><text:span text:style-name="T348">(gdb)<text:s/></text:span><text:span text:style-name="T349">r</text:span></text:p>
      <text:p text:style-name="P55"><text:span text:style-name="T350">Starting program: /home/beej/hello </text:span></text:p>
      <text:p text:style-name="P55"><text:span text:style-name="T351"/></text:p>
      <text:p text:style-name="P55"><text:span text:style-name="T352">Breakpoint 1, main () at hello.c:5</text:span></text:p>
      <text:p text:style-name="P55"><text:span text:style-name="T352">(gdb)<text:s/></text:span><text:span text:style-name="T353">display i</text:span></text:p>
      <text:p text:style-name="P55"><text:span text:style-name="T354">1: i = -1207447872</text:span></text:p>
      <text:p text:style-name="P55"><text:span text:style-name="T354">(gdb)<text:s/></text:span><text:span text:style-name="T355">info display</text:span></text:p>
      <text:p text:style-name="P55"><text:span text:style-name="T356">Auto-display expressions now in effect:</text:span></text:p>
      <text:p text:style-name="P55"><text:span text:style-name="T356">Num Enb Expression</text:span></text:p>
      <text:p text:style-name="P55"><text:span text:style-name="T356">1:<text:s text:c="3"/>y<text:s text:c="2"/>i</text:span></text:p>
      <text:p text:style-name="P55"><text:span text:style-name="T356">(gdb)<text:s/></text:span><text:span text:style-name="T357">undisplay 1</text:span></text:p>
      <text:p text:style-name="P56"><text:span text:style-name="T358">(gdb)</text:span></text:p>
      <text:p text:style-name="P57"><text:span text:style-name="T359">If you just want to one-off know the value of a variable, you can</text:span><text:span text:style-name="T360">print</text:span><text:span text:style-name="T361"> it. Here we see the value of "i" is 40:</text:span></text:p>
      <text:p text:style-name="P58"><text:span text:style-name="T362">(gdb)<text:s/></text:span><text:span text:style-name="T363">print i</text:span></text:p>
      <text:p text:style-name="P58"><text:span text:style-name="T364">$1 = 40</text:span></text:p>
      <text:p text:style-name="P59"><text:span text:style-name="T364">(gdb)</text:span></text:p>
      <text:p text:style-name="P60"><text:span text:style-name="T365">(The "$" with the number after it means something, but it's not important for beginners.)</text:span></text:p>
      <text:p text:style-name="P60"><text:span text:style-name="T365">There's also a handy </text:span><text:span text:style-name="T366">printf</text:span><text:span text:style-name="T367"> command that you can use to better format your output if you want to:</text:span></text:p>
      <text:p text:style-name="P61"><text:span text:style-name="T368">(gdb)<text:s/></text:span><text:span text:style-name="T369">printf "%d\n", i</text:span></text:p>
      <text:p text:style-name="P61"><text:span text:style-name="T370">40</text:span></text:p>
      <text:p text:style-name="P61"><text:span text:style-name="T370">(gdb)<text:s/></text:span><text:span text:style-name="T371">printf "%08X\n", i</text:span></text:p>
      <text:p text:style-name="P61"><text:span text:style-name="T372">00000028</text:span></text:p>
      <text:p text:style-name="P62"><text:span text:style-name="T372">(gdb)</text:span></text:p>
      <text:p text:style-name="P63"><text:span text:style-name="T373">Misc Stuff</text:span></text:p>
      <text:p text:style-name="P64"><text:span text:style-name="T374">This is stuff that doesn't really fit in the earlier sections, but it fun enough to list somewhere.</text:span></text:p>
      <text:p text:style-name="P65"><text:span text:style-name="T375">Stack Manipulation</text:span></text:p>
      <text:p text:style-name="P66"><text:span text:style-name="T376">The command </text:span><text:span text:style-name="T377">backtrace</text:span><text:span text:style-name="T378"> (or </text:span><text:span text:style-name="T379">bt</text:span><text:span text:style-name="T380">) will show you the current function call stack, with the current function at the top, and the callers in order beneath it:</text:span></text:p>
      <text:p text:style-name="P67"><text:span text:style-name="T381">(gdb)<text:s/></text:span><text:span text:style-name="T382">backtrace</text:span></text:p>
      <text:p text:style-name="P67"><text:span text:style-name="T383">#0<text:s text:c="2"/>subsubfunction () at hello.c:5</text:span></text:p>
      <text:p text:style-name="P67"><text:span text:style-name="T383">#1<text:s text:c="2"/>0x080483a7 in subfunction () at hello.c:10</text:span></text:p>
      <text:p text:style-name="P67"><text:span text:style-name="T383">#2<text:s text:c="2"/>0x080483cf in main () at hello.c:16</text:span></text:p>
      <text:p text:style-name="P68"><text:span text:style-name="T383">(gdb)</text:span></text:p>
      <text:p text:style-name="P69"><text:span text:style-name="T384">Type </text:span><text:span text:style-name="T385">help stack</text:span><text:span text:style-name="T386"> for more info on what you can do with this.</text:span></text:p>
      <text:p text:style-name="P70"><text:span text:style-name="T387">Additional Stepping Methods</text:span></text:p>
      <text:p text:style-name="P71"><text:span text:style-name="T388">To exit the current function and return to the calling function, use the </text:span><text:span text:style-name="T389">finish</text:span><text:span text:style-name="T390"> command.</text:span></text:p>
      <text:p text:style-name="P71"><text:span text:style-name="T390">To step for a single assembly instruction, use the </text:span><text:span text:style-name="T391">stepi</text:span><text:span text:style-name="T392">command.</text:span></text:p>
      <text:p text:style-name="P71"><text:span text:style-name="T392">To continue to a specific location, use the </text:span><text:span text:style-name="T393">advance</text:span><text:span text:style-name="T394"> command, specifying a location like those shown in the "</text:span><text:a xlink:href="http://beej.us/guide/bggdb/#breakpoints"><text:span text:style-name="T396">Breakpoints</text:span></text:a><text:span text:style-name="T397">" section, above. Here's an example which advances from the current location until the function </text:span><text:span text:style-name="T398">subsubfunction()</text:span><text:span text:style-name="T399"> is called:</text:span></text:p>
      <text:p text:style-name="P72"><text:span text:style-name="T400">Breakpoint 1, main () at hello.c:15</text:span></text:p>
      <text:p text:style-name="P72"><text:span text:style-name="T400">15<text:s text:c="14"/>printf("Hello, world!\n");</text:span></text:p>
      <text:p text:style-name="P72"><text:span text:style-name="T400">(gdb)<text:s/></text:span><text:span text:style-name="T401">advance subsubfunction</text:span></text:p>
      <text:p text:style-name="P72"><text:span text:style-name="T402">Hello, world!</text:span></text:p>
      <text:p text:style-name="P72"><text:span text:style-name="T402">subsubfunction () at hello.c:5</text:span></text:p>
      <text:p text:style-name="P72"><text:span text:style-name="T402">5<text:s text:c="15"/>printf("Deepest!\n");</text:span></text:p>
      <text:p text:style-name="P73"><text:span text:style-name="T402">(gdb) </text:span></text:p>
      <text:p text:style-name="P74"><text:span text:style-name="T403">advance</text:span><text:span text:style-name="T404"> is just shorthand for "continue to this temporary breakpoint."</text:span></text:p>
      <text:p text:style-name="P75"><text:span text:style-name="T405">Jumping to an Arbitrary Section of Code</text:span></text:p>
      <text:p text:style-name="P76"><text:span text:style-name="T406">The </text:span><text:span text:style-name="T407">jump</text:span><text:span text:style-name="T408"> command works exactly like </text:span><text:span text:style-name="T409">continue</text:span><text:span text:style-name="T410">, except it takes a location to jump to as an argument. (See the the "</text:span><text:a xlink:href="http://beej.us/guide/bggdb/#breakpoints"><text:span text:style-name="T412">Breakpoints</text:span></text:a><text:span text:style-name="T413">" section, above, for more information on locations.)</text:span></text:p>
      <text:p text:style-name="P76"><text:span text:style-name="T413">If you need to stop at the jump destination, set a breakpoint there first.</text:span></text:p>
      <text:p text:style-name="P77"><text:span text:style-name="T414">Changing Variables and Values at Runtime</text:span></text:p>
      <text:p text:style-name="P78"><text:span text:style-name="T415">You can use the </text:span><text:span text:style-name="T416">set variable</text:span><text:span text:style-name="T417"> command with an expression to evaluate, and this allows you to change the value of a variable during the run. You can also shorthand this by just using </text:span><text:span text:style-name="T418">set</text:span><text:span text:style-name="T419">with a parenthesized expression after it:</text:span></text:p>
      <text:p text:style-name="P79"><text:span text:style-name="T420">Breakpoint 1, main () at hello.c:15</text:span></text:p>
      <text:p text:style-name="P79"><text:span text:style-name="T420">15<text:s text:c="14"/>int i = 10;</text:span></text:p>
      <text:p text:style-name="P79"><text:span text:style-name="T420">(gdb)<text:s/></text:span><text:span text:style-name="T421">print i</text:span></text:p>
      <text:p text:style-name="P79"><text:span text:style-name="T422">$1 = -1208234304</text:span></text:p>
      <text:p text:style-name="P79"><text:span text:style-name="T422">(gdb)<text:s/></text:span><text:span text:style-name="T423">set (i = 20)</text:span></text:p>
      <text:p text:style-name="P79"><text:span text:style-name="T424">(gdb)<text:s/></text:span><text:span text:style-name="T425">print i</text:span></text:p>
      <text:p text:style-name="P79"><text:span text:style-name="T426">$2 = 20</text:span></text:p>
      <text:p text:style-name="P79"><text:span text:style-name="T426">(gdb)<text:s/></text:span><text:span text:style-name="T427">set variable i = 40</text:span></text:p>
      <text:p text:style-name="P79"><text:span text:style-name="T428">(gdb)<text:s/></text:span><text:span text:style-name="T429">print i</text:span></text:p>
      <text:p text:style-name="P79"><text:span text:style-name="T430">$3 = 40</text:span></text:p>
      <text:p text:style-name="P80"><text:span text:style-name="T430">(gdb) </text:span></text:p>
      <text:p text:style-name="P81"><text:span text:style-name="T431">This, along with the </text:span><text:span text:style-name="T432">jump</text:span><text:span text:style-name="T433"> command, can help you repeat sections of code without restarting the program.</text:span></text:p>
      <text:p text:style-name="P82"><text:span text:style-name="T434">Hardware Watchpoints</text:span></text:p>
      <text:p text:style-name="P83"><text:span text:style-name="T435">Hardware watchpoints are special breakpoints that will trigger whenever an expression changes. Often you just want to know when a variable changes (is written to), and for that you can use the </text:span><text:span text:style-name="T436">watch</text:span><text:span text:style-name="T437"> command:</text:span></text:p>
      <text:p text:style-name="P84"><text:span text:style-name="T438">Breakpoint 1, main () at hello.c:5</text:span></text:p>
      <text:p text:style-name="P84"><text:span text:style-name="T438">5<text:s text:c="15"/>int i = 1;</text:span></text:p>
      <text:p text:style-name="P84"><text:span text:style-name="T438">(gdb)<text:s/></text:span><text:span text:style-name="T439">watch i</text:span></text:p>
      <text:p text:style-name="P84"><text:span text:style-name="T440">Hardware watchpoint 2: i</text:span></text:p>
      <text:p text:style-name="P84"><text:span text:style-name="T440">(gdb)<text:s/></text:span><text:span text:style-name="T441">continue</text:span></text:p>
      <text:p text:style-name="P84"><text:span text:style-name="T442">Continuing.</text:span></text:p>
      <text:p text:style-name="P84"><text:span text:style-name="T442">Hardware watchpoint 2: i</text:span></text:p>
      <text:p text:style-name="P84"><text:span text:style-name="T443"/></text:p>
      <text:p text:style-name="P84"><text:span text:style-name="T444">Old value = -1208361280</text:span></text:p>
      <text:p text:style-name="P84"><text:span text:style-name="T444">New value = 2</text:span></text:p>
      <text:p text:style-name="P84"><text:span text:style-name="T444">main () at hello.c:7</text:span></text:p>
      <text:p text:style-name="P84"><text:span text:style-name="T444">7<text:s text:c="15"/>while (i &lt; 100) {</text:span></text:p>
      <text:p text:style-name="P84"><text:span text:style-name="T444">(gdb)<text:s/></text:span><text:span text:style-name="T445">continue</text:span></text:p>
      <text:p text:style-name="P84"><text:span text:style-name="T446">Continuing.</text:span></text:p>
      <text:p text:style-name="P84"><text:span text:style-name="T446">Hardware watchpoint 2: i</text:span></text:p>
      <text:p text:style-name="P84"><text:span text:style-name="T447"/></text:p>
      <text:p text:style-name="P84"><text:span text:style-name="T448">Old value = 2</text:span></text:p>
      <text:p text:style-name="P84"><text:span text:style-name="T448">New value = 3</text:span></text:p>
      <text:p text:style-name="P84"><text:span text:style-name="T448">main () at hello.c:7</text:span></text:p>
      <text:p text:style-name="P84"><text:span text:style-name="T448">7<text:s text:c="15"/>while (i &lt; 100) {</text:span></text:p>
      <text:p text:style-name="P85"><text:span text:style-name="T448">(gdb)</text:span></text:p>
      <text:p text:style-name="P86"><text:span text:style-name="T449">Note that </text:span><text:span text:style-name="T450">watch</text:span><text:span text:style-name="T451"> takes an expression as an argument, so you can put a variable name in there, or something more complex like *(p+5) or a[15]. I've even tried it with conditional expressions like i &gt; 10, but have had mixed results.</text:span></text:p>
      <text:p text:style-name="P86"><text:span text:style-name="T451">You can get a list of watch points with </text:span><text:span text:style-name="T452">info break</text:span><text:span text:style-name="T453"> or </text:span><text:span text:style-name="T454">info watch</text:span><text:span text:style-name="T455">, and you can delete them by number with the </text:span><text:span text:style-name="T456">delete</text:span><text:span text:style-name="T457">command.</text:span></text:p>
      <text:p text:style-name="P86"><text:span text:style-name="T457">Finally, you can use </text:span><text:span text:style-name="T458">rwatch</text:span><text:span text:style-name="T459"> to detect when a variable is read, and you can use </text:span><text:span text:style-name="T460">awatch</text:span><text:span text:style-name="T461"> to detect when a variable is either read or written.</text:span></text:p>
      <text:p text:style-name="P87"><text:span text:style-name="T462">Attach to a Running Process</text:span></text:p>
      <text:p text:style-name="P88"><text:span text:style-name="T463">If your program is already going and you want to stop it and debug, first you'll need the process ID (PID), which will be a number. (Get it from Unix's </text:span><text:span text:style-name="T464">ps</text:span><text:span text:style-name="T465"> command.) Then you'll use the</text:span><text:span text:style-name="T466">attach</text:span><text:span text:style-name="T467"> command with the PID to attach to (and break) the running program.</text:span></text:p>
      <text:p text:style-name="P88"><text:span text:style-name="T467">For this, you can just start </text:span><text:span text:style-name="T468">gdb</text:span><text:span text:style-name="T469"> with no arguments.</text:span></text:p>
      <text:p text:style-name="P88"><text:span text:style-name="T469">In the following complete run, you'll notice a few things. First I attach to the running process, and it tells me it's in some function deep down called </text:span><text:span text:style-name="T470">__nanosleep_nocancel()</text:span><text:span text:style-name="T471">, which isn't too surprising since I called </text:span><text:span text:style-name="T472">sleep()</text:span><text:span text:style-name="T473"> in my code. Indeed, asking for a </text:span><text:span text:style-name="T474">backtrace</text:span><text:span text:style-name="T475"> shows exactly this call stack. So I say</text:span><text:span text:style-name="T476">finish</text:span><text:span text:style-name="T477"> a couple times to get back up to </text:span><text:span text:style-name="T478">main()</text:span><text:span text:style-name="T479">.</text:span></text:p>
      <text:p text:style-name="P89"><text:span text:style-name="T480">$<text:s/></text:span><text:span text:style-name="T481">gdb</text:span></text:p>
      <text:p text:style-name="P89"><text:span text:style-name="T482">GNU gdb 6.8</text:span></text:p>
      <text:p text:style-name="P89"><text:span text:style-name="T482">Copyright (C) 2008 Free Software Foundation, Inc.</text:span></text:p>
      <text:p text:style-name="P89"><text:span text:style-name="T482">License GPLv3+: GNU GPL version 3 or later &lt;</text:span><text:a xlink:href="http://gnu.org/licenses/gpl.html"><text:span text:style-name="T483">http://gnu.org/licenses/gpl.html</text:span></text:a><text:span text:style-name="T484">&gt;</text:span></text:p>
      <text:p text:style-name="P89"><text:span text:style-name="T484">This is free software: you are free to change and redistribute it.</text:span></text:p>
      <text:p text:style-name="P89"><text:span text:style-name="T484">There is NO WARRANTY, to the extent permitted by law.<text:s text:c="2"/>Type "show copying"</text:span></text:p>
      <text:p text:style-name="P89"><text:span text:style-name="T484">and "show warranty" for details.</text:span></text:p>
      <text:p text:style-name="P89"><text:span text:style-name="T484">This GDB was configured as "i486-slackware-linux".</text:span></text:p>
      <text:p text:style-name="P89"><text:span text:style-name="T484">(gdb)<text:s/></text:span><text:span text:style-name="T485">attach 3490</text:span></text:p>
      <text:p text:style-name="P89"><text:span text:style-name="T486">Attaching to process 3490</text:span></text:p>
      <text:p text:style-name="P89"><text:span text:style-name="T486">Reading symbols from /home/beej/hello...done.</text:span></text:p>
      <text:p text:style-name="P89"><text:span text:style-name="T486">Reading symbols from /lib/libsafe.so.2...done.</text:span></text:p>
      <text:p text:style-name="P89"><text:span text:style-name="T486">Loaded symbols for /lib/libsafe.so.2</text:span></text:p>
      <text:p text:style-name="P89"><text:span text:style-name="T486">Reading symbols from /lib/libc.so.6...done.</text:span></text:p>
      <text:p text:style-name="P89"><text:span text:style-name="T486">Loaded symbols for /lib/libc.so.6</text:span></text:p>
      <text:p text:style-name="P89"><text:span text:style-name="T486">Reading symbols from /lib/libdl.so.2...done.</text:span></text:p>
      <text:p text:style-name="P89"><text:span text:style-name="T486">Loaded symbols for /lib/libdl.so.2</text:span></text:p>
      <text:p text:style-name="P89"><text:span text:style-name="T486">Reading symbols from /lib/ld-linux.so.2...done.</text:span></text:p>
      <text:p text:style-name="P89"><text:span text:style-name="T486">Loaded symbols for /lib/ld-linux.so.2</text:span></text:p>
      <text:p text:style-name="P89"><text:span text:style-name="T486">0xb7eab21b in __nanosleep_nocancel () from /lib/libc.so.6</text:span></text:p>
      <text:p text:style-name="P89"><text:span text:style-name="T486">(gdb)<text:s/></text:span><text:span text:style-name="T487">backtrace </text:span></text:p>
      <text:p text:style-name="P89"><text:span text:style-name="T488">#0<text:s text:c="2"/>0xb7eab21b in __nanosleep_nocancel () from /lib/libc.so.6</text:span></text:p>
      <text:p text:style-name="P89"><text:span text:style-name="T488">#1<text:s text:c="2"/>0xb7eab05f in sleep () from /lib/libc.so.6</text:span></text:p>
      <text:p text:style-name="P89"><text:span text:style-name="T488">#2<text:s text:c="2"/>0x080483ab in main () at hello.c:10</text:span></text:p>
      <text:p text:style-name="P89"><text:span text:style-name="T488">(gdb)<text:s/></text:span><text:span text:style-name="T489">finish</text:span></text:p>
      <text:p text:style-name="P89"><text:span text:style-name="T490">Run till exit from #0<text:s text:c="2"/>0xb7eab21b in __nanosleep_nocancel ()</text:span></text:p>
      <text:p text:style-name="P89"><text:span text:style-name="T490"><text:s text:c="3"/>from /lib/libc.so.6</text:span></text:p>
      <text:p text:style-name="P89"><text:span text:style-name="T490">0xb7eab05f in sleep () from /lib/libc.so.6</text:span></text:p>
      <text:p text:style-name="P89"><text:span text:style-name="T490">(gdb)<text:s/></text:span><text:span text:style-name="T491">finish</text:span></text:p>
      <text:p text:style-name="P89"><text:span text:style-name="T492">Run till exit from #0<text:s text:c="2"/>0xb7eab05f in sleep () from /lib/libc.so.6</text:span></text:p>
      <text:p text:style-name="P89"><text:span text:style-name="T492">0x080483ab in main () at hello.c:10</text:span></text:p>
      <text:p text:style-name="P89"><text:span text:style-name="T492">10<text:s text:c="22"/>sleep(1);</text:span></text:p>
      <text:p text:style-name="P89"><text:span text:style-name="T492">(gdb)<text:s/></text:span><text:span text:style-name="T493">list</text:span></text:p>
      <text:p text:style-name="P89"><text:span text:style-name="T494">5<text:s text:c="7"/>{</text:span></text:p>
      <text:p text:style-name="P89"><text:span text:style-name="T494">6<text:s text:c="15"/>int i = 1;</text:span></text:p>
      <text:p text:style-name="P89"><text:span text:style-name="T494">7<text:s text:c="7"/></text:span></text:p>
      <text:p text:style-name="P89"><text:span text:style-name="T494">8<text:s text:c="15"/>while (i &lt; 60) {</text:span></text:p>
      <text:p text:style-name="P89"><text:span text:style-name="T494">9<text:s text:c="23"/>i++;</text:span></text:p>
      <text:p text:style-name="P89"><text:span text:style-name="T494">10<text:s text:c="22"/>sleep(1);</text:span></text:p>
      <text:p text:style-name="P89"><text:span text:style-name="T494">11<text:s text:c="14"/>}</text:span></text:p>
      <text:p text:style-name="P89"><text:span text:style-name="T494">12<text:s text:c="6"/></text:span></text:p>
      <text:p text:style-name="P89"><text:span text:style-name="T494">13<text:s text:c="14"/>return 0;</text:span></text:p>
      <text:p text:style-name="P89"><text:span text:style-name="T494">14<text:s text:c="6"/>}</text:span></text:p>
      <text:p text:style-name="P89"><text:span text:style-name="T494">(gdb)<text:s/></text:span><text:span text:style-name="T495">print i</text:span></text:p>
      <text:p text:style-name="P89"><text:span text:style-name="T496">$1 = 19</text:span></text:p>
      <text:p text:style-name="P89"><text:span text:style-name="T496">(gdb)<text:s/></text:span><text:span text:style-name="T497">quit</text:span></text:p>
      <text:p text:style-name="P89"><text:span text:style-name="T498">The program is running.<text:s text:c="2"/>Quit anyway (and detach it)? (y or n)<text:s/></text:span><text:span text:style-name="T499">y</text:span></text:p>
      <text:p text:style-name="P90"><text:span text:style-name="T500">Detaching from program: /home/beej/hello, process 3490</text:span></text:p>
      <text:p text:style-name="P91"><text:span text:style-name="T501">Notice that when I get back to </text:span><text:span text:style-name="T502">main()</text:span><text:span text:style-name="T503">, I print the value of i and it's 19—because in this case the program has been running for 19 seconds, and i gets incremented once per second.</text:span></text:p>
      <text:p text:style-name="P91"><text:span text:style-name="T503">Once we've quit the debugger and detached from the program, the program returns to running normally.</text:span></text:p>
      <text:p text:style-name="P91"><text:span text:style-name="T503">Mix this with </text:span><text:span text:style-name="T504">set variable</text:span><text:span text:style-name="T505">, above, and you've got some power!</text:span></text:p>
      <text:p text:style-name="P92"><text:span text:style-name="T506">Using Coredumps for Postmortem Analysis</text:span></text:p>
      <text:p text:style-name="P93"><text:span text:style-name="T507">Let's say you build and run a program, and it dumps core on you for some reason or another:</text:span></text:p>
      <text:p text:style-name="P94"><text:span text:style-name="T508">$<text:s/></text:span><text:span text:style-name="T509">cc -g -o foo foo.c</text:span></text:p>
      <text:p text:style-name="P94"><text:span text:style-name="T510">$<text:s/></text:span><text:span text:style-name="T511">./foo</text:span></text:p>
      <text:p text:style-name="P95"><text:span text:style-name="T512">Segmentation fault (core dumped)</text:span></text:p>
      <text:p text:style-name="P96"><text:span text:style-name="T513">This means that a core file (with a memory snapshot from the time of the crash) has been created with the name "core". If you're not getting a core file (that is, it only says "Segmentation fault" and no core file is created), you might have your ulimit set too low; try typing </text:span><text:span text:style-name="T514">ulimit -c unlimited</text:span><text:span text:style-name="T515"> at your shell prompt.</text:span></text:p>
      <text:p text:style-name="P96"><text:span text:style-name="T515">You can fire up </text:span><text:span text:style-name="T516">gdb</text:span><text:span text:style-name="T517"> with the </text:span><text:span text:style-name="T518">-c</text:span><text:span text:style-name="T519"> option to specify a core file:</text:span></text:p>
      <text:p text:style-name="P97"><text:span text:style-name="T520">$<text:s/></text:span><text:span text:style-name="T521">gdb -tui -c core foo</text:span></text:p>
      <text:p text:style-name="P98"><text:span text:style-name="T522">And, if in TUI mode, you'll be greeted with a screen of information, telling you why the program exited ("signal 11, Segmentation fault"), and the highlight will be on the offending line. (In dumb terminal mode, the offending line is printed out.)</text:span></text:p>
      <text:p text:style-name="P98"><text:span text:style-name="T522">In this example, I print the variable that's causing the problem. Indeed it is NULL:</text:span></text:p>
      <text:p text:style-name="P99"><text:span text:style-name="T523"/></text:p>
      <text:p text:style-name="P100"><text:span text:style-name="T524">Even if you don't have all the source code, it's often useful to get a </text:span><text:span text:style-name="T525">backtrace</text:span><text:span text:style-name="T526"> from the point the program crashed.</text:span></text:p>
      <text:p text:style-name="P101"><text:span text:style-name="T527">Window Functions</text:span></text:p>
      <text:p text:style-name="P102"><text:span text:style-name="T528">In TUI mode, you can get a list of existing windows with the</text:span><text:span text:style-name="T529">info win</text:span><text:span text:style-name="T530"> command. You can then change which window has focus with the </text:span><text:span text:style-name="T531">focus</text:span><text:span text:style-name="T532"> (or </text:span><text:span text:style-name="T533">fs</text:span><text:span text:style-name="T534">) command. </text:span><text:span text:style-name="T535">focus</text:span><text:span text:style-name="T536"> takes either a window name, or "prev" or "next" as an argument. Valid window names are "SRC" (source window), "CMD" (command window), "REGS" (registers window), and "ASM" (assembly window). See the next section for how to use these other windows.</text:span></text:p>
      <text:p text:style-name="P102"><text:span text:style-name="T536">Note that when the SRC window has focus, the arrow keys will move the source code, but when the CMD window has focus, the arrow keys will select the previous and next commands in the command history. (For the record, the commands to move the SRC window single lines and single pages are </text:span><text:span text:style-name="T537">+</text:span><text:span text:style-name="T538">, </text:span><text:span text:style-name="T539">-</text:span><text:span text:style-name="T540">, </text:span><text:span text:style-name="T541">&lt;</text:span><text:span text:style-name="T542">, and</text:span><text:span text:style-name="T543">&gt;</text:span><text:span text:style-name="T544">.)</text:span></text:p>
      <text:p text:style-name="P103"><text:span text:style-name="T545">(gdb)<text:s/></text:span><text:span text:style-name="T546">info win</text:span></text:p>
      <text:p text:style-name="P103"><text:span text:style-name="T547"><text:s text:c="8"/>SRC<text:s text:c="5"/>(36 lines)<text:s text:c="2"/>&lt;has focus&gt;</text:span></text:p>
      <text:p text:style-name="P103"><text:span text:style-name="T547"><text:s text:c="8"/>CMD<text:s text:c="5"/>(18 lines)</text:span></text:p>
      <text:p text:style-name="P103"><text:span text:style-name="T547">(gdb)<text:s/></text:span><text:span text:style-name="T548">fs next</text:span></text:p>
      <text:p text:style-name="P103"><text:span text:style-name="T549">Focus set to CMD window.</text:span></text:p>
      <text:p text:style-name="P103"><text:span text:style-name="T549">(gdb)<text:s/></text:span><text:span text:style-name="T550">info win</text:span></text:p>
      <text:p text:style-name="P103"><text:span text:style-name="T551"><text:s text:c="8"/>SRC<text:s text:c="5"/>(36 lines)</text:span></text:p>
      <text:p text:style-name="P103"><text:span text:style-name="T551"><text:s text:c="8"/>CMD<text:s text:c="5"/>(18 lines)<text:s text:c="2"/>&lt;has focus&gt;</text:span></text:p>
      <text:p text:style-name="P103"><text:span text:style-name="T551">(gdb)<text:s/></text:span><text:span text:style-name="T552">fs SRC</text:span></text:p>
      <text:p text:style-name="P103"><text:span text:style-name="T553">Focus set to SRC window.</text:span></text:p>
      <text:p text:style-name="P104"><text:span text:style-name="T553">(gdb)</text:span></text:p>
      <text:p text:style-name="P105"><text:span text:style-name="T554">(Window names are case in-sensitive.)</text:span></text:p>
      <text:p text:style-name="P105"><text:span text:style-name="T554">The </text:span><text:span text:style-name="T555">winheight</text:span><text:span text:style-name="T556"> (or </text:span><text:span text:style-name="T557">wh</text:span><text:span text:style-name="T558">) command sets the height of a particular window, but I've had bad luck with this working well.</text:span></text:p>
      <text:p text:style-name="P106"><text:span text:style-name="T559">Display Registers and Assembly</text:span></text:p>
      <text:p text:style-name="P107"><text:span text:style-name="T560">In TUI mode, the </text:span><text:span text:style-name="T561">layout</text:span><text:span text:style-name="T562"> command controls which windows you see. Additionally, the </text:span><text:span text:style-name="T563">tui reg</text:span><text:span text:style-name="T564"> allows control of the register window, and will open it if it's not already open.</text:span></text:p>
      <text:p text:style-name="P107"><text:span text:style-name="T564">The commands are:</text:span></text:p>
      <table:table table:style-name="Table02">
        <table:table-column table:style-name="TableColumn0200"/>
        <table:table-column table:style-name="TableColumn0201"/>
        <table:table-row table:style-name="TableRow0200">
          <table:table-cell table:style-name="TableCell020000">
            <text:p text:style-name="P109"><text:span text:style-name="T566">layout src</text:span><text:span text:style-name="T567"/></text:p>
          </table:table-cell>
          <table:table-cell table:style-name="TableCell020001">
            <text:p text:style-name="P109"><text:span text:style-name="T568">Standard layout—source on top, command window on the bottom</text:span><text:span text:style-name="T569"/></text:p>
          </table:table-cell>
        </table:table-row>
        <table:table-row table:style-name="TableRow0201">
          <table:table-cell table:style-name="TableCell020100">
            <text:p text:style-name="P112"><text:span text:style-name="T570">layout asm</text:span><text:span text:style-name="T571"/></text:p>
          </table:table-cell>
          <table:table-cell table:style-name="TableCell020101">
            <text:p text:style-name="P112"><text:span text:style-name="T572">Just like the "src"layout, except it's an assembly window on top</text:span><text:span text:style-name="T573"/></text:p>
          </table:table-cell>
        </table:table-row>
        <table:table-row table:style-name="TableRow0202">
          <table:table-cell table:style-name="TableCell020200">
            <text:p text:style-name="P114"><text:span text:style-name="T574">layout split</text:span><text:span text:style-name="T575"/></text:p>
          </table:table-cell>
          <table:table-cell table:style-name="TableCell020201">
            <text:p text:style-name="P114"><text:span text:style-name="T576">Three windows: source on top, assembly in the middle, and command at the bottom</text:span><text:span text:style-name="T577"/></text:p>
          </table:table-cell>
        </table:table-row>
        <table:table-row table:style-name="TableRow0203">
          <table:table-cell table:style-name="TableCell020300">
            <text:p text:style-name="P116"><text:span text:style-name="T578">layout reg</text:span><text:span text:style-name="T579"/></text:p>
          </table:table-cell>
          <table:table-cell table:style-name="TableCell020301">
            <text:p text:style-name="P116"><text:span text:style-name="T580">Opens the register window on top of either source or assembly, whichever was opened last</text:span><text:span text:style-name="T581"/></text:p>
          </table:table-cell>
        </table:table-row>
        <table:table-row table:style-name="TableRow0204">
          <table:table-cell table:style-name="TableCell020400">
            <text:p text:style-name="P118"><text:span text:style-name="T582">tui reg general</text:span><text:span text:style-name="T583"/></text:p>
          </table:table-cell>
          <table:table-cell table:style-name="TableCell020401">
            <text:p text:style-name="P118"><text:span text:style-name="T584">Show the general registers</text:span><text:span text:style-name="T585"/></text:p>
          </table:table-cell>
        </table:table-row>
        <table:table-row table:style-name="TableRow0205">
          <table:table-cell table:style-name="TableCell020500">
            <text:p text:style-name="P120"><text:span text:style-name="T586">tui reg float</text:span><text:span text:style-name="T587"/></text:p>
          </table:table-cell>
          <table:table-cell table:style-name="TableCell020501">
            <text:p text:style-name="P120"><text:span text:style-name="T588">Show the floating point registers</text:span><text:span text:style-name="T589"/></text:p>
          </table:table-cell>
        </table:table-row>
        <table:table-row table:style-name="TableRow0206">
          <table:table-cell table:style-name="TableCell020600">
            <text:p text:style-name="P122"><text:span text:style-name="T590">tui reg system</text:span><text:span text:style-name="T591"/></text:p>
          </table:table-cell>
          <table:table-cell table:style-name="TableCell020601">
            <text:p text:style-name="P122"><text:span text:style-name="T592">Show the "system"registers</text:span><text:span text:style-name="T593"/></text:p>
          </table:table-cell>
        </table:table-row>
        <table:table-row table:style-name="TableRow0207">
          <table:table-cell table:style-name="TableCell020700">
            <text:p text:style-name="P124"><text:span text:style-name="T594">tui reg next</text:span><text:span text:style-name="T595"/></text:p>
          </table:table-cell>
          <table:table-cell table:style-name="TableCell020701">
            <text:p text:style-name="P124"><text:span text:style-name="T596">Show the next page of registers—this is important because there might be pages of registers that aren't in the "general", "float", or "system"sets</text:span><text:span text:style-name="T597"/></text:p>
          </table:table-cell>
        </table:table-row>
      </table:table>
      <text:p text:style-name="P126"><text:span text:style-name="T598">Here's a nifty screenshot to whet your appetite, showing source and assembly in "split" mode:</text:span></text:p>
      <text:p text:style-name="P127"><text:span text:style-name="T599"/></text:p>
      <text:p text:style-name="P128"><text:span text:style-name="T600">Assembly code comes in two flavors on Intel machines: Intel and AT&amp;T. You can set which one appears in the disassembly window with </text:span><text:span text:style-name="T601">set disassembly-flavor</text:span><text:span text:style-name="T602">. Valid values are "intel" and "att". If you already have the assembly window open, you'll have to close it and reopen it (</text:span><text:span text:style-name="T603">layout src</text:span><text:span text:style-name="T604"> followed by </text:span><text:span text:style-name="T605">layout split</text:span><text:span text:style-name="T606">, for example.)</text:span></text:p>
      <text:p text:style-name="P128"><text:span text:style-name="T606">To display registers in dumb terminal mode, type </text:span><text:span text:style-name="T607">info registers</text:span><text:span text:style-name="T608"> for the integer registers, or </text:span><text:span text:style-name="T609">info all-registers</text:span><text:span text:style-name="T610"> for everything.</text:span></text:p>
      <text:p text:style-name="P129"><text:span text:style-name="T611">Writing a Front-End</text:span></text:p>
      <text:p text:style-name="P130"><text:span text:style-name="T612">You're thinking, "Wow, this is pretty cool, but I could write a killer front-end for this thing that worked so much better! How do I do it?"</text:span></text:p>
      <text:p text:style-name="P130"><text:span text:style-name="T612">GDB supports what it calls the "machine interface interpreter", or GDB/MI. The interpreter is selected on the </text:span><text:span text:style-name="T613">gdb</text:span><text:span text:style-name="T614"> command line with the </text:span><text:span text:style-name="T615">--interpreter</text:span><text:span text:style-name="T616"> switch.</text:span></text:p>
      <text:p text:style-name="P130"><text:span text:style-name="T616">Basically you'll launch </text:span><text:span text:style-name="T617">gdb</text:span><text:span text:style-name="T618"> and read commands and results to and from it (probably using pipes). Pretty straightforward.</text:span></text:p>
      <text:p text:style-name="P130"><text:span text:style-name="T618">See the </text:span><text:a xlink:href="http://sourceware.org/gdb/current/onlinedocs/gdb_26.html#SEC263"><text:span text:style-name="T620">GDB documentation for all the details</text:span></text:a><text:span text:style-name="T621">.</text:span></text:p>
      <text:p text:style-name="P131"><text:span text:style-name="T622">Quick Reference</text:span></text:p>
      <text:p text:style-name="P132"><text:span text:style-name="T623">Command parameters are in italics. Optional parameters are in square brackets. All commands can be abbreviated until they become ambiguous.</text:span></text:p>
      <text:p text:style-name="P132"><text:span text:style-name="T624">This list is very very incomplete, and only shows things talked about in this tutorial!</text:span></text:p>
      <table:table table:style-name="Table03">
        <table:table-column table:style-name="TableColumn0300"/>
        <table:table-column table:style-name="TableColumn0301"/>
        <table:table-row table:style-name="TableRow0300">
          <table:table-cell table:style-name="TableCell030000" table:number-columns-spanned="2">
            <text:p text:style-name="P134"><text:span text:style-name="T626">Help Commands</text:span><text:span text:style-name="T627"/></text:p>
          </table:table-cell>
          <table:covered-table-cell/>
        </table:table-row>
        <table:table-row table:style-name="TableRow0301">
          <table:table-cell table:style-name="TableCell030100">
            <text:p text:style-name="P137"><text:span text:style-name="T628">help </text:span><text:span text:style-name="T629">command</text:span><text:span text:style-name="T630"/></text:p>
          </table:table-cell>
          <table:table-cell table:style-name="TableCell030101">
            <text:p text:style-name="P137"><text:span text:style-name="T631">Get help on a certain command</text:span><text:span text:style-name="T632"/></text:p>
          </table:table-cell>
        </table:table-row>
        <table:table-row table:style-name="TableRow0302">
          <table:table-cell table:style-name="TableCell030200">
            <text:p text:style-name="P139"><text:span text:style-name="T633">apropos </text:span><text:span text:style-name="T634">keyword</text:span><text:span text:style-name="T635"/></text:p>
          </table:table-cell>
          <table:table-cell table:style-name="TableCell030201">
            <text:p text:style-name="P139"><text:span text:style-name="T636">Search help for a particular keyword</text:span><text:span text:style-name="T637"/></text:p>
          </table:table-cell>
        </table:table-row>
        <table:table-row table:style-name="TableRow0303">
          <table:table-cell table:style-name="TableCell030300" table:number-columns-spanned="2">
            <text:p text:style-name="P142"><text:span text:style-name="T638">Starting and Quitting</text:span><text:span text:style-name="T639"/></text:p>
          </table:table-cell>
          <table:covered-table-cell/>
        </table:table-row>
        <table:table-row table:style-name="TableRow0304">
          <table:table-cell table:style-name="TableCell030400">
            <text:p text:style-name="P145"><text:span text:style-name="T640">gdb </text:span><text:span text:style-name="T641">[-tui] [-c core] [exename]</text:span><text:span text:style-name="T642"/></text:p>
          </table:table-cell>
          <table:table-cell table:style-name="TableCell030401">
            <text:p text:style-name="P145"><text:span text:style-name="T643">(Unix Command)</text:span><text:span text:style-name="T644"> Start </text:span><text:span text:style-name="T645">gdb</text:span><text:span text:style-name="T646"> on an executable or standalone; specify "-tui"to start the TUI GUI; specify "-c"with a corefile name to see where a crash occurred</text:span><text:span text:style-name="T647"/></text:p>
          </table:table-cell>
        </table:table-row>
        <table:table-row table:style-name="TableRow0305">
          <table:table-cell table:style-name="TableCell030500">
            <text:p text:style-name="P147"><text:span text:style-name="T648">run </text:span><text:span text:style-name="T649">[arg1] [arg2] [...]</text:span><text:span text:style-name="T650"/></text:p>
          </table:table-cell>
          <table:table-cell table:style-name="TableCell030501">
            <text:p text:style-name="P147"><text:span text:style-name="T651">Run the currently loaded program with the given command line arguments</text:span><text:span text:style-name="T652"/></text:p>
          </table:table-cell>
        </table:table-row>
        <table:table-row table:style-name="TableRow0306">
          <table:table-cell table:style-name="TableCell030600">
            <text:p text:style-name="P149"><text:span text:style-name="T653">quit</text:span><text:span text:style-name="T654"/></text:p>
          </table:table-cell>
          <table:table-cell table:style-name="TableCell030601">
            <text:p text:style-name="P149"><text:span text:style-name="T655">Exit the debugger</text:span><text:span text:style-name="T656"/></text:p>
          </table:table-cell>
        </table:table-row>
        <table:table-row table:style-name="TableRow0307">
          <table:table-cell table:style-name="TableCell030700">
            <text:p text:style-name="P151"><text:span text:style-name="T657">file </text:span><text:span text:style-name="T658">exename</text:span><text:span text:style-name="T659"/></text:p>
          </table:table-cell>
          <table:table-cell table:style-name="TableCell030701">
            <text:p text:style-name="P151"><text:span text:style-name="T660">Load an executable file by name</text:span><text:span text:style-name="T661"/></text:p>
          </table:table-cell>
        </table:table-row>
        <table:table-row table:style-name="TableRow0308">
          <table:table-cell table:style-name="TableCell030800" table:number-columns-spanned="2">
            <text:p text:style-name="P154"><text:span text:style-name="T662">Breakpoints and Watchpoints</text:span><text:span text:style-name="T663"/></text:p>
          </table:table-cell>
          <table:covered-table-cell/>
        </table:table-row>
        <table:table-row table:style-name="TableRow0309">
          <table:table-cell table:style-name="TableCell030900">
            <text:p text:style-name="P157"><text:span text:style-name="T664">break </text:span><text:span text:style-name="T665">location</text:span><text:span text:style-name="T666"/></text:p>
          </table:table-cell>
          <table:table-cell table:style-name="TableCell030901">
            <text:p text:style-name="P157"><text:span text:style-name="T667">Set a breakpoint at a location, line number, or file (e.g. "main", "5", or "hello.c:23")</text:span><text:span text:style-name="T668"/></text:p>
          </table:table-cell>
        </table:table-row>
        <table:table-row table:style-name="TableRow0310">
          <table:table-cell table:style-name="TableCell031000">
            <text:p text:style-name="P159"><text:span text:style-name="T669">watch </text:span><text:span text:style-name="T670">expression</text:span><text:span text:style-name="T671"/></text:p>
          </table:table-cell>
          <table:table-cell table:style-name="TableCell031001">
            <text:p text:style-name="P159"><text:span text:style-name="T672">Break when a variable is written to</text:span><text:span text:style-name="T673"/></text:p>
          </table:table-cell>
        </table:table-row>
        <table:table-row table:style-name="TableRow0311">
          <table:table-cell table:style-name="TableCell031100">
            <text:p text:style-name="P161"><text:span text:style-name="T674">rwatch </text:span><text:span text:style-name="T675">expression</text:span><text:span text:style-name="T676"/></text:p>
          </table:table-cell>
          <table:table-cell table:style-name="TableCell031101">
            <text:p text:style-name="P161"><text:span text:style-name="T677">Break when a variable is read from</text:span><text:span text:style-name="T678"/></text:p>
          </table:table-cell>
        </table:table-row>
        <table:table-row table:style-name="TableRow0312">
          <table:table-cell table:style-name="TableCell031200">
            <text:p text:style-name="P163"><text:span text:style-name="T679">awatch </text:span><text:span text:style-name="T680">expression</text:span><text:span text:style-name="T681"/></text:p>
          </table:table-cell>
          <table:table-cell table:style-name="TableCell031201">
            <text:p text:style-name="P163"><text:span text:style-name="T682">Break when a variable is written to or read from</text:span><text:span text:style-name="T683"/></text:p>
          </table:table-cell>
        </table:table-row>
        <table:table-row table:style-name="TableRow0313">
          <table:table-cell table:style-name="TableCell031300">
            <text:p text:style-name="P165"><text:span text:style-name="T684">info break</text:span><text:span text:style-name="T685"/></text:p>
          </table:table-cell>
          <table:table-cell table:style-name="TableCell031301">
            <text:p text:style-name="P165"><text:span text:style-name="T686">Display breakpoint and watchpoint information and numbers</text:span><text:span text:style-name="T687"/></text:p>
          </table:table-cell>
        </table:table-row>
        <table:table-row table:style-name="TableRow0314">
          <table:table-cell table:style-name="TableCell031400">
            <text:p text:style-name="P167"><text:span text:style-name="T688">info watch</text:span><text:span text:style-name="T689"/></text:p>
          </table:table-cell>
          <table:table-cell table:style-name="TableCell031401">
            <text:p text:style-name="P167"><text:span text:style-name="T690">Same as </text:span><text:span text:style-name="T691">info break</text:span><text:span text:style-name="T692"/></text:p>
          </table:table-cell>
        </table:table-row>
        <table:table-row table:style-name="TableRow0315">
          <table:table-cell table:style-name="TableCell031500">
            <text:p text:style-name="P169"><text:span text:style-name="T693">clear </text:span><text:span text:style-name="T694">location</text:span><text:span text:style-name="T695"/></text:p>
          </table:table-cell>
          <table:table-cell table:style-name="TableCell031501">
            <text:p text:style-name="P169"><text:span text:style-name="T696">Clear a breakpoint from a location</text:span><text:span text:style-name="T697"/></text:p>
          </table:table-cell>
        </table:table-row>
        <table:table-row table:style-name="TableRow0316">
          <table:table-cell table:style-name="TableCell031600">
            <text:p text:style-name="P171"><text:span text:style-name="T698">delete </text:span><text:span text:style-name="T699">num</text:span><text:span text:style-name="T700"/></text:p>
          </table:table-cell>
          <table:table-cell table:style-name="TableCell031601">
            <text:p text:style-name="P171"><text:span text:style-name="T701">Delete a breakpoint or watchpoint by number</text:span><text:span text:style-name="T702"/></text:p>
          </table:table-cell>
        </table:table-row>
        <table:table-row table:style-name="TableRow0317">
          <table:table-cell table:style-name="TableCell031700" table:number-columns-spanned="2">
            <text:p text:style-name="P174"><text:span text:style-name="T703">Stepping and Running</text:span><text:span text:style-name="T704"/></text:p>
          </table:table-cell>
          <table:covered-table-cell/>
        </table:table-row>
        <table:table-row table:style-name="TableRow0318">
          <table:table-cell table:style-name="TableCell031800">
            <text:p text:style-name="P177"><text:span text:style-name="T705">next</text:span><text:span text:style-name="T706"/></text:p>
          </table:table-cell>
          <table:table-cell table:style-name="TableCell031801">
            <text:p text:style-name="P177"><text:span text:style-name="T707">Run to the next line of this function</text:span><text:span text:style-name="T708"/></text:p>
          </table:table-cell>
        </table:table-row>
        <table:table-row table:style-name="TableRow0319">
          <table:table-cell table:style-name="TableCell031900">
            <text:p text:style-name="P179"><text:span text:style-name="T709">step</text:span><text:span text:style-name="T710"/></text:p>
          </table:table-cell>
          <table:table-cell table:style-name="TableCell031901">
            <text:p text:style-name="P179"><text:span text:style-name="T711">Step into the function on this line, if possible</text:span><text:span text:style-name="T712"/></text:p>
          </table:table-cell>
        </table:table-row>
        <table:table-row table:style-name="TableRow0320">
          <table:table-cell table:style-name="TableCell032000">
            <text:p text:style-name="P181"><text:span text:style-name="T713">stepi</text:span><text:span text:style-name="T714"/></text:p>
          </table:table-cell>
          <table:table-cell table:style-name="TableCell032001">
            <text:p text:style-name="P181"><text:span text:style-name="T715">Step a single assembly instruction</text:span><text:span text:style-name="T716"/></text:p>
          </table:table-cell>
        </table:table-row>
        <table:table-row table:style-name="TableRow0321">
          <table:table-cell table:style-name="TableCell032100">
            <text:p text:style-name="P183"><text:span text:style-name="T717">continue</text:span><text:span text:style-name="T718"/></text:p>
          </table:table-cell>
          <table:table-cell table:style-name="TableCell032101">
            <text:p text:style-name="P183"><text:span text:style-name="T719">Keep running from here</text:span><text:span text:style-name="T720"/></text:p>
          </table:table-cell>
        </table:table-row>
        <table:table-row table:style-name="TableRow0322">
          <table:table-cell table:style-name="TableCell032200">
            <text:p text:style-name="P185"><text:span text:style-name="T721">CTRL-C</text:span><text:span text:style-name="T722"/></text:p>
          </table:table-cell>
          <table:table-cell table:style-name="TableCell032201">
            <text:p text:style-name="P185"><text:span text:style-name="T723">Stop running, wherever you are</text:span><text:span text:style-name="T724"/></text:p>
          </table:table-cell>
        </table:table-row>
        <table:table-row table:style-name="TableRow0323">
          <table:table-cell table:style-name="TableCell032300">
            <text:p text:style-name="P187"><text:span text:style-name="T725">finish</text:span><text:span text:style-name="T726"/></text:p>
          </table:table-cell>
          <table:table-cell table:style-name="TableCell032301">
            <text:p text:style-name="P187"><text:span text:style-name="T727">Run until the end of the current function</text:span><text:span text:style-name="T728"/></text:p>
          </table:table-cell>
        </table:table-row>
        <table:table-row table:style-name="TableRow0324">
          <table:table-cell table:style-name="TableCell032400">
            <text:p text:style-name="P189"><text:span text:style-name="T729">advance </text:span><text:span text:style-name="T730">location</text:span><text:span text:style-name="T731"/></text:p>
          </table:table-cell>
          <table:table-cell table:style-name="TableCell032401">
            <text:p text:style-name="P189"><text:span text:style-name="T732">Advance to a location, line number, or file (e.g. "somefunction", "5", or "hello.c:23")</text:span><text:span text:style-name="T733"/></text:p>
          </table:table-cell>
        </table:table-row>
        <table:table-row table:style-name="TableRow0325">
          <table:table-cell table:style-name="TableCell032500">
            <text:p text:style-name="P191"><text:span text:style-name="T734">jump </text:span><text:span text:style-name="T735">location</text:span><text:span text:style-name="T736"/></text:p>
          </table:table-cell>
          <table:table-cell table:style-name="TableCell032501">
            <text:p text:style-name="P191"><text:span text:style-name="T737">Just like </text:span><text:span text:style-name="T738">continue</text:span><text:span text:style-name="T739">, except jump to a particular location first.</text:span><text:span text:style-name="T740"/></text:p>
          </table:table-cell>
        </table:table-row>
        <table:table-row table:style-name="TableRow0326">
          <table:table-cell table:style-name="TableCell032600" table:number-columns-spanned="2">
            <text:p text:style-name="P194"><text:span text:style-name="T741">Examining and Modifying Variables</text:span><text:span text:style-name="T742"/></text:p>
          </table:table-cell>
          <table:covered-table-cell/>
        </table:table-row>
        <table:table-row table:style-name="TableRow0327">
          <table:table-cell table:style-name="TableCell032700">
            <text:p text:style-name="P197"><text:span text:style-name="T743">display </text:span><text:span text:style-name="T744">expression</text:span><text:span text:style-name="T745"/></text:p>
          </table:table-cell>
          <table:table-cell table:style-name="TableCell032701">
            <text:p text:style-name="P197"><text:span text:style-name="T746">Display the value of a variable or expression every step of the program—the expression must make sense in the current scope</text:span><text:span text:style-name="T747"/></text:p>
          </table:table-cell>
        </table:table-row>
        <table:table-row table:style-name="TableRow0328">
          <table:table-cell table:style-name="TableCell032800">
            <text:p text:style-name="P199"><text:span text:style-name="T748">info display</text:span><text:span text:style-name="T749"/></text:p>
          </table:table-cell>
          <table:table-cell table:style-name="TableCell032801">
            <text:p text:style-name="P199"><text:span text:style-name="T750">Show a list of expressions currently being displayed and their numbers</text:span><text:span text:style-name="T751"/></text:p>
          </table:table-cell>
        </table:table-row>
        <table:table-row table:style-name="TableRow0329">
          <table:table-cell table:style-name="TableCell032900">
            <text:p text:style-name="P201"><text:span text:style-name="T752">undisplay </text:span><text:span text:style-name="T753">num</text:span><text:span text:style-name="T754"/></text:p>
          </table:table-cell>
          <table:table-cell table:style-name="TableCell032901">
            <text:p text:style-name="P201"><text:span text:style-name="T755">Stop showing an expression identified by its number (see </text:span><text:span text:style-name="T756">info display</text:span><text:span text:style-name="T757">)</text:span><text:span text:style-name="T758"/></text:p>
          </table:table-cell>
        </table:table-row>
        <table:table-row table:style-name="TableRow0330">
          <table:table-cell table:style-name="TableCell033000">
            <text:p text:style-name="P203"><text:span text:style-name="T759">print </text:span><text:span text:style-name="T760">expression</text:span><text:span text:style-name="T761"/></text:p>
          </table:table-cell>
          <table:table-cell table:style-name="TableCell033001">
            <text:p text:style-name="P203"><text:span text:style-name="T762">Print the value of a variable or expression</text:span><text:span text:style-name="T763"/></text:p>
          </table:table-cell>
        </table:table-row>
        <table:table-row table:style-name="TableRow0331">
          <table:table-cell table:style-name="TableCell033100">
            <text:p text:style-name="P205"><text:span text:style-name="T764">printf </text:span><text:span text:style-name="T765">formatstr</text:span><text:span text:style-name="T766"> </text:span><text:span text:style-name="T767">expressionlist</text:span><text:span text:style-name="T768"/></text:p>
          </table:table-cell>
          <table:table-cell table:style-name="TableCell033101">
            <text:p text:style-name="P205"><text:span text:style-name="T769">Do some formatted output with</text:span><text:span text:style-name="T770">printf()</text:span><text:span text:style-name="T771"> e.g.</text:span><text:span text:style-name="T772">printf "i = %d, p = %s\n", i, p</text:span><text:span text:style-name="T773"/></text:p>
          </table:table-cell>
        </table:table-row>
        <table:table-row table:style-name="TableRow0332">
          <table:table-cell table:style-name="TableCell033200">
            <text:p text:style-name="P207"><text:span text:style-name="T774">set variable </text:span><text:span text:style-name="T775">expression</text:span><text:span text:style-name="T776"/></text:p>
          </table:table-cell>
          <table:table-cell table:style-name="TableCell033201">
            <text:p text:style-name="P207"><text:span text:style-name="T777">Set a variable to value, e.g.</text:span><text:span text:style-name="T778">set variable x=20</text:span><text:span text:style-name="T779"/></text:p>
          </table:table-cell>
        </table:table-row>
        <table:table-row table:style-name="TableRow0333">
          <table:table-cell table:style-name="TableCell033300">
            <text:p text:style-name="P209"><text:span text:style-name="T780">set (</text:span><text:span text:style-name="T781">expression</text:span><text:span text:style-name="T782">)</text:span><text:span text:style-name="T783"/></text:p>
          </table:table-cell>
          <table:table-cell table:style-name="TableCell033301">
            <text:p text:style-name="P209"><text:span text:style-name="T784">Works like </text:span><text:span text:style-name="T785">set variable</text:span><text:span text:style-name="T786"/></text:p>
          </table:table-cell>
        </table:table-row>
        <table:table-row table:style-name="TableRow0334">
          <table:table-cell table:style-name="TableCell033400" table:number-columns-spanned="2">
            <text:p text:style-name="P212"><text:span text:style-name="T787">Window Commands</text:span><text:span text:style-name="T788"/></text:p>
          </table:table-cell>
          <table:covered-table-cell/>
        </table:table-row>
        <table:table-row table:style-name="TableRow0335">
          <table:table-cell table:style-name="TableCell033500">
            <text:p text:style-name="P215"><text:span text:style-name="T789">info win</text:span><text:span text:style-name="T790"/></text:p>
          </table:table-cell>
          <table:table-cell table:style-name="TableCell033501">
            <text:p text:style-name="P215"><text:span text:style-name="T791">Shows current window info</text:span><text:span text:style-name="T792"/></text:p>
          </table:table-cell>
        </table:table-row>
        <table:table-row table:style-name="TableRow0336">
          <table:table-cell table:style-name="TableCell033600">
            <text:p text:style-name="P217"><text:span text:style-name="T793">focus </text:span><text:span text:style-name="T794">winname</text:span><text:span text:style-name="T795"/></text:p>
          </table:table-cell>
          <table:table-cell table:style-name="TableCell033601">
            <text:p text:style-name="P217"><text:span text:style-name="T796">Set focus to a particular window bby name ("SRC", "CMD", "ASM", or "REG") or by position ("next"or "prev")</text:span><text:span text:style-name="T797"/></text:p>
          </table:table-cell>
        </table:table-row>
        <table:table-row table:style-name="TableRow0337">
          <table:table-cell table:style-name="TableCell033700">
            <text:p text:style-name="P219"><text:span text:style-name="T798">fs</text:span><text:span text:style-name="T799"/></text:p>
          </table:table-cell>
          <table:table-cell table:style-name="TableCell033701">
            <text:p text:style-name="P219"><text:span text:style-name="T800">Alias for </text:span><text:span text:style-name="T801">focus</text:span><text:span text:style-name="T802"/></text:p>
          </table:table-cell>
        </table:table-row>
        <table:table-row table:style-name="TableRow0338">
          <table:table-cell table:style-name="TableCell033800">
            <text:p text:style-name="P221"><text:span text:style-name="T803">layout </text:span><text:span text:style-name="T804">type</text:span><text:span text:style-name="T805"/></text:p>
          </table:table-cell>
          <table:table-cell table:style-name="TableCell033801">
            <text:p text:style-name="P221"><text:span text:style-name="T806">Set the window layout ("src", "asm", "split", or "reg")</text:span><text:span text:style-name="T807"/></text:p>
          </table:table-cell>
        </table:table-row>
        <table:table-row table:style-name="TableRow0339">
          <table:table-cell table:style-name="TableCell033900">
            <text:p text:style-name="P223"><text:span text:style-name="T808">tui reg </text:span><text:span text:style-name="T809">type</text:span><text:span text:style-name="T810"/></text:p>
          </table:table-cell>
          <table:table-cell table:style-name="TableCell033901">
            <text:p text:style-name="P223"><text:span text:style-name="T811">Set the register window layout ("general", "float", "system", or "next")</text:span><text:span text:style-name="T812"/></text:p>
          </table:table-cell>
        </table:table-row>
        <table:table-row table:style-name="TableRow0340">
          <table:table-cell table:style-name="TableCell034000">
            <text:p text:style-name="P225"><text:span text:style-name="T813">winheight </text:span><text:span text:style-name="T814">val</text:span><text:span text:style-name="T815"/></text:p>
          </table:table-cell>
          <table:table-cell table:style-name="TableCell034001">
            <text:p text:style-name="P225"><text:span text:style-name="T816">Set the window height (either an absolute value, or a relative value prefaced with "+"or "-")</text:span><text:span text:style-name="T817"/></text:p>
          </table:table-cell>
        </table:table-row>
        <table:table-row table:style-name="TableRow0341">
          <table:table-cell table:style-name="TableCell034100">
            <text:p text:style-name="P227"><text:span text:style-name="T818">wh</text:span><text:span text:style-name="T819"/></text:p>
          </table:table-cell>
          <table:table-cell table:style-name="TableCell034101">
            <text:p text:style-name="P227"><text:span text:style-name="T820">Alias for </text:span><text:span text:style-name="T821">winheight</text:span><text:span text:style-name="T822"/></text:p>
          </table:table-cell>
        </table:table-row>
        <table:table-row table:style-name="TableRow0342">
          <table:table-cell table:style-name="TableCell034200">
            <text:p text:style-name="P229"><text:span text:style-name="T823">set disassembly-flavor </text:span><text:span text:style-name="T824">flavor</text:span><text:span text:style-name="T825"/></text:p>
          </table:table-cell>
          <table:table-cell table:style-name="TableCell034201">
            <text:p text:style-name="P229"><text:span text:style-name="T826">Set the look-and-feel of the disassembly. On Intel machines, valid flavors are </text:span><text:span text:style-name="T827">intel</text:span><text:span text:style-name="T828"> and </text:span><text:span text:style-name="T829">att</text:span><text:span text:style-name="T830"/></text:p>
          </table:table-cell>
        </table:table-row>
        <table:table-row table:style-name="TableRow0343">
          <table:table-cell table:style-name="TableCell034300" table:number-columns-spanned="2">
            <text:p text:style-name="P232"><text:span text:style-name="T831">Misc Commands</text:span><text:span text:style-name="T832"/></text:p>
          </table:table-cell>
          <table:covered-table-cell/>
        </table:table-row>
        <table:table-row table:style-name="TableRow0344">
          <table:table-cell table:style-name="TableCell034400">
            <text:p text:style-name="P235"><text:span text:style-name="T833">RETURN</text:span><text:span text:style-name="T834"/></text:p>
          </table:table-cell>
          <table:table-cell table:style-name="TableCell034401">
            <text:p text:style-name="P235"><text:span text:style-name="T835">Hit RETURN to repeat the last command</text:span><text:span text:style-name="T836"/></text:p>
          </table:table-cell>
        </table:table-row>
        <table:table-row table:style-name="TableRow0345">
          <table:table-cell table:style-name="TableCell034500">
            <text:p text:style-name="P237"><text:span text:style-name="T837">backtrace</text:span><text:span text:style-name="T838"/></text:p>
          </table:table-cell>
          <table:table-cell table:style-name="TableCell034501">
            <text:p text:style-name="P237"><text:span text:style-name="T839">Show the current stack</text:span><text:span text:style-name="T840"/></text:p>
          </table:table-cell>
        </table:table-row>
        <table:table-row table:style-name="TableRow0346">
          <table:table-cell table:style-name="TableCell034600">
            <text:p text:style-name="P239"><text:span text:style-name="T841">bt</text:span><text:span text:style-name="T842"/></text:p>
          </table:table-cell>
          <table:table-cell table:style-name="TableCell034601">
            <text:p text:style-name="P239"><text:span text:style-name="T843">Alias for </text:span><text:span text:style-name="T844">backtrace</text:span><text:span text:style-name="T845"/></text:p>
          </table:table-cell>
        </table:table-row>
        <table:table-row table:style-name="TableRow0347">
          <table:table-cell table:style-name="TableCell034700">
            <text:p text:style-name="P241"><text:span text:style-name="T846">attach </text:span><text:span text:style-name="T847">pid</text:span><text:span text:style-name="T848"/></text:p>
          </table:table-cell>
          <table:table-cell table:style-name="TableCell034701">
            <text:p text:style-name="P241"><text:span text:style-name="T849">Attach to an already-running process by its PID</text:span><text:span text:style-name="T850"/></text:p>
          </table:table-cell>
        </table:table-row>
        <table:table-row table:style-name="TableRow0348">
          <table:table-cell table:style-name="TableCell034800">
            <text:p text:style-name="P243"><text:span text:style-name="T851">info registers</text:span><text:span text:style-name="T852"/></text:p>
          </table:table-cell>
          <table:table-cell table:style-name="TableCell034801">
            <text:p text:style-name="P243"><text:span text:style-name="T853">Dump integer registers to screen</text:span><text:span text:style-name="T854"/></text:p>
          </table:table-cell>
        </table:table-row>
        <table:table-row table:style-name="TableRow0349">
          <table:table-cell table:style-name="TableCell034900">
            <text:p text:style-name="P245"><text:span text:style-name="T855">info all-registers</text:span><text:span text:style-name="T856"/></text:p>
          </table:table-cell>
          <table:table-cell table:style-name="TableCell034901">
            <text:p text:style-name="P245"><text:span text:style-name="T857">Dump all registers to screen</text:span><text:span text:style-name="T858"/></text:p>
          </table:table-cell>
        </table:table-row>
      </table:table>
      <text:p text:style-name="P247"><text:span text:style-name="T858"/></text:p>
      <text:p text:style-name="P248"><text:span text:style-name="T859">Copyright 2009 Brian "Beej Jorgensen" Hall &lt;</text:span><text:a xlink:href="mailto:beej@beej.us"><text:span text:style-name="T861">beej@beej.us</text:span></text:a><text:span text:style-name="T862">&gt;</text:span></text:p>
      <text:p text:style-name="P249"><text:span text:style-name="T8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